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99.8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sma_m</text:p>
          </table:table-cell>
          <table:table-cell office:value-type="string" calcext:value-type="string">
            <text:p>sma_n</text:p>
          </table:table-cell>
          <table:table-cell office:value-type="string" calcext:value-type="string">
            <text:p>macd</text:p>
          </table:table-cell>
          <table:table-cell office:value-type="string" calcext:value-type="string">
            <text:p>ema_m</text:p>
          </table:table-cell>
          <table:table-cell office:value-type="string" calcext:value-type="string">
            <text:p>ema_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ema12</text:p>
          </table:table-cell>
          <table:table-cell office:value-type="string" calcext:value-type="string">
            <text:p>ema26</text:p>
          </table:table-cell>
          <table:table-cell office:value-type="string" calcext:value-type="string">
            <text:p>check12</text:p>
          </table:table-cell>
          <table:table-cell office:value-type="string" calcext:value-type="string">
            <text:p>check26</text:p>
          </table:table-cell>
          <table:table-cell office:value-type="string" calcext:value-type="string">
            <text:p>macd</text:p>
          </table:table-cell>
          <table:table-cell office:value-type="string" calcext:value-type="string">
            <text:p>macd check</text:p>
          </table:table-cell>
          <table:table-cell office:value-type="string" calcext:value-type="string">
            <text:p>9day macd ema</text:p>
          </table:table-cell>
          <table:table-cell office:value-type="string" calcext:value-type="string">
            <text:p>signal check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Macd-sig check</text:p>
          </table:table-cell>
        </table:table-row>
        <table:table-row table:style-name="ro1">
          <table:table-cell office:value-type="string" calcext:value-type="string">
            <text:p>2000-04-10T04:00:00Z</text:p>
          </table:table-cell>
          <table:table-cell office:value-type="float" office:value="111.2" calcext:value-type="float">
            <text:p>111.2</text:p>
          </table:table-cell>
          <table:table-cell office:value-type="float" office:value="113" calcext:value-type="float">
            <text:p>113</text:p>
          </table:table-cell>
          <table:table-cell office:value-type="float" office:value="110.9" calcext:value-type="float">
            <text:p>110.9</text:p>
          </table:table-cell>
          <table:table-cell office:value-type="float" office:value="112.1" calcext:value-type="float">
            <text:p>112.1</text:p>
          </table:table-cell>
          <table:table-cell office:value-type="float" office:value="1833500" calcext:value-type="float">
            <text:p>183350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0-04-11T04:00:00Z</text:p>
          </table:table-cell>
          <table:table-cell office:value-type="float" office:value="112.3" calcext:value-type="float">
            <text:p>112.3</text:p>
          </table:table-cell>
          <table:table-cell office:value-type="float" office:value="113.7" calcext:value-type="float">
            <text:p>113.7</text:p>
          </table:table-cell>
          <table:table-cell office:value-type="float" office:value="110.8" calcext:value-type="float">
            <text:p>110.8</text:p>
          </table:table-cell>
          <table:table-cell office:value-type="float" office:value="113.3" calcext:value-type="float">
            <text:p>113.3</text:p>
          </table:table-cell>
          <table:table-cell office:value-type="float" office:value="3624800" calcext:value-type="float">
            <text:p>362480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0-04-12T04:00:00Z</text:p>
          </table:table-cell>
          <table:table-cell office:value-type="float" office:value="113.9" calcext:value-type="float">
            <text:p>113.9</text:p>
          </table:table-cell>
          <table:table-cell office:value-type="float" office:value="114.5" calcext:value-type="float">
            <text:p>114.5</text:p>
          </table:table-cell>
          <table:table-cell table:number-columns-repeated="2" office:value-type="float" office:value="110.5" calcext:value-type="float">
            <text:p>110.5</text:p>
          </table:table-cell>
          <table:table-cell office:value-type="float" office:value="3620700" calcext:value-type="float">
            <text:p>362070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0-04-13T04:00:00Z</text:p>
          </table:table-cell>
          <table:table-cell office:value-type="float" office:value="111.4" calcext:value-type="float">
            <text:p>111.4</text:p>
          </table:table-cell>
          <table:table-cell office:value-type="float" office:value="111.6" calcext:value-type="float">
            <text:p>111.6</text:p>
          </table:table-cell>
          <table:table-cell office:value-type="float" office:value="108.8" calcext:value-type="float">
            <text:p>108.8</text:p>
          </table:table-cell>
          <table:table-cell office:value-type="float" office:value="109" calcext:value-type="float">
            <text:p>109</text:p>
          </table:table-cell>
          <table:table-cell office:value-type="float" office:value="4333100" calcext:value-type="float">
            <text:p>433310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0-04-14T04:00:00Z</text:p>
          </table:table-cell>
          <table:table-cell office:value-type="float" office:value="107.4" calcext:value-type="float">
            <text:p>107.4</text:p>
          </table:table-cell>
          <table:table-cell office:value-type="float" office:value="108.3" calcext:value-type="float">
            <text:p>108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5" calcext:value-type="float">
            <text:p>102.5</text:p>
          </table:table-cell>
          <table:table-cell office:value-type="float" office:value="4518600" calcext:value-type="float">
            <text:p>451860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0-04-17T04:00:00Z</text:p>
          </table:table-cell>
          <table:table-cell office:value-type="float" office:value="102.9" calcext:value-type="float">
            <text:p>102.9</text:p>
          </table:table-cell>
          <table:table-cell office:value-type="float" office:value="106" calcext:value-type="float">
            <text:p>106</text:p>
          </table:table-cell>
          <table:table-cell office:value-type="float" office:value="102.3" calcext:value-type="float">
            <text:p>102.3</text:p>
          </table:table-cell>
          <table:table-cell office:value-type="float" office:value="106" calcext:value-type="float">
            <text:p>106</text:p>
          </table:table-cell>
          <table:table-cell office:value-type="float" office:value="5978400" calcext:value-type="float">
            <text:p>597840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0-04-18T04:00:00Z</text:p>
          </table:table-cell>
          <table:table-cell office:value-type="float" office:value="106.5" calcext:value-type="float">
            <text:p>106.5</text:p>
          </table:table-cell>
          <table:table-cell office:value-type="float" office:value="107.8" calcext:value-type="float">
            <text:p>107.8</text:p>
          </table:table-cell>
          <table:table-cell office:value-type="float" office:value="105.9" calcext:value-type="float">
            <text:p>105.9</text:p>
          </table:table-cell>
          <table:table-cell office:value-type="float" office:value="107.1" calcext:value-type="float">
            <text:p>107.1</text:p>
          </table:table-cell>
          <table:table-cell office:value-type="float" office:value="1576900" calcext:value-type="float">
            <text:p>157690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0-04-19T04:00:00Z</text:p>
          </table:table-cell>
          <table:table-cell office:value-type="float" office:value="107.4" calcext:value-type="float">
            <text:p>107.4</text:p>
          </table:table-cell>
          <table:table-cell office:value-type="float" office:value="108.1" calcext:value-type="float">
            <text:p>108.1</text:p>
          </table:table-cell>
          <table:table-cell office:value-type="float" office:value="106.3" calcext:value-type="float">
            <text:p>106.3</text:p>
          </table:table-cell>
          <table:table-cell office:value-type="float" office:value="106.8" calcext:value-type="float">
            <text:p>106.8</text:p>
          </table:table-cell>
          <table:table-cell office:value-type="float" office:value="1536500" calcext:value-type="float">
            <text:p>153650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0-04-20T04:00:00Z</text:p>
          </table:table-cell>
          <table:table-cell office:value-type="float" office:value="107.1" calcext:value-type="float">
            <text:p>107.1</text:p>
          </table:table-cell>
          <table:table-cell office:value-type="float" office:value="108.8" calcext:value-type="float">
            <text:p>108.8</text:p>
          </table:table-cell>
          <table:table-cell office:value-type="float" office:value="106.8" calcext:value-type="float">
            <text:p>106.8</text:p>
          </table:table-cell>
          <table:table-cell office:value-type="float" office:value="108.8" calcext:value-type="float">
            <text:p>108.8</text:p>
          </table:table-cell>
          <table:table-cell office:value-type="float" office:value="1886300" calcext:value-type="float">
            <text:p>188630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0-04-24T04:00:00Z</text:p>
          </table:table-cell>
          <table:table-cell office:value-type="float" office:value="107" calcext:value-type="float">
            <text:p>107</text:p>
          </table:table-cell>
          <table:table-cell office:value-type="float" office:value="109.3" calcext:value-type="float">
            <text:p>109.3</text:p>
          </table:table-cell>
          <table:table-cell office:value-type="float" office:value="106.8" calcext:value-type="float">
            <text:p>106.8</text:p>
          </table:table-cell>
          <table:table-cell office:value-type="float" office:value="108.9" calcext:value-type="float">
            <text:p>108.9</text:p>
          </table:table-cell>
          <table:table-cell office:value-type="float" office:value="1714200" calcext:value-type="float">
            <text:p>171420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0-04-25T04:00:00Z</text:p>
          </table:table-cell>
          <table:table-cell office:value-type="float" office:value="109.7" calcext:value-type="float">
            <text:p>109.7</text:p>
          </table:table-cell>
          <table:table-cell office:value-type="float" office:value="111.6" calcext:value-type="float">
            <text:p>111.6</text:p>
          </table:table-cell>
          <table:table-cell office:value-type="float" office:value="108.8" calcext:value-type="float">
            <text:p>108.8</text:p>
          </table:table-cell>
          <table:table-cell office:value-type="float" office:value="111.3" calcext:value-type="float">
            <text:p>111.3</text:p>
          </table:table-cell>
          <table:table-cell office:value-type="float" office:value="2798800" calcext:value-type="float">
            <text:p>279880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0-04-26T04:00:00Z</text:p>
          </table:table-cell>
          <table:table-cell table:number-columns-repeated="2" office:value-type="float" office:value="111.6" calcext:value-type="float">
            <text:p>111.6</text:p>
          </table:table-cell>
          <table:table-cell office:value-type="float" office:value="108.9" calcext:value-type="float">
            <text:p>108.9</text:p>
          </table:table-cell>
          <table:table-cell office:value-type="float" office:value="109" calcext:value-type="float">
            <text:p>109</text:p>
          </table:table-cell>
          <table:table-cell office:value-type="float" office:value="2051700" calcext:value-type="float">
            <text:p>20517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08.775" calcext:value-type="float">
            <text:p>108.775</text:p>
          </table:table-cell>
          <table:table-cell table:number-columns-repeated="3" office:value-type="string" calcext:value-type="string">
            <text:p>NA</text:p>
          </table:table-cell>
          <table:table-cell table:formula="of:=AVERAGE([.E2:.E13])" office:value-type="float" office:value="108.775" calcext:value-type="float">
            <text:p>108.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00-04-27T04:00:00Z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5" calcext:value-type="float">
            <text:p>109.5</text:p>
          </table:table-cell>
          <table:table-cell office:value-type="float" office:value="107.1" calcext:value-type="float">
            <text:p>107.1</text:p>
          </table:table-cell>
          <table:table-cell office:value-type="float" office:value="108.4" calcext:value-type="float">
            <text:p>108.4</text:p>
          </table:table-cell>
          <table:table-cell office:value-type="float" office:value="1656700" calcext:value-type="float">
            <text:p>1656700</text:p>
          </table:table-cell>
          <table:table-cell office:value-type="float" office:value="108.775" calcext:value-type="float">
            <text:p>108.7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8.717307692308" calcext:value-type="float">
            <text:p>108.717307692308</text:p>
          </table:table-cell>
          <table:table-cell table:number-columns-repeated="3" office:value-type="string" calcext:value-type="string">
            <text:p>NA</text:p>
          </table:table-cell>
          <table:table-cell table:formula="of:=2/13*([.E14])+(1-2/13)*[.G14]" office:value-type="float" office:value="108.717307692308" calcext:value-type="float">
            <text:p>108.717307692308</text:p>
          </table:table-cell>
          <table:table-cell/>
          <table:table-cell table:formula="of:=IF([.J14]=[.N14]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00-04-28T04:00:00Z</text:p>
          </table:table-cell>
          <table:table-cell office:value-type="float" office:value="109.4" calcext:value-type="float">
            <text:p>109.4</text:p>
          </table:table-cell>
          <table:table-cell office:value-type="float" office:value="109.5" calcext:value-type="float">
            <text:p>109.5</text:p>
          </table:table-cell>
          <table:table-cell office:value-type="float" office:value="107" calcext:value-type="float">
            <text:p>1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66000" calcext:value-type="float">
            <text:p>1166000</text:p>
          </table:table-cell>
          <table:table-cell office:value-type="float" office:value="108.466666666667" calcext:value-type="float">
            <text:p>108.4666666666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8.545414201183" calcext:value-type="float">
            <text:p>108.545414201183</text:p>
          </table:table-cell>
          <table:table-cell table:number-columns-repeated="3" office:value-type="string" calcext:value-type="string">
            <text:p>NA</text:p>
          </table:table-cell>
          <table:table-cell table:formula="of:=2/13*([.E15])+(1-2/13)*[.N14]" office:value-type="float" office:value="108.545414201183" calcext:value-type="float">
            <text:p>108.545414201183</text:p>
          </table:table-cell>
          <table:table-cell/>
          <table:table-cell table:formula="of:=IF([.J15]=[.N15]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00-05-01T04:00:00Z</text:p>
          </table:table-cell>
          <table:table-cell office:value-type="float" office:value="108" calcext:value-type="float">
            <text:p>108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2" calcext:value-type="float">
            <text:p>107.2</text:p>
          </table:table-cell>
          <table:table-cell office:value-type="float" office:value="108.1" calcext:value-type="float">
            <text:p>108.1</text:p>
          </table:table-cell>
          <table:table-cell office:value-type="float" office:value="1385800" calcext:value-type="float">
            <text:p>1385800</text:p>
          </table:table-cell>
          <table:table-cell office:value-type="float" office:value="107.991666666667" calcext:value-type="float">
            <text:p>107.9916666666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8.476888939463" calcext:value-type="float">
            <text:p>108.476888939463</text:p>
          </table:table-cell>
          <table:table-cell table:number-columns-repeated="3" office:value-type="string" calcext:value-type="string">
            <text:p>NA</text:p>
          </table:table-cell>
          <table:table-cell table:formula="of:=2/13*([.E16])+(1-2/13)*[.N15]" office:value-type="float" office:value="108.476888939463" calcext:value-type="float">
            <text:p>108.476888939463</text:p>
          </table:table-cell>
          <table:table-cell/>
          <table:table-cell table:formula="of:=IF([.J16]=[.N16]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00-05-02T04:00:00Z</text:p>
          </table:table-cell>
          <table:table-cell office:value-type="float" office:value="107.5" calcext:value-type="float">
            <text:p>107.5</text:p>
          </table:table-cell>
          <table:table-cell office:value-type="float" office:value="108.2" calcext:value-type="float">
            <text:p>108.2</text:p>
          </table:table-cell>
          <table:table-cell office:value-type="float" office:value="106.8" calcext:value-type="float">
            <text:p>106.8</text:p>
          </table:table-cell>
          <table:table-cell office:value-type="float" office:value="107.1" calcext:value-type="float">
            <text:p>107.1</text:p>
          </table:table-cell>
          <table:table-cell office:value-type="float" office:value="705000" calcext:value-type="float">
            <text:p>705000</text:p>
          </table:table-cell>
          <table:table-cell office:value-type="float" office:value="107.791666666667" calcext:value-type="float">
            <text:p>107.7916666666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8.265059871853" calcext:value-type="float">
            <text:p>108.265059871853</text:p>
          </table:table-cell>
          <table:table-cell table:number-columns-repeated="3" office:value-type="string" calcext:value-type="string">
            <text:p>NA</text:p>
          </table:table-cell>
          <table:table-cell table:formula="of:=2/13*([.E17])+(1-2/13)*[.N16]" office:value-type="float" office:value="108.265059871853" calcext:value-type="float">
            <text:p>108.265059871853</text:p>
          </table:table-cell>
          <table:table-cell/>
          <table:table-cell table:formula="of:=IF([.J17]=[.N17]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00-05-03T04:00:00Z</text:p>
          </table:table-cell>
          <table:table-cell office:value-type="float" office:value="106.5" calcext:value-type="float">
            <text:p>106.5</text:p>
          </table:table-cell>
          <table:table-cell office:value-type="float" office:value="106.7" calcext:value-type="float">
            <text:p>106.7</text:p>
          </table:table-cell>
          <table:table-cell office:value-type="float" office:value="103.8" calcext:value-type="float">
            <text:p>103.8</text:p>
          </table:table-cell>
          <table:table-cell office:value-type="float" office:value="104.8" calcext:value-type="float">
            <text:p>104.8</text:p>
          </table:table-cell>
          <table:table-cell office:value-type="float" office:value="2333500" calcext:value-type="float">
            <text:p>2333500</text:p>
          </table:table-cell>
          <table:table-cell office:value-type="float" office:value="107.633333333333" calcext:value-type="float">
            <text:p>107.6333333333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7.731973737722" calcext:value-type="float">
            <text:p>107.731973737722</text:p>
          </table:table-cell>
          <table:table-cell table:number-columns-repeated="3" office:value-type="string" calcext:value-type="string">
            <text:p>NA</text:p>
          </table:table-cell>
          <table:table-cell table:formula="of:=2/13*([.E18])+(1-2/13)*[.N17]" office:value-type="float" office:value="107.731973737722" calcext:value-type="float">
            <text:p>107.731973737722</text:p>
          </table:table-cell>
          <table:table-cell/>
          <table:table-cell table:formula="of:=IF([.J18]=[.N18]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00-05-04T04:00:00Z</text:p>
          </table:table-cell>
          <table:table-cell table:number-columns-repeated="2" office:value-type="float" office:value="105.3" calcext:value-type="float">
            <text:p>105.3</text:p>
          </table:table-cell>
          <table:table-cell office:value-type="float" office:value="103.8" calcext:value-type="float">
            <text:p>103.8</text:p>
          </table:table-cell>
          <table:table-cell office:value-type="float" office:value="104.3" calcext:value-type="float">
            <text:p>104.3</text:p>
          </table:table-cell>
          <table:table-cell office:value-type="float" office:value="1154900" calcext:value-type="float">
            <text:p>1154900</text:p>
          </table:table-cell>
          <table:table-cell office:value-type="float" office:value="107.825" calcext:value-type="float">
            <text:p>107.8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7.203977778072" calcext:value-type="float">
            <text:p>107.203977778072</text:p>
          </table:table-cell>
          <table:table-cell table:number-columns-repeated="3" office:value-type="string" calcext:value-type="string">
            <text:p>NA</text:p>
          </table:table-cell>
          <table:table-cell table:formula="of:=2/13*([.E19])+(1-2/13)*[.N18]" office:value-type="float" office:value="107.203977778072" calcext:value-type="float">
            <text:p>107.203977778072</text:p>
          </table:table-cell>
          <table:table-cell/>
          <table:table-cell table:formula="of:=IF([.J19]=[.N19]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00-05-05T04:00:00Z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9" calcext:value-type="float">
            <text:p>105.9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8" calcext:value-type="float">
            <text:p>105.8</text:p>
          </table:table-cell>
          <table:table-cell office:value-type="float" office:value="1352100" calcext:value-type="float">
            <text:p>1352100</text:p>
          </table:table-cell>
          <table:table-cell office:value-type="float" office:value="107.683333333333" calcext:value-type="float">
            <text:p>107.6833333333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.987981196831" calcext:value-type="float">
            <text:p>106.987981196831</text:p>
          </table:table-cell>
          <table:table-cell table:number-columns-repeated="3" office:value-type="string" calcext:value-type="string">
            <text:p>NA</text:p>
          </table:table-cell>
          <table:table-cell table:formula="of:=2/13*([.E20])+(1-2/13)*[.N19]" office:value-type="float" office:value="106.987981196831" calcext:value-type="float">
            <text:p>106.987981196831</text:p>
          </table:table-cell>
          <table:table-cell/>
          <table:table-cell table:formula="of:=IF([.J20]=[.N20]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00-05-08T04:00:00Z</text:p>
          </table:table-cell>
          <table:table-cell office:value-type="float" office:value="105.3" calcext:value-type="float">
            <text:p>105.3</text:p>
          </table:table-cell>
          <table:table-cell office:value-type="float" office:value="106.4" calcext:value-type="float">
            <text:p>106.4</text:p>
          </table:table-cell>
          <table:table-cell office:value-type="float" office:value="105" calcext:value-type="float">
            <text:p>105</text:p>
          </table:table-cell>
          <table:table-cell office:value-type="float" office:value="105.9" calcext:value-type="float">
            <text:p>105.9</text:p>
          </table:table-cell>
          <table:table-cell office:value-type="float" office:value="665500" calcext:value-type="float">
            <text:p>665500</text:p>
          </table:table-cell>
          <table:table-cell office:value-type="float" office:value="107.575" calcext:value-type="float">
            <text:p>107.5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.820599474241" calcext:value-type="float">
            <text:p>106.820599474241</text:p>
          </table:table-cell>
          <table:table-cell table:number-columns-repeated="3" office:value-type="string" calcext:value-type="string">
            <text:p>NA</text:p>
          </table:table-cell>
          <table:table-cell table:formula="of:=2/13*([.E21])+(1-2/13)*[.N20]" office:value-type="float" office:value="106.820599474241" calcext:value-type="float">
            <text:p>106.820599474241</text:p>
          </table:table-cell>
          <table:table-cell/>
          <table:table-cell table:formula="of:=IF([.J21]=[.N21]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00-05-09T04:00:00Z</text:p>
          </table:table-cell>
          <table:table-cell office:value-type="float" office:value="106.1" calcext:value-type="float">
            <text:p>106.1</text:p>
          </table:table-cell>
          <table:table-cell office:value-type="float" office:value="106.9" calcext:value-type="float">
            <text:p>106.9</text:p>
          </table:table-cell>
          <table:table-cell office:value-type="float" office:value="105" calcext:value-type="float">
            <text:p>105</text:p>
          </table:table-cell>
          <table:table-cell office:value-type="float" office:value="105.4" calcext:value-type="float">
            <text:p>105.4</text:p>
          </table:table-cell>
          <table:table-cell office:value-type="float" office:value="1194600" calcext:value-type="float">
            <text:p>1194600</text:p>
          </table:table-cell>
          <table:table-cell office:value-type="float" office:value="107.5" calcext:value-type="float">
            <text:p>107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.602045708973" calcext:value-type="float">
            <text:p>106.602045708973</text:p>
          </table:table-cell>
          <table:table-cell table:number-columns-repeated="3" office:value-type="string" calcext:value-type="string">
            <text:p>NA</text:p>
          </table:table-cell>
          <table:table-cell table:formula="of:=2/13*([.E22])+(1-2/13)*[.N21]" office:value-type="float" office:value="106.602045708973" calcext:value-type="float">
            <text:p>106.602045708973</text:p>
          </table:table-cell>
          <table:table-cell/>
          <table:table-cell table:formula="of:=IF([.J22]=[.N22]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00-05-10T04:00:00Z</text:p>
          </table:table-cell>
          <table:table-cell office:value-type="float" office:value="104.5" calcext:value-type="float">
            <text:p>104.5</text:p>
          </table:table-cell>
          <table:table-cell office:value-type="float" office:value="105.1" calcext:value-type="float">
            <text:p>105.1</text:p>
          </table:table-cell>
          <table:table-cell office:value-type="float" office:value="102.6" calcext:value-type="float">
            <text:p>102.6</text:p>
          </table:table-cell>
          <table:table-cell office:value-type="float" office:value="103.3" calcext:value-type="float">
            <text:p>103.3</text:p>
          </table:table-cell>
          <table:table-cell office:value-type="float" office:value="1832600" calcext:value-type="float">
            <text:p>1832600</text:p>
          </table:table-cell>
          <table:table-cell office:value-type="float" office:value="107.216666666667" calcext:value-type="float">
            <text:p>107.2166666666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.094038676824" calcext:value-type="float">
            <text:p>106.094038676824</text:p>
          </table:table-cell>
          <table:table-cell table:number-columns-repeated="3" office:value-type="string" calcext:value-type="string">
            <text:p>NA</text:p>
          </table:table-cell>
          <table:table-cell table:formula="of:=2/13*([.E23])+(1-2/13)*[.N22]" office:value-type="float" office:value="106.094038676824" calcext:value-type="float">
            <text:p>106.094038676824</text:p>
          </table:table-cell>
          <table:table-cell/>
          <table:table-cell table:formula="of:=IF([.J23]=[.N23]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00-05-11T04:00:00Z</text:p>
          </table:table-cell>
          <table:table-cell office:value-type="float" office:value="104" calcext:value-type="float">
            <text:p>104</text:p>
          </table:table-cell>
          <table:table-cell office:value-type="float" office:value="105.9" calcext:value-type="float">
            <text:p>105.9</text:p>
          </table:table-cell>
          <table:table-cell office:value-type="float" office:value="103.9" calcext:value-type="float">
            <text:p>103.9</text:p>
          </table:table-cell>
          <table:table-cell office:value-type="float" office:value="105.8" calcext:value-type="float">
            <text:p>105.8</text:p>
          </table:table-cell>
          <table:table-cell office:value-type="float" office:value="1342700" calcext:value-type="float">
            <text:p>1342700</text:p>
          </table:table-cell>
          <table:table-cell office:value-type="float" office:value="106.75" calcext:value-type="float">
            <text:p>106.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.048801957312" calcext:value-type="float">
            <text:p>106.048801957312</text:p>
          </table:table-cell>
          <table:table-cell table:number-columns-repeated="3" office:value-type="string" calcext:value-type="string">
            <text:p>NA</text:p>
          </table:table-cell>
          <table:table-cell table:formula="of:=2/13*([.E24])+(1-2/13)*[.N23]" office:value-type="float" office:value="106.048801957312" calcext:value-type="float">
            <text:p>106.048801957312</text:p>
          </table:table-cell>
          <table:table-cell/>
          <table:table-cell table:formula="of:=IF([.J24]=[.N24]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00-05-12T04:00:00Z</text:p>
          </table:table-cell>
          <table:table-cell office:value-type="float" office:value="106" calcext:value-type="float">
            <text:p>106</text:p>
          </table:table-cell>
          <table:table-cell office:value-type="float" office:value="106.8" calcext:value-type="float">
            <text:p>106.8</text:p>
          </table:table-cell>
          <table:table-cell office:value-type="float" office:value="105.8" calcext:value-type="float">
            <text:p>105.8</text:p>
          </table:table-cell>
          <table:table-cell office:value-type="float" office:value="106.3" calcext:value-type="float">
            <text:p>106.3</text:p>
          </table:table-cell>
          <table:table-cell office:value-type="float" office:value="999400" calcext:value-type="float">
            <text:p>999400</text:p>
          </table:table-cell>
          <table:table-cell office:value-type="float" office:value="106.291666666667" calcext:value-type="float">
            <text:p>106.2916666666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.087447810033" calcext:value-type="float">
            <text:p>106.087447810033</text:p>
          </table:table-cell>
          <table:table-cell table:number-columns-repeated="3" office:value-type="string" calcext:value-type="string">
            <text:p>NA</text:p>
          </table:table-cell>
          <table:table-cell table:formula="of:=2/13*([.E25])+(1-2/13)*[.N24]" office:value-type="float" office:value="106.087447810033" calcext:value-type="float">
            <text:p>106.087447810033</text:p>
          </table:table-cell>
          <table:table-cell/>
          <table:table-cell table:formula="of:=IF([.J25]=[.N25]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00-05-15T04:00:00Z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3" calcext:value-type="float">
            <text:p>108.3</text:p>
          </table:table-cell>
          <table:table-cell office:value-type="float" office:value="106.1" calcext:value-type="float">
            <text:p>106.1</text:p>
          </table:table-cell>
          <table:table-cell office:value-type="float" office:value="108.2" calcext:value-type="float">
            <text:p>108.2</text:p>
          </table:table-cell>
          <table:table-cell office:value-type="float" office:value="721400" calcext:value-type="float">
            <text:p>721400</text:p>
          </table:table-cell>
          <table:table-cell office:value-type="float" office:value="106.066666666667" calcext:value-type="float">
            <text:p>106.0666666666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.412455839259" calcext:value-type="float">
            <text:p>106.412455839259</text:p>
          </table:table-cell>
          <table:table-cell table:number-columns-repeated="3" office:value-type="string" calcext:value-type="string">
            <text:p>NA</text:p>
          </table:table-cell>
          <table:table-cell table:formula="of:=2/13*([.E26])+(1-2/13)*[.N25]" office:value-type="float" office:value="106.412455839259" calcext:value-type="float">
            <text:p>106.412455839259</text:p>
          </table:table-cell>
          <table:table-cell/>
          <table:table-cell table:formula="of:=IF([.J26]=[.N26]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00-05-16T04:00:00Z</text:p>
          </table:table-cell>
          <table:table-cell office:value-type="float" office:value="108.9" calcext:value-type="float">
            <text:p>108.9</text:p>
          </table:table-cell>
          <table:table-cell office:value-type="float" office:value="109.8" calcext:value-type="float">
            <text:p>109.8</text:p>
          </table:table-cell>
          <table:table-cell office:value-type="float" office:value="108.2" calcext:value-type="float">
            <text:p>108.2</text:p>
          </table:table-cell>
          <table:table-cell office:value-type="float" office:value="109.3" calcext:value-type="float">
            <text:p>109.3</text:p>
          </table:table-cell>
          <table:table-cell office:value-type="float" office:value="1155300" calcext:value-type="float">
            <text:p>1155300</text:p>
          </table:table-cell>
          <table:table-cell office:value-type="float" office:value="106.05" calcext:value-type="float">
            <text:p>106.05</text:p>
          </table:table-cell>
          <table:table-cell office:value-type="string" calcext:value-type="string">
            <text:p>NA</text:p>
          </table:table-cell>
          <table:table-cell office:value-type="float" office:value="-0.666383520626951" calcext:value-type="float">
            <text:p>-0.666383520626951</text:p>
          </table:table-cell>
          <table:table-cell office:value-type="float" office:value="106.85669340245" calcext:value-type="float">
            <text:p>106.85669340245</text:p>
          </table:table-cell>
          <table:table-cell office:value-type="float" office:value="107.523076923077" calcext:value-type="float">
            <text:p>107.523076923077</text:p>
          </table:table-cell>
          <table:table-cell table:number-columns-repeated="2" office:value-type="string" calcext:value-type="string">
            <text:p>NA</text:p>
          </table:table-cell>
          <table:table-cell table:formula="of:=2/13*([.E27])+(1-2/13)*[.N26]" office:value-type="float" office:value="106.85669340245" calcext:value-type="float">
            <text:p>106.85669340245</text:p>
          </table:table-cell>
          <table:table-cell table:formula="of:=AVERAGE([.E2:.E27])" office:value-type="float" office:value="107.523076923077" calcext:value-type="float">
            <text:p>107.523076923077</text:p>
          </table:table-cell>
          <table:table-cell table:formula="of:=IF([.J27]=[.N27];0;1)" office:value-type="float" office:value="0" calcext:value-type="float">
            <text:p>0</text:p>
          </table:table-cell>
          <table:table-cell/>
          <table:table-cell table:style-name="ce1" table:formula="of:=[.N27]-[.O27]" office:value-type="float" office:value="-0.666383520626923" calcext:value-type="float">
            <text:p>-0.666383521</text:p>
          </table:table-cell>
          <table:table-cell table:formula="of:=IF(ROUND([.I27];6)=ROUND([.R27];6)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0-05-17T04:00:00Z</text:p>
          </table:table-cell>
          <table:table-cell office:value-type="float" office:value="108.3" calcext:value-type="float">
            <text:p>108.3</text:p>
          </table:table-cell>
          <table:table-cell office:value-type="float" office:value="108.7" calcext:value-type="float">
            <text:p>108.7</text:p>
          </table:table-cell>
          <table:table-cell office:value-type="float" office:value="107.6" calcext:value-type="float">
            <text:p>107.6</text:p>
          </table:table-cell>
          <table:table-cell office:value-type="float" office:value="107.8" calcext:value-type="float">
            <text:p>107.8</text:p>
          </table:table-cell>
          <table:table-cell office:value-type="float" office:value="896000" calcext:value-type="float">
            <text:p>896000</text:p>
          </table:table-cell>
          <table:table-cell office:value-type="float" office:value="106.191666666667" calcext:value-type="float">
            <text:p>106.191666666667</text:p>
          </table:table-cell>
          <table:table-cell office:value-type="float" office:value="107.523076923077" calcext:value-type="float">
            <text:p>107.523076923077</text:p>
          </table:table-cell>
          <table:table-cell office:value-type="float" office:value="-0.541772249209004" calcext:value-type="float">
            <text:p>-0.541772249209004</text:p>
          </table:table-cell>
          <table:table-cell office:value-type="float" office:value="107.001817494381" calcext:value-type="float">
            <text:p>107.001817494381</text:p>
          </table:table-cell>
          <table:table-cell office:value-type="float" office:value="107.54358974359" calcext:value-type="float">
            <text:p>107.54358974359</text:p>
          </table:table-cell>
          <table:table-cell table:number-columns-repeated="2" office:value-type="string" calcext:value-type="string">
            <text:p>NA</text:p>
          </table:table-cell>
          <table:table-cell table:formula="of:=2/13*([.E28])+(1-2/13)*[.N27]" office:value-type="float" office:value="107.001817494381" calcext:value-type="float">
            <text:p>107.001817494381</text:p>
          </table:table-cell>
          <table:table-cell table:formula="of:=2/27*([.E28])+(1-2/27)*[.H28]" office:value-type="float" office:value="107.54358974359" calcext:value-type="float">
            <text:p>107.54358974359</text:p>
          </table:table-cell>
          <table:table-cell table:formula="of:=IF([.J28]=[.N28];0;1)" office:value-type="float" office:value="0" calcext:value-type="float">
            <text:p>0</text:p>
          </table:table-cell>
          <table:table-cell table:formula="of:=IF([.K28]=[.O28];0;1)" office:value-type="float" office:value="0" calcext:value-type="float">
            <text:p>0</text:p>
          </table:table-cell>
          <table:table-cell table:formula="of:=[.N28]-[.O28]" office:value-type="float" office:value="-0.541772249209004" calcext:value-type="float">
            <text:p>-0.541772249209004</text:p>
          </table:table-cell>
          <table:table-cell table:formula="of:=IF([.I28]=[.R28]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0-05-18T04:00:00Z</text:p>
          </table:table-cell>
          <table:table-cell office:value-type="float" office:value="108" calcext:value-type="float">
            <text:p>108</text:p>
          </table:table-cell>
          <table:table-cell office:value-type="float" office:value="108.8" calcext:value-type="float">
            <text:p>108.8</text:p>
          </table:table-cell>
          <table:table-cell table:number-columns-repeated="2" office:value-type="float" office:value="107.4" calcext:value-type="float">
            <text:p>107.4</text:p>
          </table:table-cell>
          <table:table-cell office:value-type="float" office:value="931300" calcext:value-type="float">
            <text:p>931300</text:p>
          </table:table-cell>
          <table:table-cell office:value-type="float" office:value="106.166666666667" calcext:value-type="float">
            <text:p>106.166666666667</text:p>
          </table:table-cell>
          <table:table-cell office:value-type="float" office:value="107.357692307692" calcext:value-type="float">
            <text:p>107.357692307692</text:p>
          </table:table-cell>
          <table:table-cell office:value-type="float" office:value="-0.469877124887702" calcext:value-type="float">
            <text:p>-0.469877124887702</text:p>
          </table:table-cell>
          <table:table-cell office:value-type="float" office:value="107.063076341399" calcext:value-type="float">
            <text:p>107.063076341399</text:p>
          </table:table-cell>
          <table:table-cell office:value-type="float" office:value="107.532953466287" calcext:value-type="float">
            <text:p>107.532953466287</text:p>
          </table:table-cell>
          <table:table-cell table:number-columns-repeated="2" office:value-type="string" calcext:value-type="string">
            <text:p>NA</text:p>
          </table:table-cell>
          <table:table-cell table:formula="of:=2/13*([.E29])+(1-2/13)*[.N28]" office:value-type="float" office:value="107.063076341399" calcext:value-type="float">
            <text:p>107.063076341399</text:p>
          </table:table-cell>
          <table:table-cell table:formula="of:=2/27*([.E29])+(1-2/27)*[.O28]" office:value-type="float" office:value="107.532953466287" calcext:value-type="float">
            <text:p>107.532953466287</text:p>
          </table:table-cell>
          <table:table-cell table:formula="of:=IF([.J29]=[.N29];0;1)" office:value-type="float" office:value="0" calcext:value-type="float">
            <text:p>0</text:p>
          </table:table-cell>
          <table:table-cell table:formula="of:=IF([.K29]=[.O29];0;1)" office:value-type="float" office:value="0" calcext:value-type="float">
            <text:p>0</text:p>
          </table:table-cell>
          <table:table-cell table:formula="of:=[.N29]-[.O29]" office:value-type="float" office:value="-0.469877124887702" calcext:value-type="float">
            <text:p>-0.469877124887702</text:p>
          </table:table-cell>
          <table:table-cell table:formula="of:=IF([.I29]=[.R29]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0-05-19T04:00:00Z</text:p>
          </table:table-cell>
          <table:table-cell office:value-type="float" office:value="106.6" calcext:value-type="float">
            <text:p>106.6</text:p>
          </table:table-cell>
          <table:table-cell office:value-type="float" office:value="107" calcext:value-type="float">
            <text:p>107</text:p>
          </table:table-cell>
          <table:table-cell office:value-type="float" office:value="105.5" calcext:value-type="float">
            <text:p>105.5</text:p>
          </table:table-cell>
          <table:table-cell office:value-type="float" office:value="106.6" calcext:value-type="float">
            <text:p>106.6</text:p>
          </table:table-cell>
          <table:table-cell office:value-type="float" office:value="1394200" calcext:value-type="float">
            <text:p>1394200</text:p>
          </table:table-cell>
          <table:table-cell office:value-type="float" office:value="106.191666666667" calcext:value-type="float">
            <text:p>106.191666666667</text:p>
          </table:table-cell>
          <table:table-cell office:value-type="float" office:value="107.130769230769" calcext:value-type="float">
            <text:p>107.130769230769</text:p>
          </table:table-cell>
          <table:table-cell office:value-type="float" office:value="-0.472011974779718" calcext:value-type="float">
            <text:p>-0.472011974779718</text:p>
          </table:table-cell>
          <table:table-cell office:value-type="float" office:value="106.991833827338" calcext:value-type="float">
            <text:p>106.991833827338</text:p>
          </table:table-cell>
          <table:table-cell office:value-type="float" office:value="107.463845802117" calcext:value-type="float">
            <text:p>107.463845802117</text:p>
          </table:table-cell>
          <table:table-cell table:number-columns-repeated="2" office:value-type="string" calcext:value-type="string">
            <text:p>NA</text:p>
          </table:table-cell>
          <table:table-cell table:formula="of:=2/13*([.E30])+(1-2/13)*[.N29]" office:value-type="float" office:value="106.991833827338" calcext:value-type="float">
            <text:p>106.991833827338</text:p>
          </table:table-cell>
          <table:table-cell table:formula="of:=2/27*([.E30])+(1-2/27)*[.O29]" office:value-type="float" office:value="107.463845802117" calcext:value-type="float">
            <text:p>107.463845802117</text:p>
          </table:table-cell>
          <table:table-cell table:formula="of:=IF([.J30]=[.N30];0;1)" office:value-type="float" office:value="0" calcext:value-type="float">
            <text:p>0</text:p>
          </table:table-cell>
          <table:table-cell table:formula="of:=IF([.K30]=[.O30];0;1)" office:value-type="float" office:value="0" calcext:value-type="float">
            <text:p>0</text:p>
          </table:table-cell>
          <table:table-cell table:formula="of:=[.N30]-[.O30]" office:value-type="float" office:value="-0.472011974779718" calcext:value-type="float">
            <text:p>-0.472011974779718</text:p>
          </table:table-cell>
          <table:table-cell table:formula="of:=IF([.I30]=[.R30]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0-05-22T04:00:00Z</text:p>
          </table:table-cell>
          <table:table-cell office:value-type="float" office:value="106.1" calcext:value-type="float">
            <text:p>106.1</text:p>
          </table:table-cell>
          <table:table-cell office:value-type="float" office:value="106.3" calcext:value-type="float">
            <text:p>106.3</text:p>
          </table:table-cell>
          <table:table-cell office:value-type="float" office:value="103.6" calcext:value-type="float">
            <text:p>103.6</text:p>
          </table:table-cell>
          <table:table-cell office:value-type="float" office:value="105.5" calcext:value-type="float">
            <text:p>105.5</text:p>
          </table:table-cell>
          <table:table-cell office:value-type="float" office:value="1233400" calcext:value-type="float">
            <text:p>1233400</text:p>
          </table:table-cell>
          <table:table-cell office:value-type="float" office:value="106.341666666667" calcext:value-type="float">
            <text:p>106.341666666667</text:p>
          </table:table-cell>
          <table:table-cell office:value-type="float" office:value="106.980769230769" calcext:value-type="float">
            <text:p>106.980769230769</text:p>
          </table:table-cell>
          <table:table-cell office:value-type="float" office:value="-0.556054811877104" calcext:value-type="float">
            <text:p>-0.556054811877104</text:p>
          </table:table-cell>
          <table:table-cell office:value-type="float" office:value="106.762320930824" calcext:value-type="float">
            <text:p>106.762320930824</text:p>
          </table:table-cell>
          <table:table-cell office:value-type="float" office:value="107.318375742701" calcext:value-type="float">
            <text:p>107.318375742701</text:p>
          </table:table-cell>
          <table:table-cell table:number-columns-repeated="2" office:value-type="string" calcext:value-type="string">
            <text:p>NA</text:p>
          </table:table-cell>
          <table:table-cell table:formula="of:=2/13*([.E31])+(1-2/13)*[.N30]" office:value-type="float" office:value="106.762320930824" calcext:value-type="float">
            <text:p>106.762320930824</text:p>
          </table:table-cell>
          <table:table-cell table:formula="of:=2/27*([.E31])+(1-2/27)*[.O30]" office:value-type="float" office:value="107.318375742701" calcext:value-type="float">
            <text:p>107.318375742701</text:p>
          </table:table-cell>
          <table:table-cell table:formula="of:=IF([.J31]=[.N31];0;1)" office:value-type="float" office:value="0" calcext:value-type="float">
            <text:p>0</text:p>
          </table:table-cell>
          <table:table-cell table:formula="of:=IF([.K31]=[.O31];0;1)" office:value-type="float" office:value="0" calcext:value-type="float">
            <text:p>0</text:p>
          </table:table-cell>
          <table:table-cell table:formula="of:=[.N31]-[.O31]" office:value-type="float" office:value="-0.556054811877104" calcext:value-type="float">
            <text:p>-0.556054811877104</text:p>
          </table:table-cell>
          <table:table-cell table:formula="of:=IF([.I31]=[.R31]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0-05-23T04:00:00Z</text:p>
          </table:table-cell>
          <table:table-cell office:value-type="float" office:value="105.6" calcext:value-type="float">
            <text:p>105.6</text:p>
          </table:table-cell>
          <table:table-cell office:value-type="float" office:value="105.7" calcext:value-type="float">
            <text:p>105.7</text:p>
          </table:table-cell>
          <table:table-cell office:value-type="float" office:value="104" calcext:value-type="float">
            <text:p>104</text:p>
          </table:table-cell>
          <table:table-cell office:value-type="float" office:value="104.4" calcext:value-type="float">
            <text:p>104.4</text:p>
          </table:table-cell>
          <table:table-cell office:value-type="float" office:value="715700" calcext:value-type="float">
            <text:p>715700</text:p>
          </table:table-cell>
          <table:table-cell office:value-type="float" office:value="106.441666666667" calcext:value-type="float">
            <text:p>106.441666666667</text:p>
          </table:table-cell>
          <table:table-cell office:value-type="float" office:value="106.846153846154" calcext:value-type="float">
            <text:p>106.846153846154</text:p>
          </table:table-cell>
          <table:table-cell office:value-type="float" office:value="-0.703312820293846" calcext:value-type="float">
            <text:p>-0.703312820293846</text:p>
          </table:table-cell>
          <table:table-cell office:value-type="float" office:value="106.398886941467" calcext:value-type="float">
            <text:p>106.398886941467</text:p>
          </table:table-cell>
          <table:table-cell office:value-type="float" office:value="107.10219976176" calcext:value-type="float">
            <text:p>107.10219976176</text:p>
          </table:table-cell>
          <table:table-cell table:number-columns-repeated="2" office:value-type="string" calcext:value-type="string">
            <text:p>NA</text:p>
          </table:table-cell>
          <table:table-cell table:formula="of:=2/13*([.E32])+(1-2/13)*[.N31]" office:value-type="float" office:value="106.398886941467" calcext:value-type="float">
            <text:p>106.398886941467</text:p>
          </table:table-cell>
          <table:table-cell table:formula="of:=2/27*([.E32])+(1-2/27)*[.O31]" office:value-type="float" office:value="107.10219976176" calcext:value-type="float">
            <text:p>107.10219976176</text:p>
          </table:table-cell>
          <table:table-cell table:formula="of:=IF([.J32]=[.N32];0;1)" office:value-type="float" office:value="0" calcext:value-type="float">
            <text:p>0</text:p>
          </table:table-cell>
          <table:table-cell table:formula="of:=IF([.K32]=[.O32];0;1)" office:value-type="float" office:value="0" calcext:value-type="float">
            <text:p>0</text:p>
          </table:table-cell>
          <table:table-cell table:formula="of:=[.N32]-[.O32]" office:value-type="float" office:value="-0.703312820293846" calcext:value-type="float">
            <text:p>-0.703312820293846</text:p>
          </table:table-cell>
          <table:table-cell table:formula="of:=IF([.I32]=[.R32]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0-05-24T04:00:00Z</text:p>
          </table:table-cell>
          <table:table-cell office:value-type="float" office:value="104.7" calcext:value-type="float">
            <text:p>104.7</text:p>
          </table:table-cell>
          <table:table-cell office:value-type="float" office:value="105.7" calcext:value-type="float">
            <text:p>105.7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4" calcext:value-type="float">
            <text:p>105.4</text:p>
          </table:table-cell>
          <table:table-cell office:value-type="float" office:value="1256700" calcext:value-type="float">
            <text:p>1256700</text:p>
          </table:table-cell>
          <table:table-cell office:value-type="float" office:value="106.325" calcext:value-type="float">
            <text:p>106.325</text:p>
          </table:table-cell>
          <table:table-cell office:value-type="float" office:value="106.919230769231" calcext:value-type="float">
            <text:p>106.919230769231</text:p>
          </table:table-cell>
          <table:table-cell office:value-type="float" office:value="-0.730898863124125" calcext:value-type="float">
            <text:p>-0.730898863124125</text:p>
          </table:table-cell>
          <table:table-cell office:value-type="float" office:value="106.245212027395" calcext:value-type="float">
            <text:p>106.245212027395</text:p>
          </table:table-cell>
          <table:table-cell office:value-type="float" office:value="106.976110890519" calcext:value-type="float">
            <text:p>106.976110890519</text:p>
          </table:table-cell>
          <table:table-cell table:number-columns-repeated="2" office:value-type="string" calcext:value-type="string">
            <text:p>NA</text:p>
          </table:table-cell>
          <table:table-cell table:formula="of:=2/13*([.E33])+(1-2/13)*[.N32]" office:value-type="float" office:value="106.245212027395" calcext:value-type="float">
            <text:p>106.245212027395</text:p>
          </table:table-cell>
          <table:table-cell table:formula="of:=2/27*([.E33])+(1-2/27)*[.O32]" office:value-type="float" office:value="106.976110890519" calcext:value-type="float">
            <text:p>106.976110890519</text:p>
          </table:table-cell>
          <table:table-cell table:formula="of:=IF([.J33]=[.N33];0;1)" office:value-type="float" office:value="0" calcext:value-type="float">
            <text:p>0</text:p>
          </table:table-cell>
          <table:table-cell table:formula="of:=IF([.K33]=[.O33];0;1)" office:value-type="float" office:value="0" calcext:value-type="float">
            <text:p>0</text:p>
          </table:table-cell>
          <table:table-cell table:formula="of:=[.N33]-[.O33]" office:value-type="float" office:value="-0.730898863124125" calcext:value-type="float">
            <text:p>-0.730898863124125</text:p>
          </table:table-cell>
          <table:table-cell table:formula="of:=IF([.I33]=[.R33]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0-05-25T04:00:00Z</text:p>
          </table:table-cell>
          <table:table-cell office:value-type="float" office:value="105.7" calcext:value-type="float">
            <text:p>105.7</text:p>
          </table:table-cell>
          <table:table-cell office:value-type="float" office:value="105.8" calcext:value-type="float">
            <text:p>105.8</text:p>
          </table:table-cell>
          <table:table-cell office:value-type="float" office:value="102.6" calcext:value-type="float">
            <text:p>102.6</text:p>
          </table:table-cell>
          <table:table-cell office:value-type="float" office:value="103.5" calcext:value-type="float">
            <text:p>103.5</text:p>
          </table:table-cell>
          <table:table-cell office:value-type="float" office:value="1199600" calcext:value-type="float">
            <text:p>1199600</text:p>
          </table:table-cell>
          <table:table-cell office:value-type="float" office:value="106.283333333333" calcext:value-type="float">
            <text:p>106.283333333333</text:p>
          </table:table-cell>
          <table:table-cell office:value-type="float" office:value="106.896153846154" calcext:value-type="float">
            <text:p>106.896153846154</text:p>
          </table:table-cell>
          <table:table-cell office:value-type="float" office:value="-0.895749479437043" calcext:value-type="float">
            <text:p>-0.895749479437043</text:p>
          </table:table-cell>
          <table:table-cell office:value-type="float" office:value="105.822871715488" calcext:value-type="float">
            <text:p>105.822871715488</text:p>
          </table:table-cell>
          <table:table-cell office:value-type="float" office:value="106.718621194925" calcext:value-type="float">
            <text:p>106.718621194925</text:p>
          </table:table-cell>
          <table:table-cell table:number-columns-repeated="2" office:value-type="string" calcext:value-type="string">
            <text:p>NA</text:p>
          </table:table-cell>
          <table:table-cell table:formula="of:=2/13*([.E34])+(1-2/13)*[.N33]" office:value-type="float" office:value="105.822871715488" calcext:value-type="float">
            <text:p>105.822871715488</text:p>
          </table:table-cell>
          <table:table-cell table:formula="of:=2/27*([.E34])+(1-2/27)*[.O33]" office:value-type="float" office:value="106.718621194925" calcext:value-type="float">
            <text:p>106.718621194925</text:p>
          </table:table-cell>
          <table:table-cell table:formula="of:=IF([.J34]=[.N34];0;1)" office:value-type="float" office:value="0" calcext:value-type="float">
            <text:p>0</text:p>
          </table:table-cell>
          <table:table-cell table:formula="of:=IF([.K34]=[.O34];0;1)" office:value-type="float" office:value="0" calcext:value-type="float">
            <text:p>0</text:p>
          </table:table-cell>
          <table:table-cell table:formula="of:=[.N34]-[.O34]" office:value-type="float" office:value="-0.895749479437043" calcext:value-type="float">
            <text:p>-0.895749479437043</text:p>
          </table:table-cell>
          <table:table-cell table:formula="of:=IF([.I34]=[.R34]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0-05-26T04:00:00Z</text:p>
          </table:table-cell>
          <table:table-cell office:value-type="float" office:value="103.5" calcext:value-type="float">
            <text:p>103.5</text:p>
          </table:table-cell>
          <table:table-cell office:value-type="float" office:value="104" calcext:value-type="float">
            <text:p>104</text:p>
          </table:table-cell>
          <table:table-cell office:value-type="float" office:value="102.5" calcext:value-type="float">
            <text:p>102.5</text:p>
          </table:table-cell>
          <table:table-cell office:value-type="float" office:value="103.1" calcext:value-type="float">
            <text:p>103.1</text:p>
          </table:table-cell>
          <table:table-cell office:value-type="float" office:value="918800" calcext:value-type="float">
            <text:p>918800</text:p>
          </table:table-cell>
          <table:table-cell office:value-type="float" office:value="106.125" calcext:value-type="float">
            <text:p>106.125</text:p>
          </table:table-cell>
          <table:table-cell office:value-type="float" office:value="106.757692307692" calcext:value-type="float">
            <text:p>106.757692307692</text:p>
          </table:table-cell>
          <table:table-cell office:value-type="float" office:value="-1.04660680584244" calcext:value-type="float">
            <text:p>-1.04660680584244</text:p>
          </table:table-cell>
          <table:table-cell office:value-type="float" office:value="105.403968374644" calcext:value-type="float">
            <text:p>105.403968374644</text:p>
          </table:table-cell>
          <table:table-cell office:value-type="float" office:value="106.450575180486" calcext:value-type="float">
            <text:p>106.450575180486</text:p>
          </table:table-cell>
          <table:table-cell office:value-type="float" office:value="-0.675851961119771" calcext:value-type="float">
            <text:p>-0.675851961119771</text:p>
          </table:table-cell>
          <table:table-cell office:value-type="float" office:value="-0.370754844722673" calcext:value-type="float">
            <text:p>-0.370754844722673</text:p>
          </table:table-cell>
          <table:table-cell table:formula="of:=2/13*([.E35])+(1-2/13)*[.N34]" office:value-type="float" office:value="105.403968374644" calcext:value-type="float">
            <text:p>105.403968374644</text:p>
          </table:table-cell>
          <table:table-cell table:formula="of:=2/27*([.E35])+(1-2/27)*[.O34]" office:value-type="float" office:value="106.450575180486" calcext:value-type="float">
            <text:p>106.450575180486</text:p>
          </table:table-cell>
          <table:table-cell table:formula="of:=IF([.J35]=[.N35];0;1)" office:value-type="float" office:value="0" calcext:value-type="float">
            <text:p>0</text:p>
          </table:table-cell>
          <table:table-cell table:formula="of:=IF([.K35]=[.O35];0;1)" office:value-type="float" office:value="0" calcext:value-type="float">
            <text:p>0</text:p>
          </table:table-cell>
          <table:table-cell table:formula="of:=[.N35]-[.O35]" office:value-type="float" office:value="-1.04660680584244" calcext:value-type="float">
            <text:p>-1.04660680584244</text:p>
          </table:table-cell>
          <table:table-cell table:formula="of:=IF([.I35]=[.R35];0;1)" office:value-type="float" office:value="0" calcext:value-type="float">
            <text:p>0</text:p>
          </table:table-cell>
          <table:table-cell table:formula="of:=AVERAGE([.R27:.R35])" office:value-type="float" office:value="-0.675851961119768" calcext:value-type="float">
            <text:p>-0.675851961119768</text:p>
          </table:table-cell>
          <table:table-cell table:formula="of:=IF(ROUND([.T35];6)=ROUND([.L35];6);0;1)" office:value-type="float" office:value="0" calcext:value-type="float">
            <text:p>0</text:p>
          </table:table-cell>
          <table:table-cell table:formula="of:=[.R35]-[.T35]" office:value-type="float" office:value="-0.370754844722676" calcext:value-type="float">
            <text:p>-0.370754844722676</text:p>
          </table:table-cell>
          <table:table-cell table:formula="of:=IF(ROUND([.M35];6)=ROUND([.V35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5-30T04:00:00Z</text:p>
          </table:table-cell>
          <table:table-cell office:value-type="float" office:value="104.1" calcext:value-type="float">
            <text:p>104.1</text:p>
          </table:table-cell>
          <table:table-cell office:value-type="float" office:value="105.5" calcext:value-type="float">
            <text:p>105.5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4" calcext:value-type="float">
            <text:p>105.4</text:p>
          </table:table-cell>
          <table:table-cell office:value-type="float" office:value="822500" calcext:value-type="float">
            <text:p>822500</text:p>
          </table:table-cell>
          <table:table-cell office:value-type="float" office:value="106.108333333333" calcext:value-type="float">
            <text:p>106.108333333333</text:p>
          </table:table-cell>
          <table:table-cell office:value-type="float" office:value="106.615384615385" calcext:value-type="float">
            <text:p>106.615384615385</text:p>
          </table:table-cell>
          <table:table-cell office:value-type="float" office:value="-0.969396941278674" calcext:value-type="float">
            <text:p>-0.969396941278674</text:p>
          </table:table-cell>
          <table:table-cell office:value-type="float" office:value="105.403357855468" calcext:value-type="float">
            <text:p>105.403357855468</text:p>
          </table:table-cell>
          <table:table-cell office:value-type="float" office:value="106.372754796746" calcext:value-type="float">
            <text:p>106.372754796746</text:p>
          </table:table-cell>
          <table:table-cell office:value-type="float" office:value="-0.734560957151552" calcext:value-type="float">
            <text:p>-0.734560957151552</text:p>
          </table:table-cell>
          <table:table-cell office:value-type="float" office:value="-0.234835984127123" calcext:value-type="float">
            <text:p>-0.234835984127123</text:p>
          </table:table-cell>
          <table:table-cell table:formula="of:=2/13*([.E36])+(1-2/13)*[.N35]" office:value-type="float" office:value="105.403357855468" calcext:value-type="float">
            <text:p>105.403357855468</text:p>
          </table:table-cell>
          <table:table-cell table:formula="of:=2/27*([.E36])+(1-2/27)*[.O35]" office:value-type="float" office:value="106.372754796746" calcext:value-type="float">
            <text:p>106.372754796746</text:p>
          </table:table-cell>
          <table:table-cell table:formula="of:=IF([.J36]=[.N36];0;1)" office:value-type="float" office:value="0" calcext:value-type="float">
            <text:p>0</text:p>
          </table:table-cell>
          <table:table-cell table:formula="of:=IF([.K36]=[.O36];0;1)" office:value-type="float" office:value="0" calcext:value-type="float">
            <text:p>0</text:p>
          </table:table-cell>
          <table:table-cell table:formula="of:=[.N36]-[.O36]" office:value-type="float" office:value="-0.969396941278674" calcext:value-type="float">
            <text:p>-0.969396941278674</text:p>
          </table:table-cell>
          <table:table-cell table:formula="of:=IF([.I36]=[.R36];0;1)" office:value-type="float" office:value="0" calcext:value-type="float">
            <text:p>0</text:p>
          </table:table-cell>
          <table:table-cell table:formula="of:=2/10*([.R36])+(1-2/10)*[.T35]" office:value-type="float" office:value="-0.734560957151549" calcext:value-type="float">
            <text:p>-0.734560957151549</text:p>
          </table:table-cell>
          <table:table-cell table:formula="of:=IF(ROUND([.T36];6)=ROUND([.L36];6);0;1)" office:value-type="float" office:value="0" calcext:value-type="float">
            <text:p>0</text:p>
          </table:table-cell>
          <table:table-cell table:formula="of:=[.R36]-[.T36]" office:value-type="float" office:value="-0.234835984127125" calcext:value-type="float">
            <text:p>-0.234835984127125</text:p>
          </table:table-cell>
          <table:table-cell table:formula="of:=IF(ROUND([.M36];6)=ROUND([.V36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5-31T04:00:00Z</text:p>
          </table:table-cell>
          <table:table-cell office:value-type="float" office:value="105" calcext:value-type="float">
            <text:p>105</text:p>
          </table:table-cell>
          <table:table-cell office:value-type="float" office:value="106.1" calcext:value-type="float">
            <text:p>106.1</text:p>
          </table:table-cell>
          <table:table-cell office:value-type="float" office:value="105" calcext:value-type="float">
            <text:p>105</text:p>
          </table:table-cell>
          <table:table-cell office:value-type="float" office:value="105.1" calcext:value-type="float">
            <text:p>105.1</text:p>
          </table:table-cell>
          <table:table-cell office:value-type="float" office:value="476100" calcext:value-type="float">
            <text:p>476100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106.484615384615" calcext:value-type="float">
            <text:p>106.484615384615</text:p>
          </table:table-cell>
          <table:table-cell office:value-type="float" office:value="-0.921789247489073" calcext:value-type="float">
            <text:p>-0.921789247489073</text:p>
          </table:table-cell>
          <table:table-cell office:value-type="float" office:value="105.356687416165" calcext:value-type="float">
            <text:p>105.356687416165</text:p>
          </table:table-cell>
          <table:table-cell office:value-type="float" office:value="106.278476663654" calcext:value-type="float">
            <text:p>106.278476663654</text:p>
          </table:table-cell>
          <table:table-cell office:value-type="float" office:value="-0.772006615219056" calcext:value-type="float">
            <text:p>-0.772006615219056</text:p>
          </table:table-cell>
          <table:table-cell office:value-type="float" office:value="-0.149782632270017" calcext:value-type="float">
            <text:p>-0.149782632270017</text:p>
          </table:table-cell>
          <table:table-cell table:formula="of:=2/13*([.E37])+(1-2/13)*[.N36]" office:value-type="float" office:value="105.356687416165" calcext:value-type="float">
            <text:p>105.356687416165</text:p>
          </table:table-cell>
          <table:table-cell table:formula="of:=2/27*([.E37])+(1-2/27)*[.O36]" office:value-type="float" office:value="106.278476663654" calcext:value-type="float">
            <text:p>106.278476663654</text:p>
          </table:table-cell>
          <table:table-cell table:formula="of:=IF([.J37]=[.N37];0;1)" office:value-type="float" office:value="0" calcext:value-type="float">
            <text:p>0</text:p>
          </table:table-cell>
          <table:table-cell table:formula="of:=IF([.K37]=[.O37];0;1)" office:value-type="float" office:value="0" calcext:value-type="float">
            <text:p>0</text:p>
          </table:table-cell>
          <table:table-cell table:formula="of:=[.N37]-[.O37]" office:value-type="float" office:value="-0.921789247489073" calcext:value-type="float">
            <text:p>-0.921789247489073</text:p>
          </table:table-cell>
          <table:table-cell table:formula="of:=IF([.I37]=[.R37];0;1)" office:value-type="float" office:value="0" calcext:value-type="float">
            <text:p>0</text:p>
          </table:table-cell>
          <table:table-cell table:formula="of:=2/10*([.R37])+(1-2/10)*[.T36]" office:value-type="float" office:value="-0.772006615219054" calcext:value-type="float">
            <text:p>-0.772006615219054</text:p>
          </table:table-cell>
          <table:table-cell table:formula="of:=IF(ROUND([.T37];6)=ROUND([.L37];6);0;1)" office:value-type="float" office:value="0" calcext:value-type="float">
            <text:p>0</text:p>
          </table:table-cell>
          <table:table-cell table:formula="of:=[.R37]-[.T37]" office:value-type="float" office:value="-0.149782632270019" calcext:value-type="float">
            <text:p>-0.149782632270019</text:p>
          </table:table-cell>
          <table:table-cell table:formula="of:=IF(ROUND([.M37];6)=ROUND([.V37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01T04:00:00Z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5.3" calcext:value-type="float">
            <text:p>105.3</text:p>
          </table:table-cell>
          <table:table-cell office:value-type="float" office:value="106.5" calcext:value-type="float">
            <text:p>106.5</text:p>
          </table:table-cell>
          <table:table-cell office:value-type="float" office:value="791900" calcext:value-type="float">
            <text:p>791900</text:p>
          </table:table-cell>
          <table:table-cell office:value-type="float" office:value="105.975" calcext:value-type="float">
            <text:p>105.975</text:p>
          </table:table-cell>
          <table:table-cell office:value-type="float" office:value="106.338461538462" calcext:value-type="float">
            <text:p>106.338461538462</text:p>
          </table:table-cell>
          <table:table-cell office:value-type="float" office:value="-0.762304139847771" calcext:value-type="float">
            <text:p>-0.762304139847771</text:p>
          </table:table-cell>
          <table:table-cell office:value-type="float" office:value="105.532581659832" calcext:value-type="float">
            <text:p>105.532581659832</text:p>
          </table:table-cell>
          <table:table-cell office:value-type="float" office:value="106.29488579968" calcext:value-type="float">
            <text:p>106.29488579968</text:p>
          </table:table-cell>
          <table:table-cell office:value-type="float" office:value="-0.770066120144799" calcext:value-type="float">
            <text:p>-0.770066120144799</text:p>
          </table:table-cell>
          <table:table-cell office:value-type="float" office:value="0.00776198029702802" calcext:value-type="float">
            <text:p>0.007761980297028</text:p>
          </table:table-cell>
          <table:table-cell table:formula="of:=2/13*([.E38])+(1-2/13)*[.N37]" office:value-type="float" office:value="105.532581659832" calcext:value-type="float">
            <text:p>105.532581659832</text:p>
          </table:table-cell>
          <table:table-cell table:formula="of:=2/27*([.E38])+(1-2/27)*[.O37]" office:value-type="float" office:value="106.29488579968" calcext:value-type="float">
            <text:p>106.29488579968</text:p>
          </table:table-cell>
          <table:table-cell table:formula="of:=IF([.J38]=[.N38];0;1)" office:value-type="float" office:value="0" calcext:value-type="float">
            <text:p>0</text:p>
          </table:table-cell>
          <table:table-cell table:formula="of:=IF([.K38]=[.O38];0;1)" office:value-type="float" office:value="0" calcext:value-type="float">
            <text:p>0</text:p>
          </table:table-cell>
          <table:table-cell table:formula="of:=[.N38]-[.O38]" office:value-type="float" office:value="-0.762304139847771" calcext:value-type="float">
            <text:p>-0.762304139847771</text:p>
          </table:table-cell>
          <table:table-cell table:formula="of:=IF([.I38]=[.R38];0;1)" office:value-type="float" office:value="0" calcext:value-type="float">
            <text:p>0</text:p>
          </table:table-cell>
          <table:table-cell table:formula="of:=2/10*([.R38])+(1-2/10)*[.T37]" office:value-type="float" office:value="-0.770066120144797" calcext:value-type="float">
            <text:p>-0.770066120144797</text:p>
          </table:table-cell>
          <table:table-cell table:formula="of:=IF(ROUND([.T38];6)=ROUND([.L38];6);0;1)" office:value-type="float" office:value="0" calcext:value-type="float">
            <text:p>0</text:p>
          </table:table-cell>
          <table:table-cell table:formula="of:=[.R38]-[.T38]" office:value-type="float" office:value="0.00776198029702635" calcext:value-type="float">
            <text:p>0.007761980297026</text:p>
          </table:table-cell>
          <table:table-cell table:formula="of:=IF(ROUND([.M38];6)=ROUND([.V38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02T04:00:00Z</text:p>
          </table:table-cell>
          <table:table-cell office:value-type="float" office:value="108.8" calcext:value-type="float">
            <text:p>108.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7.5" calcext:value-type="float">
            <text:p>107.5</text:p>
          </table:table-cell>
          <table:table-cell office:value-type="float" office:value="751000" calcext:value-type="float">
            <text:p>751000</text:p>
          </table:table-cell>
          <table:table-cell office:value-type="float" office:value="105.833333333333" calcext:value-type="float">
            <text:p>105.833333333333</text:p>
          </table:table-cell>
          <table:table-cell office:value-type="float" office:value="106.153846153846" calcext:value-type="float">
            <text:p>106.153846153846</text:p>
          </table:table-cell>
          <table:table-cell office:value-type="float" office:value="-0.548892113748764" calcext:value-type="float">
            <text:p>-0.548892113748764</text:p>
          </table:table-cell>
          <table:table-cell office:value-type="float" office:value="105.835261404473" calcext:value-type="float">
            <text:p>105.835261404473</text:p>
          </table:table-cell>
          <table:table-cell office:value-type="float" office:value="106.384153518222" calcext:value-type="float">
            <text:p>106.384153518222</text:p>
          </table:table-cell>
          <table:table-cell office:value-type="float" office:value="-0.725831318865592" calcext:value-type="float">
            <text:p>-0.725831318865592</text:p>
          </table:table-cell>
          <table:table-cell office:value-type="float" office:value="0.176939205116828" calcext:value-type="float">
            <text:p>0.176939205116828</text:p>
          </table:table-cell>
          <table:table-cell table:formula="of:=2/13*([.E39])+(1-2/13)*[.N38]" office:value-type="float" office:value="105.835261404473" calcext:value-type="float">
            <text:p>105.835261404473</text:p>
          </table:table-cell>
          <table:table-cell table:formula="of:=2/27*([.E39])+(1-2/27)*[.O38]" office:value-type="float" office:value="106.384153518222" calcext:value-type="float">
            <text:p>106.384153518222</text:p>
          </table:table-cell>
          <table:table-cell table:formula="of:=IF([.J39]=[.N39];0;1)" office:value-type="float" office:value="0" calcext:value-type="float">
            <text:p>0</text:p>
          </table:table-cell>
          <table:table-cell table:formula="of:=IF([.K39]=[.O39];0;1)" office:value-type="float" office:value="0" calcext:value-type="float">
            <text:p>0</text:p>
          </table:table-cell>
          <table:table-cell table:formula="of:=[.N39]-[.O39]" office:value-type="float" office:value="-0.548892113748764" calcext:value-type="float">
            <text:p>-0.548892113748764</text:p>
          </table:table-cell>
          <table:table-cell table:formula="of:=IF([.I39]=[.R39];0;1)" office:value-type="float" office:value="0" calcext:value-type="float">
            <text:p>0</text:p>
          </table:table-cell>
          <table:table-cell table:formula="of:=2/10*([.R39])+(1-2/10)*[.T38]" office:value-type="float" office:value="-0.725831318865591" calcext:value-type="float">
            <text:p>-0.725831318865591</text:p>
          </table:table-cell>
          <table:table-cell table:formula="of:=IF(ROUND([.T39];6)=ROUND([.L39];6);0;1)" office:value-type="float" office:value="0" calcext:value-type="float">
            <text:p>0</text:p>
          </table:table-cell>
          <table:table-cell table:formula="of:=[.R39]-[.T39]" office:value-type="float" office:value="0.176939205116827" calcext:value-type="float">
            <text:p>0.176939205116827</text:p>
          </table:table-cell>
          <table:table-cell table:formula="of:=IF(ROUND([.M39];6)=ROUND([.V39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05T04:00:00Z</text:p>
          </table:table-cell>
          <table:table-cell office:value-type="float" office:value="107.4" calcext:value-type="float">
            <text:p>107.4</text:p>
          </table:table-cell>
          <table:table-cell office:value-type="float" office:value="108.7" calcext:value-type="float">
            <text:p>108.7</text:p>
          </table:table-cell>
          <table:table-cell office:value-type="float" office:value="107.4" calcext:value-type="float">
            <text:p>107.4</text:p>
          </table:table-cell>
          <table:table-cell office:value-type="float" office:value="108.3" calcext:value-type="float">
            <text:p>108.3</text:p>
          </table:table-cell>
          <table:table-cell office:value-type="float" office:value="750600" calcext:value-type="float">
            <text:p>750600</text:p>
          </table:table-cell>
          <table:table-cell office:value-type="float" office:value="105.683333333333" calcext:value-type="float">
            <text:p>105.683333333333</text:p>
          </table:table-cell>
          <table:table-cell office:value-type="float" office:value="106.096153846154" calcext:value-type="float">
            <text:p>106.096153846154</text:p>
          </table:table-cell>
          <table:table-cell office:value-type="float" office:value="-0.311616114796578" calcext:value-type="float">
            <text:p>-0.311616114796578</text:p>
          </table:table-cell>
          <table:table-cell office:value-type="float" office:value="106.214451957631" calcext:value-type="float">
            <text:p>106.214451957631</text:p>
          </table:table-cell>
          <table:table-cell office:value-type="float" office:value="106.526068072428" calcext:value-type="float">
            <text:p>106.526068072428</text:p>
          </table:table-cell>
          <table:table-cell office:value-type="float" office:value="-0.642988278051789" calcext:value-type="float">
            <text:p>-0.642988278051789</text:p>
          </table:table-cell>
          <table:table-cell office:value-type="float" office:value="0.331372163255211" calcext:value-type="float">
            <text:p>0.331372163255211</text:p>
          </table:table-cell>
          <table:table-cell table:formula="of:=2/13*([.E40])+(1-2/13)*[.N39]" office:value-type="float" office:value="106.214451957631" calcext:value-type="float">
            <text:p>106.214451957631</text:p>
          </table:table-cell>
          <table:table-cell table:formula="of:=2/27*([.E40])+(1-2/27)*[.O39]" office:value-type="float" office:value="106.526068072428" calcext:value-type="float">
            <text:p>106.526068072428</text:p>
          </table:table-cell>
          <table:table-cell table:formula="of:=IF([.J40]=[.N40];0;1)" office:value-type="float" office:value="0" calcext:value-type="float">
            <text:p>0</text:p>
          </table:table-cell>
          <table:table-cell table:formula="of:=IF([.K40]=[.O40];0;1)" office:value-type="float" office:value="0" calcext:value-type="float">
            <text:p>0</text:p>
          </table:table-cell>
          <table:table-cell table:formula="of:=[.N40]-[.O40]" office:value-type="float" office:value="-0.311616114796578" calcext:value-type="float">
            <text:p>-0.311616114796578</text:p>
          </table:table-cell>
          <table:table-cell table:formula="of:=IF([.I40]=[.R40];0;1)" office:value-type="float" office:value="0" calcext:value-type="float">
            <text:p>0</text:p>
          </table:table-cell>
          <table:table-cell table:formula="of:=2/10*([.R40])+(1-2/10)*[.T39]" office:value-type="float" office:value="-0.642988278051788" calcext:value-type="float">
            <text:p>-0.642988278051788</text:p>
          </table:table-cell>
          <table:table-cell table:formula="of:=IF(ROUND([.T40];6)=ROUND([.L40];6);0;1)" office:value-type="float" office:value="0" calcext:value-type="float">
            <text:p>0</text:p>
          </table:table-cell>
          <table:table-cell table:formula="of:=[.R40]-[.T40]" office:value-type="float" office:value="0.33137216325521" calcext:value-type="float">
            <text:p>0.33137216325521</text:p>
          </table:table-cell>
          <table:table-cell table:formula="of:=IF(ROUND([.M40];6)=ROUND([.V40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06T04:00:00Z</text:p>
          </table:table-cell>
          <table:table-cell office:value-type="float" office:value="107.5" calcext:value-type="float">
            <text:p>107.5</text:p>
          </table:table-cell>
          <table:table-cell office:value-type="float" office:value="108" calcext:value-type="float">
            <text:p>108</text:p>
          </table:table-cell>
          <table:table-cell office:value-type="float" office:value="107.1" calcext:value-type="float">
            <text:p>107.1</text:p>
          </table:table-cell>
          <table:table-cell office:value-type="float" office:value="107.6" calcext:value-type="float">
            <text:p>107.6</text:p>
          </table:table-cell>
          <table:table-cell office:value-type="float" office:value="392700" calcext:value-type="float">
            <text:p>392700</text:p>
          </table:table-cell>
          <table:table-cell office:value-type="float" office:value="105.725" calcext:value-type="float">
            <text:p>105.725</text:p>
          </table:table-cell>
          <table:table-cell office:value-type="float" office:value="106.092307692308" calcext:value-type="float">
            <text:p>106.092307692308</text:p>
          </table:table-cell>
          <table:table-cell office:value-type="float" office:value="-0.178005390662563" calcext:value-type="float">
            <text:p>-0.178005390662563</text:p>
          </table:table-cell>
          <table:table-cell office:value-type="float" office:value="106.427613194919" calcext:value-type="float">
            <text:p>106.427613194919</text:p>
          </table:table-cell>
          <table:table-cell office:value-type="float" office:value="106.605618585581" calcext:value-type="float">
            <text:p>106.605618585581</text:p>
          </table:table-cell>
          <table:table-cell office:value-type="float" office:value="-0.549991700573944" calcext:value-type="float">
            <text:p>-0.549991700573944</text:p>
          </table:table-cell>
          <table:table-cell office:value-type="float" office:value="0.371986309911381" calcext:value-type="float">
            <text:p>0.371986309911381</text:p>
          </table:table-cell>
          <table:table-cell table:formula="of:=2/13*([.E41])+(1-2/13)*[.N40]" office:value-type="float" office:value="106.427613194919" calcext:value-type="float">
            <text:p>106.427613194919</text:p>
          </table:table-cell>
          <table:table-cell table:formula="of:=2/27*([.E41])+(1-2/27)*[.O40]" office:value-type="float" office:value="106.605618585581" calcext:value-type="float">
            <text:p>106.605618585581</text:p>
          </table:table-cell>
          <table:table-cell table:formula="of:=IF([.J41]=[.N41];0;1)" office:value-type="float" office:value="0" calcext:value-type="float">
            <text:p>0</text:p>
          </table:table-cell>
          <table:table-cell table:formula="of:=IF([.K41]=[.O41];0;1)" office:value-type="float" office:value="0" calcext:value-type="float">
            <text:p>0</text:p>
          </table:table-cell>
          <table:table-cell table:formula="of:=[.N41]-[.O41]" office:value-type="float" office:value="-0.178005390662563" calcext:value-type="float">
            <text:p>-0.178005390662563</text:p>
          </table:table-cell>
          <table:table-cell table:formula="of:=IF([.I41]=[.R41];0;1)" office:value-type="float" office:value="0" calcext:value-type="float">
            <text:p>0</text:p>
          </table:table-cell>
          <table:table-cell table:formula="of:=2/10*([.R41])+(1-2/10)*[.T40]" office:value-type="float" office:value="-0.549991700573943" calcext:value-type="float">
            <text:p>-0.549991700573943</text:p>
          </table:table-cell>
          <table:table-cell table:formula="of:=IF(ROUND([.T41];6)=ROUND([.L41];6);0;1)" office:value-type="float" office:value="0" calcext:value-type="float">
            <text:p>0</text:p>
          </table:table-cell>
          <table:table-cell table:formula="of:=[.R41]-[.T41]" office:value-type="float" office:value="0.371986309911381" calcext:value-type="float">
            <text:p>0.371986309911381</text:p>
          </table:table-cell>
          <table:table-cell table:formula="of:=IF(ROUND([.M41];6)=ROUND([.V41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07T04:00:00Z</text:p>
          </table:table-cell>
          <table:table-cell office:value-type="float" office:value="107.4" calcext:value-type="float">
            <text:p>107.4</text:p>
          </table:table-cell>
          <table:table-cell office:value-type="float" office:value="108.7" calcext:value-type="float">
            <text:p>108.7</text:p>
          </table:table-cell>
          <table:table-cell office:value-type="float" office:value="107" calcext:value-type="float">
            <text:p>107</text:p>
          </table:table-cell>
          <table:table-cell office:value-type="float" office:value="108.3" calcext:value-type="float">
            <text:p>108.3</text:p>
          </table:table-cell>
          <table:table-cell office:value-type="float" office:value="895300" calcext:value-type="float">
            <text:p>895300</text:p>
          </table:table-cell>
          <table:table-cell office:value-type="float" office:value="105.741666666667" calcext:value-type="float">
            <text:p>105.741666666667</text:p>
          </table:table-cell>
          <table:table-cell office:value-type="float" office:value="106.092307692308" calcext:value-type="float">
            <text:p>106.092307692308</text:p>
          </table:table-cell>
          <table:table-cell office:value-type="float" office:value="-0.0154556165899038" calcext:value-type="float">
            <text:p>-0.015455616589904</text:p>
          </table:table-cell>
          <table:table-cell office:value-type="float" office:value="106.715672703393" calcext:value-type="float">
            <text:p>106.715672703393</text:p>
          </table:table-cell>
          <table:table-cell office:value-type="float" office:value="106.731128319983" calcext:value-type="float">
            <text:p>106.731128319983</text:p>
          </table:table-cell>
          <table:table-cell office:value-type="float" office:value="-0.443084483777136" calcext:value-type="float">
            <text:p>-0.443084483777136</text:p>
          </table:table-cell>
          <table:table-cell office:value-type="float" office:value="0.427628867187232" calcext:value-type="float">
            <text:p>0.427628867187232</text:p>
          </table:table-cell>
          <table:table-cell table:formula="of:=2/13*([.E42])+(1-2/13)*[.N41]" office:value-type="float" office:value="106.715672703393" calcext:value-type="float">
            <text:p>106.715672703393</text:p>
          </table:table-cell>
          <table:table-cell table:formula="of:=2/27*([.E42])+(1-2/27)*[.O41]" office:value-type="float" office:value="106.731128319983" calcext:value-type="float">
            <text:p>106.731128319983</text:p>
          </table:table-cell>
          <table:table-cell table:formula="of:=IF([.J42]=[.N42];0;1)" office:value-type="float" office:value="0" calcext:value-type="float">
            <text:p>0</text:p>
          </table:table-cell>
          <table:table-cell table:formula="of:=IF([.K42]=[.O42];0;1)" office:value-type="float" office:value="0" calcext:value-type="float">
            <text:p>0</text:p>
          </table:table-cell>
          <table:table-cell table:formula="of:=[.N42]-[.O42]" office:value-type="float" office:value="-0.0154556165899038" calcext:value-type="float">
            <text:p>-0.015455616589904</text:p>
          </table:table-cell>
          <table:table-cell table:formula="of:=IF([.I42]=[.R42];0;1)" office:value-type="float" office:value="0" calcext:value-type="float">
            <text:p>0</text:p>
          </table:table-cell>
          <table:table-cell table:formula="of:=2/10*([.R42])+(1-2/10)*[.T41]" office:value-type="float" office:value="-0.443084483777135" calcext:value-type="float">
            <text:p>-0.443084483777135</text:p>
          </table:table-cell>
          <table:table-cell table:formula="of:=IF(ROUND([.T42];6)=ROUND([.L42];6);0;1)" office:value-type="float" office:value="0" calcext:value-type="float">
            <text:p>0</text:p>
          </table:table-cell>
          <table:table-cell table:formula="of:=[.R42]-[.T42]" office:value-type="float" office:value="0.427628867187231" calcext:value-type="float">
            <text:p>0.427628867187231</text:p>
          </table:table-cell>
          <table:table-cell table:formula="of:=IF(ROUND([.M42];6)=ROUND([.V42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08T04:00:00Z</text:p>
          </table:table-cell>
          <table:table-cell table:number-columns-repeated="2" office:value-type="float" office:value="107.7" calcext:value-type="float">
            <text:p>107.7</text:p>
          </table:table-cell>
          <table:table-cell office:value-type="float" office:value="106.4" calcext:value-type="float">
            <text:p>106.4</text:p>
          </table:table-cell>
          <table:table-cell office:value-type="float" office:value="106.8" calcext:value-type="float">
            <text:p>106.8</text:p>
          </table:table-cell>
          <table:table-cell office:value-type="float" office:value="847900" calcext:value-type="float">
            <text:p>847900</text:p>
          </table:table-cell>
          <table:table-cell office:value-type="float" office:value="105.883333333333" calcext:value-type="float">
            <text:p>105.883333333333</text:p>
          </table:table-cell>
          <table:table-cell office:value-type="float" office:value="106.1" calcext:value-type="float">
            <text:p>106.1</text:p>
          </table:table-cell>
          <table:table-cell office:value-type="float" office:value="-0.00758379226984118" calcext:value-type="float">
            <text:p>-0.007583792269841</text:p>
          </table:table-cell>
          <table:table-cell office:value-type="float" office:value="106.72864613364" calcext:value-type="float">
            <text:p>106.72864613364</text:p>
          </table:table-cell>
          <table:table-cell office:value-type="float" office:value="106.73622992591" calcext:value-type="float">
            <text:p>106.73622992591</text:p>
          </table:table-cell>
          <table:table-cell office:value-type="float" office:value="-0.355984345475677" calcext:value-type="float">
            <text:p>-0.355984345475677</text:p>
          </table:table-cell>
          <table:table-cell office:value-type="float" office:value="0.348400553205836" calcext:value-type="float">
            <text:p>0.348400553205836</text:p>
          </table:table-cell>
          <table:table-cell table:formula="of:=2/13*([.E43])+(1-2/13)*[.N42]" office:value-type="float" office:value="106.72864613364" calcext:value-type="float">
            <text:p>106.72864613364</text:p>
          </table:table-cell>
          <table:table-cell table:formula="of:=2/27*([.E43])+(1-2/27)*[.O42]" office:value-type="float" office:value="106.73622992591" calcext:value-type="float">
            <text:p>106.73622992591</text:p>
          </table:table-cell>
          <table:table-cell table:formula="of:=IF([.J43]=[.N43];0;1)" office:value-type="float" office:value="0" calcext:value-type="float">
            <text:p>0</text:p>
          </table:table-cell>
          <table:table-cell table:formula="of:=IF([.K43]=[.O43];0;1)" office:value-type="float" office:value="0" calcext:value-type="float">
            <text:p>0</text:p>
          </table:table-cell>
          <table:table-cell table:formula="of:=[.N43]-[.O43]" office:value-type="float" office:value="-0.00758379226984118" calcext:value-type="float">
            <text:p>-0.007583792269841</text:p>
          </table:table-cell>
          <table:table-cell table:formula="of:=IF([.I43]=[.R43];0;1)" office:value-type="float" office:value="0" calcext:value-type="float">
            <text:p>0</text:p>
          </table:table-cell>
          <table:table-cell table:formula="of:=2/10*([.R43])+(1-2/10)*[.T42]" office:value-type="float" office:value="-0.355984345475676" calcext:value-type="float">
            <text:p>-0.355984345475676</text:p>
          </table:table-cell>
          <table:table-cell table:formula="of:=IF(ROUND([.T43];6)=ROUND([.L43];6);0;1)" office:value-type="float" office:value="0" calcext:value-type="float">
            <text:p>0</text:p>
          </table:table-cell>
          <table:table-cell table:formula="of:=[.R43]-[.T43]" office:value-type="float" office:value="0.348400553205835" calcext:value-type="float">
            <text:p>0.348400553205835</text:p>
          </table:table-cell>
          <table:table-cell table:formula="of:=IF(ROUND([.M43];6)=ROUND([.V43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09T04:00:00Z</text:p>
          </table:table-cell>
          <table:table-cell table:number-columns-repeated="2" office:value-type="float" office:value="107.7" calcext:value-type="float">
            <text:p>107.7</text:p>
          </table:table-cell>
          <table:table-cell office:value-type="float" office:value="105.9" calcext:value-type="float">
            <text:p>105.9</text:p>
          </table:table-cell>
          <table:table-cell office:value-type="float" office:value="106.3" calcext:value-type="float">
            <text:p>106.3</text:p>
          </table:table-cell>
          <table:table-cell office:value-type="float" office:value="818500" calcext:value-type="float">
            <text:p>818500</text:p>
          </table:table-cell>
          <table:table-cell office:value-type="float" office:value="105.991666666667" calcext:value-type="float">
            <text:p>105.991666666667</text:p>
          </table:table-cell>
          <table:table-cell office:value-type="float" office:value="106.088461538462" calcext:value-type="float">
            <text:p>106.088461538462</text:p>
          </table:table-cell>
          <table:table-cell office:value-type="float" office:value="-0.0412160234462107" calcext:value-type="float">
            <text:p>-0.041216023446211</text:p>
          </table:table-cell>
          <table:table-cell office:value-type="float" office:value="106.662700574618" calcext:value-type="float">
            <text:p>106.662700574618</text:p>
          </table:table-cell>
          <table:table-cell office:value-type="float" office:value="106.703916598065" calcext:value-type="float">
            <text:p>106.703916598065</text:p>
          </table:table-cell>
          <table:table-cell office:value-type="float" office:value="-0.293030681069784" calcext:value-type="float">
            <text:p>-0.293030681069784</text:p>
          </table:table-cell>
          <table:table-cell office:value-type="float" office:value="0.251814657623573" calcext:value-type="float">
            <text:p>0.251814657623573</text:p>
          </table:table-cell>
          <table:table-cell table:formula="of:=2/13*([.E44])+(1-2/13)*[.N43]" office:value-type="float" office:value="106.662700574618" calcext:value-type="float">
            <text:p>106.662700574618</text:p>
          </table:table-cell>
          <table:table-cell table:formula="of:=2/27*([.E44])+(1-2/27)*[.O43]" office:value-type="float" office:value="106.703916598065" calcext:value-type="float">
            <text:p>106.703916598065</text:p>
          </table:table-cell>
          <table:table-cell table:formula="of:=IF([.J44]=[.N44];0;1)" office:value-type="float" office:value="0" calcext:value-type="float">
            <text:p>0</text:p>
          </table:table-cell>
          <table:table-cell table:formula="of:=IF([.K44]=[.O44];0;1)" office:value-type="float" office:value="0" calcext:value-type="float">
            <text:p>0</text:p>
          </table:table-cell>
          <table:table-cell table:formula="of:=[.N44]-[.O44]" office:value-type="float" office:value="-0.0412160234462107" calcext:value-type="float">
            <text:p>-0.041216023446211</text:p>
          </table:table-cell>
          <table:table-cell table:formula="of:=IF([.I44]=[.R44];0;1)" office:value-type="float" office:value="0" calcext:value-type="float">
            <text:p>0</text:p>
          </table:table-cell>
          <table:table-cell table:formula="of:=2/10*([.R44])+(1-2/10)*[.T43]" office:value-type="float" office:value="-0.293030681069783" calcext:value-type="float">
            <text:p>-0.293030681069783</text:p>
          </table:table-cell>
          <table:table-cell table:formula="of:=IF(ROUND([.T44];6)=ROUND([.L44];6);0;1)" office:value-type="float" office:value="0" calcext:value-type="float">
            <text:p>0</text:p>
          </table:table-cell>
          <table:table-cell table:formula="of:=[.R44]-[.T44]" office:value-type="float" office:value="0.251814657623573" calcext:value-type="float">
            <text:p>0.251814657623573</text:p>
          </table:table-cell>
          <table:table-cell table:formula="of:=IF(ROUND([.M44];6)=ROUND([.V44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12T04:00:00Z</text:p>
          </table:table-cell>
          <table:table-cell office:value-type="float" office:value="106.6" calcext:value-type="float">
            <text:p>106.6</text:p>
          </table:table-cell>
          <table:table-cell office:value-type="float" office:value="106.7" calcext:value-type="float">
            <text:p>106.7</text:p>
          </table:table-cell>
          <table:table-cell table:number-columns-repeated="2" office:value-type="float" office:value="105.7" calcext:value-type="float">
            <text:p>105.7</text:p>
          </table:table-cell>
          <table:table-cell office:value-type="float" office:value="429700" calcext:value-type="float">
            <text:p>429700</text:p>
          </table:table-cell>
          <table:table-cell office:value-type="float" office:value="106.15" calcext:value-type="float">
            <text:p>106.15</text:p>
          </table:table-cell>
          <table:table-cell office:value-type="float" office:value="106.146153846154" calcext:value-type="float">
            <text:p>106.146153846154</text:p>
          </table:table-cell>
          <table:table-cell office:value-type="float" office:value="-0.114959611707519" calcext:value-type="float">
            <text:p>-0.114959611707519</text:p>
          </table:table-cell>
          <table:table-cell office:value-type="float" office:value="106.514592793908" calcext:value-type="float">
            <text:p>106.514592793908</text:p>
          </table:table-cell>
          <table:table-cell office:value-type="float" office:value="106.629552405615" calcext:value-type="float">
            <text:p>106.629552405615</text:p>
          </table:table-cell>
          <table:table-cell office:value-type="float" office:value="-0.257416467197331" calcext:value-type="float">
            <text:p>-0.257416467197331</text:p>
          </table:table-cell>
          <table:table-cell office:value-type="float" office:value="0.142456855489812" calcext:value-type="float">
            <text:p>0.142456855489812</text:p>
          </table:table-cell>
          <table:table-cell table:formula="of:=2/13*([.E45])+(1-2/13)*[.N44]" office:value-type="float" office:value="106.514592793908" calcext:value-type="float">
            <text:p>106.514592793908</text:p>
          </table:table-cell>
          <table:table-cell table:formula="of:=2/27*([.E45])+(1-2/27)*[.O44]" office:value-type="float" office:value="106.629552405615" calcext:value-type="float">
            <text:p>106.629552405615</text:p>
          </table:table-cell>
          <table:table-cell table:formula="of:=IF([.J45]=[.N45];0;1)" office:value-type="float" office:value="0" calcext:value-type="float">
            <text:p>0</text:p>
          </table:table-cell>
          <table:table-cell table:formula="of:=IF([.K45]=[.O45];0;1)" office:value-type="float" office:value="0" calcext:value-type="float">
            <text:p>0</text:p>
          </table:table-cell>
          <table:table-cell table:formula="of:=[.N45]-[.O45]" office:value-type="float" office:value="-0.114959611707519" calcext:value-type="float">
            <text:p>-0.114959611707519</text:p>
          </table:table-cell>
          <table:table-cell table:formula="of:=IF([.I45]=[.R45];0;1)" office:value-type="float" office:value="0" calcext:value-type="float">
            <text:p>0</text:p>
          </table:table-cell>
          <table:table-cell table:formula="of:=2/10*([.R45])+(1-2/10)*[.T44]" office:value-type="float" office:value="-0.25741646719733" calcext:value-type="float">
            <text:p>-0.25741646719733</text:p>
          </table:table-cell>
          <table:table-cell table:formula="of:=IF(ROUND([.T45];6)=ROUND([.L45];6);0;1)" office:value-type="float" office:value="0" calcext:value-type="float">
            <text:p>0</text:p>
          </table:table-cell>
          <table:table-cell table:formula="of:=[.R45]-[.T45]" office:value-type="float" office:value="0.142456855489811" calcext:value-type="float">
            <text:p>0.142456855489811</text:p>
          </table:table-cell>
          <table:table-cell table:formula="of:=IF(ROUND([.M45];6)=ROUND([.V45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13T04:00:00Z</text:p>
          </table:table-cell>
          <table:table-cell office:value-type="float" office:value="105.2" calcext:value-type="float">
            <text:p>105.2</text:p>
          </table:table-cell>
          <table:table-cell office:value-type="float" office:value="106.7" calcext:value-type="float">
            <text:p>106.7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5" calcext:value-type="float">
            <text:p>106.5</text:p>
          </table:table-cell>
          <table:table-cell office:value-type="float" office:value="954000" calcext:value-type="float">
            <text:p>954000</text:p>
          </table:table-cell>
          <table:table-cell office:value-type="float" office:value="106.175" calcext:value-type="float">
            <text:p>106.175</text:p>
          </table:table-cell>
          <table:table-cell office:value-type="float" office:value="106.2" calcext:value-type="float">
            <text:p>106.2</text:p>
          </table:table-cell>
          <table:table-cell office:value-type="float" office:value="-0.107608182434078" calcext:value-type="float">
            <text:p>-0.107608182434078</text:p>
          </table:table-cell>
          <table:table-cell office:value-type="float" office:value="106.512347748691" calcext:value-type="float">
            <text:p>106.512347748691</text:p>
          </table:table-cell>
          <table:table-cell office:value-type="float" office:value="106.619955931125" calcext:value-type="float">
            <text:p>106.619955931125</text:p>
          </table:table-cell>
          <table:table-cell office:value-type="float" office:value="-0.22745481024468" calcext:value-type="float">
            <text:p>-0.22745481024468</text:p>
          </table:table-cell>
          <table:table-cell office:value-type="float" office:value="0.119846627810603" calcext:value-type="float">
            <text:p>0.119846627810603</text:p>
          </table:table-cell>
          <table:table-cell table:formula="of:=2/13*([.E46])+(1-2/13)*[.N45]" office:value-type="float" office:value="106.512347748691" calcext:value-type="float">
            <text:p>106.512347748691</text:p>
          </table:table-cell>
          <table:table-cell table:formula="of:=2/27*([.E46])+(1-2/27)*[.O45]" office:value-type="float" office:value="106.619955931125" calcext:value-type="float">
            <text:p>106.619955931125</text:p>
          </table:table-cell>
          <table:table-cell table:formula="of:=IF([.J46]=[.N46];0;1)" office:value-type="float" office:value="0" calcext:value-type="float">
            <text:p>0</text:p>
          </table:table-cell>
          <table:table-cell table:formula="of:=IF([.K46]=[.O46];0;1)" office:value-type="float" office:value="0" calcext:value-type="float">
            <text:p>0</text:p>
          </table:table-cell>
          <table:table-cell table:formula="of:=[.N46]-[.O46]" office:value-type="float" office:value="-0.107608182434078" calcext:value-type="float">
            <text:p>-0.107608182434078</text:p>
          </table:table-cell>
          <table:table-cell table:formula="of:=IF([.I46]=[.R46];0;1)" office:value-type="float" office:value="0" calcext:value-type="float">
            <text:p>0</text:p>
          </table:table-cell>
          <table:table-cell table:formula="of:=2/10*([.R46])+(1-2/10)*[.T45]" office:value-type="float" office:value="-0.22745481024468" calcext:value-type="float">
            <text:p>-0.22745481024468</text:p>
          </table:table-cell>
          <table:table-cell table:formula="of:=IF(ROUND([.T46];6)=ROUND([.L46];6);0;1)" office:value-type="float" office:value="0" calcext:value-type="float">
            <text:p>0</text:p>
          </table:table-cell>
          <table:table-cell table:formula="of:=[.R46]-[.T46]" office:value-type="float" office:value="0.119846627810602" calcext:value-type="float">
            <text:p>0.119846627810602</text:p>
          </table:table-cell>
          <table:table-cell table:formula="of:=IF(ROUND([.M46];6)=ROUND([.V46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14T04:00:00Z</text:p>
          </table:table-cell>
          <table:table-cell office:value-type="float" office:value="106.9" calcext:value-type="float">
            <text:p>106.9</text:p>
          </table:table-cell>
          <table:table-cell office:value-type="float" office:value="107.5" calcext:value-type="float">
            <text:p>107.5</text:p>
          </table:table-cell>
          <table:table-cell office:value-type="float" office:value="106.4" calcext:value-type="float">
            <text:p>106.4</text:p>
          </table:table-cell>
          <table:table-cell office:value-type="float" office:value="107.3" calcext:value-type="float">
            <text:p>107.3</text:p>
          </table:table-cell>
          <table:table-cell office:value-type="float" office:value="614900" calcext:value-type="float">
            <text:p>614900</text:p>
          </table:table-cell>
          <table:table-cell office:value-type="float" office:value="106.425" calcext:value-type="float">
            <text:p>106.425</text:p>
          </table:table-cell>
          <table:table-cell office:value-type="float" office:value="106.226923076923" calcext:value-type="float">
            <text:p>106.226923076923</text:p>
          </table:table-cell>
          <table:table-cell office:value-type="float" office:value="-0.0368045477334249" calcext:value-type="float">
            <text:p>-0.036804547733425</text:p>
          </table:table-cell>
          <table:table-cell office:value-type="float" office:value="106.633525018123" calcext:value-type="float">
            <text:p>106.633525018123</text:p>
          </table:table-cell>
          <table:table-cell office:value-type="float" office:value="106.670329565857" calcext:value-type="float">
            <text:p>106.670329565857</text:p>
          </table:table-cell>
          <table:table-cell office:value-type="float" office:value="-0.189324757742429" calcext:value-type="float">
            <text:p>-0.189324757742429</text:p>
          </table:table-cell>
          <table:table-cell office:value-type="float" office:value="0.152520210009004" calcext:value-type="float">
            <text:p>0.152520210009004</text:p>
          </table:table-cell>
          <table:table-cell table:formula="of:=2/13*([.E47])+(1-2/13)*[.N46]" office:value-type="float" office:value="106.633525018123" calcext:value-type="float">
            <text:p>106.633525018123</text:p>
          </table:table-cell>
          <table:table-cell table:formula="of:=2/27*([.E47])+(1-2/27)*[.O46]" office:value-type="float" office:value="106.670329565857" calcext:value-type="float">
            <text:p>106.670329565857</text:p>
          </table:table-cell>
          <table:table-cell table:formula="of:=IF([.J47]=[.N47];0;1)" office:value-type="float" office:value="0" calcext:value-type="float">
            <text:p>0</text:p>
          </table:table-cell>
          <table:table-cell table:formula="of:=IF([.K47]=[.O47];0;1)" office:value-type="float" office:value="0" calcext:value-type="float">
            <text:p>0</text:p>
          </table:table-cell>
          <table:table-cell table:formula="of:=[.N47]-[.O47]" office:value-type="float" office:value="-0.0368045477334249" calcext:value-type="float">
            <text:p>-0.036804547733425</text:p>
          </table:table-cell>
          <table:table-cell table:formula="of:=IF([.I47]=[.R47];0;1)" office:value-type="float" office:value="0" calcext:value-type="float">
            <text:p>0</text:p>
          </table:table-cell>
          <table:table-cell table:formula="of:=2/10*([.R47])+(1-2/10)*[.T46]" office:value-type="float" office:value="-0.189324757742429" calcext:value-type="float">
            <text:p>-0.189324757742429</text:p>
          </table:table-cell>
          <table:table-cell table:formula="of:=IF(ROUND([.T47];6)=ROUND([.L47];6);0;1)" office:value-type="float" office:value="0" calcext:value-type="float">
            <text:p>0</text:p>
          </table:table-cell>
          <table:table-cell table:formula="of:=[.R47]-[.T47]" office:value-type="float" office:value="0.152520210009004" calcext:value-type="float">
            <text:p>0.152520210009004</text:p>
          </table:table-cell>
          <table:table-cell table:formula="of:=IF(ROUND([.M47];6)=ROUND([.V47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15T04:00:00Z</text:p>
          </table:table-cell>
          <table:table-cell office:value-type="float" office:value="107.1" calcext:value-type="float">
            <text:p>107.1</text:p>
          </table:table-cell>
          <table:table-cell office:value-type="float" office:value="107.8" calcext:value-type="float">
            <text:p>107.8</text:p>
          </table:table-cell>
          <table:table-cell office:value-type="float" office:value="106.6" calcext:value-type="float">
            <text:p>106.6</text:p>
          </table:table-cell>
          <table:table-cell office:value-type="float" office:value="106.8" calcext:value-type="float">
            <text:p>106.8</text:p>
          </table:table-cell>
          <table:table-cell office:value-type="float" office:value="647700" calcext:value-type="float">
            <text:p>647700</text:p>
          </table:table-cell>
          <table:table-cell office:value-type="float" office:value="106.775" calcext:value-type="float">
            <text:p>106.775</text:p>
          </table:table-cell>
          <table:table-cell office:value-type="float" office:value="106.280769230769" calcext:value-type="float">
            <text:p>106.280769230769</text:p>
          </table:table-cell>
          <table:table-cell office:value-type="float" office:value="-0.0207982294040505" calcext:value-type="float">
            <text:p>-0.020798229404051</text:p>
          </table:table-cell>
          <table:table-cell office:value-type="float" office:value="106.659136553797" calcext:value-type="float">
            <text:p>106.659136553797</text:p>
          </table:table-cell>
          <table:table-cell office:value-type="float" office:value="106.679934783201" calcext:value-type="float">
            <text:p>106.679934783201</text:p>
          </table:table-cell>
          <table:table-cell office:value-type="float" office:value="-0.155619452074754" calcext:value-type="float">
            <text:p>-0.155619452074754</text:p>
          </table:table-cell>
          <table:table-cell office:value-type="float" office:value="0.134821222670703" calcext:value-type="float">
            <text:p>0.134821222670703</text:p>
          </table:table-cell>
          <table:table-cell table:formula="of:=2/13*([.E48])+(1-2/13)*[.N47]" office:value-type="float" office:value="106.659136553797" calcext:value-type="float">
            <text:p>106.659136553797</text:p>
          </table:table-cell>
          <table:table-cell table:formula="of:=2/27*([.E48])+(1-2/27)*[.O47]" office:value-type="float" office:value="106.679934783201" calcext:value-type="float">
            <text:p>106.679934783201</text:p>
          </table:table-cell>
          <table:table-cell table:formula="of:=IF([.J48]=[.N48];0;1)" office:value-type="float" office:value="0" calcext:value-type="float">
            <text:p>0</text:p>
          </table:table-cell>
          <table:table-cell table:formula="of:=IF([.K48]=[.O48];0;1)" office:value-type="float" office:value="0" calcext:value-type="float">
            <text:p>0</text:p>
          </table:table-cell>
          <table:table-cell table:formula="of:=[.N48]-[.O48]" office:value-type="float" office:value="-0.0207982294040505" calcext:value-type="float">
            <text:p>-0.020798229404051</text:p>
          </table:table-cell>
          <table:table-cell table:formula="of:=IF([.I48]=[.R48];0;1)" office:value-type="float" office:value="0" calcext:value-type="float">
            <text:p>0</text:p>
          </table:table-cell>
          <table:table-cell table:formula="of:=2/10*([.R48])+(1-2/10)*[.T47]" office:value-type="float" office:value="-0.155619452074753" calcext:value-type="float">
            <text:p>-0.155619452074753</text:p>
          </table:table-cell>
          <table:table-cell table:formula="of:=IF(ROUND([.T48];6)=ROUND([.L48];6);0;1)" office:value-type="float" office:value="0" calcext:value-type="float">
            <text:p>0</text:p>
          </table:table-cell>
          <table:table-cell table:formula="of:=[.R48]-[.T48]" office:value-type="float" office:value="0.134821222670703" calcext:value-type="float">
            <text:p>0.134821222670703</text:p>
          </table:table-cell>
          <table:table-cell table:formula="of:=IF(ROUND([.M48];6)=ROUND([.V48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16T04:00:00Z</text:p>
          </table:table-cell>
          <table:table-cell office:value-type="float" office:value="107" calcext:value-type="float">
            <text:p>107</text:p>
          </table:table-cell>
          <table:table-cell office:value-type="float" office:value="107.2" calcext:value-type="float">
            <text:p>107.2</text:p>
          </table:table-cell>
          <table:table-cell table:number-columns-repeated="2" office:value-type="float" office:value="104.5" calcext:value-type="float">
            <text:p>104.5</text:p>
          </table:table-cell>
          <table:table-cell office:value-type="float" office:value="3000700" calcext:value-type="float">
            <text:p>3000700</text:p>
          </table:table-cell>
          <table:table-cell office:value-type="float" office:value="106.891666666667" calcext:value-type="float">
            <text:p>106.891666666667</text:p>
          </table:table-cell>
          <table:table-cell office:value-type="float" office:value="106.334615384615" calcext:value-type="float">
            <text:p>106.334615384615</text:p>
          </table:table-cell>
          <table:table-cell office:value-type="float" office:value="-0.191496433226845" calcext:value-type="float">
            <text:p>-0.191496433226845</text:p>
          </table:table-cell>
          <table:table-cell office:value-type="float" office:value="106.326961699366" calcext:value-type="float">
            <text:p>106.326961699366</text:p>
          </table:table-cell>
          <table:table-cell office:value-type="float" office:value="106.518458132593" calcext:value-type="float">
            <text:p>106.518458132593</text:p>
          </table:table-cell>
          <table:table-cell office:value-type="float" office:value="-0.162794848305172" calcext:value-type="float">
            <text:p>-0.162794848305172</text:p>
          </table:table-cell>
          <table:table-cell office:value-type="float" office:value="-0.0287015849216735" calcext:value-type="float">
            <text:p>-0.028701584921674</text:p>
          </table:table-cell>
          <table:table-cell table:formula="of:=2/13*([.E49])+(1-2/13)*[.N48]" office:value-type="float" office:value="106.326961699366" calcext:value-type="float">
            <text:p>106.326961699366</text:p>
          </table:table-cell>
          <table:table-cell table:formula="of:=2/27*([.E49])+(1-2/27)*[.O48]" office:value-type="float" office:value="106.518458132593" calcext:value-type="float">
            <text:p>106.518458132593</text:p>
          </table:table-cell>
          <table:table-cell table:formula="of:=IF([.J49]=[.N49];0;1)" office:value-type="float" office:value="0" calcext:value-type="float">
            <text:p>0</text:p>
          </table:table-cell>
          <table:table-cell table:formula="of:=IF([.K49]=[.O49];0;1)" office:value-type="float" office:value="0" calcext:value-type="float">
            <text:p>0</text:p>
          </table:table-cell>
          <table:table-cell table:formula="of:=[.N49]-[.O49]" office:value-type="float" office:value="-0.191496433226845" calcext:value-type="float">
            <text:p>-0.191496433226845</text:p>
          </table:table-cell>
          <table:table-cell table:formula="of:=IF([.I49]=[.R49];0;1)" office:value-type="float" office:value="0" calcext:value-type="float">
            <text:p>0</text:p>
          </table:table-cell>
          <table:table-cell table:formula="of:=2/10*([.R49])+(1-2/10)*[.T48]" office:value-type="float" office:value="-0.162794848305172" calcext:value-type="float">
            <text:p>-0.162794848305172</text:p>
          </table:table-cell>
          <table:table-cell table:formula="of:=IF(ROUND([.T49];6)=ROUND([.L49];6);0;1)" office:value-type="float" office:value="0" calcext:value-type="float">
            <text:p>0</text:p>
          </table:table-cell>
          <table:table-cell table:formula="of:=[.R49]-[.T49]" office:value-type="float" office:value="-0.0287015849216737" calcext:value-type="float">
            <text:p>-0.028701584921674</text:p>
          </table:table-cell>
          <table:table-cell table:formula="of:=IF(ROUND([.M49];6)=ROUND([.V49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19T04:00:00Z</text:p>
          </table:table-cell>
          <table:table-cell office:value-type="float" office:value="104.8" calcext:value-type="float">
            <text:p>104.8</text:p>
          </table:table-cell>
          <table:table-cell office:value-type="float" office:value="106.1" calcext:value-type="float">
            <text:p>106.1</text:p>
          </table:table-cell>
          <table:table-cell office:value-type="float" office:value="104.3" calcext:value-type="float">
            <text:p>104.3</text:p>
          </table:table-cell>
          <table:table-cell office:value-type="float" office:value="105.6" calcext:value-type="float">
            <text:p>105.6</text:p>
          </table:table-cell>
          <table:table-cell office:value-type="float" office:value="930300" calcext:value-type="float">
            <text:p>930300</text:p>
          </table:table-cell>
          <table:table-cell office:value-type="float" office:value="106.841666666667" calcext:value-type="float">
            <text:p>106.841666666667</text:p>
          </table:table-cell>
          <table:table-cell office:value-type="float" office:value="106.380769230769" calcext:value-type="float">
            <text:p>106.380769230769</text:p>
          </table:table-cell>
          <table:table-cell office:value-type="float" office:value="-0.235302758920199" calcext:value-type="float">
            <text:p>-0.235302758920199</text:p>
          </table:table-cell>
          <table:table-cell office:value-type="float" office:value="106.215121437925" calcext:value-type="float">
            <text:p>106.215121437925</text:p>
          </table:table-cell>
          <table:table-cell office:value-type="float" office:value="106.450424196846" calcext:value-type="float">
            <text:p>106.450424196846</text:p>
          </table:table-cell>
          <table:table-cell office:value-type="float" office:value="-0.177296430428177" calcext:value-type="float">
            <text:p>-0.177296430428177</text:p>
          </table:table-cell>
          <table:table-cell office:value-type="float" office:value="-0.0580063284920213" calcext:value-type="float">
            <text:p>-0.058006328492021</text:p>
          </table:table-cell>
          <table:table-cell table:formula="of:=2/13*([.E50])+(1-2/13)*[.N49]" office:value-type="float" office:value="106.215121437925" calcext:value-type="float">
            <text:p>106.215121437925</text:p>
          </table:table-cell>
          <table:table-cell table:formula="of:=2/27*([.E50])+(1-2/27)*[.O49]" office:value-type="float" office:value="106.450424196846" calcext:value-type="float">
            <text:p>106.450424196846</text:p>
          </table:table-cell>
          <table:table-cell table:formula="of:=IF([.J50]=[.N50];0;1)" office:value-type="float" office:value="0" calcext:value-type="float">
            <text:p>0</text:p>
          </table:table-cell>
          <table:table-cell table:formula="of:=IF([.K50]=[.O50];0;1)" office:value-type="float" office:value="0" calcext:value-type="float">
            <text:p>0</text:p>
          </table:table-cell>
          <table:table-cell table:formula="of:=[.N50]-[.O50]" office:value-type="float" office:value="-0.235302758920199" calcext:value-type="float">
            <text:p>-0.235302758920199</text:p>
          </table:table-cell>
          <table:table-cell table:formula="of:=IF([.I50]=[.R50];0;1)" office:value-type="float" office:value="0" calcext:value-type="float">
            <text:p>0</text:p>
          </table:table-cell>
          <table:table-cell table:formula="of:=2/10*([.R50])+(1-2/10)*[.T49]" office:value-type="float" office:value="-0.177296430428177" calcext:value-type="float">
            <text:p>-0.177296430428177</text:p>
          </table:table-cell>
          <table:table-cell table:formula="of:=IF(ROUND([.T50];6)=ROUND([.L50];6);0;1)" office:value-type="float" office:value="0" calcext:value-type="float">
            <text:p>0</text:p>
          </table:table-cell>
          <table:table-cell table:formula="of:=[.R50]-[.T50]" office:value-type="float" office:value="-0.0580063284920215" calcext:value-type="float">
            <text:p>-0.058006328492022</text:p>
          </table:table-cell>
          <table:table-cell table:formula="of:=IF(ROUND([.M50];6)=ROUND([.V50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20T04:00:00Z</text:p>
          </table:table-cell>
          <table:table-cell table:number-columns-repeated="2" office:value-type="float" office:value="105.4" calcext:value-type="float">
            <text:p>105.4</text:p>
          </table:table-cell>
          <table:table-cell office:value-type="float" office:value="104.1" calcext:value-type="float">
            <text:p>104.1</text:p>
          </table:table-cell>
          <table:table-cell office:value-type="float" office:value="104.8" calcext:value-type="float">
            <text:p>104.8</text:p>
          </table:table-cell>
          <table:table-cell office:value-type="float" office:value="1360800" calcext:value-type="float">
            <text:p>1360800</text:p>
          </table:table-cell>
          <table:table-cell office:value-type="float" office:value="106.766666666667" calcext:value-type="float">
            <text:p>106.766666666667</text:p>
          </table:table-cell>
          <table:table-cell office:value-type="float" office:value="106.373076923077" calcext:value-type="float">
            <text:p>106.373076923077</text:p>
          </table:table-cell>
          <table:table-cell office:value-type="float" office:value="-0.330760105159484" calcext:value-type="float">
            <text:p>-0.330760105159484</text:p>
          </table:table-cell>
          <table:table-cell office:value-type="float" office:value="105.997410447475" calcext:value-type="float">
            <text:p>105.997410447475</text:p>
          </table:table-cell>
          <table:table-cell office:value-type="float" office:value="106.328170552635" calcext:value-type="float">
            <text:p>106.328170552635</text:p>
          </table:table-cell>
          <table:table-cell office:value-type="float" office:value="-0.207989165374439" calcext:value-type="float">
            <text:p>-0.207989165374439</text:p>
          </table:table-cell>
          <table:table-cell office:value-type="float" office:value="-0.122770939785046" calcext:value-type="float">
            <text:p>-0.122770939785046</text:p>
          </table:table-cell>
          <table:table-cell table:formula="of:=2/13*([.E51])+(1-2/13)*[.N50]" office:value-type="float" office:value="105.997410447475" calcext:value-type="float">
            <text:p>105.997410447475</text:p>
          </table:table-cell>
          <table:table-cell table:formula="of:=2/27*([.E51])+(1-2/27)*[.O50]" office:value-type="float" office:value="106.328170552635" calcext:value-type="float">
            <text:p>106.328170552635</text:p>
          </table:table-cell>
          <table:table-cell table:formula="of:=IF([.J51]=[.N51];0;1)" office:value-type="float" office:value="0" calcext:value-type="float">
            <text:p>0</text:p>
          </table:table-cell>
          <table:table-cell table:formula="of:=IF([.K51]=[.O51];0;1)" office:value-type="float" office:value="0" calcext:value-type="float">
            <text:p>0</text:p>
          </table:table-cell>
          <table:table-cell table:formula="of:=[.N51]-[.O51]" office:value-type="float" office:value="-0.330760105159484" calcext:value-type="float">
            <text:p>-0.330760105159484</text:p>
          </table:table-cell>
          <table:table-cell table:formula="of:=IF([.I51]=[.R51];0;1)" office:value-type="float" office:value="0" calcext:value-type="float">
            <text:p>0</text:p>
          </table:table-cell>
          <table:table-cell table:formula="of:=2/10*([.R51])+(1-2/10)*[.T50]" office:value-type="float" office:value="-0.207989165374439" calcext:value-type="float">
            <text:p>-0.207989165374439</text:p>
          </table:table-cell>
          <table:table-cell table:formula="of:=IF(ROUND([.T51];6)=ROUND([.L51];6);0;1)" office:value-type="float" office:value="0" calcext:value-type="float">
            <text:p>0</text:p>
          </table:table-cell>
          <table:table-cell table:formula="of:=[.R51]-[.T51]" office:value-type="float" office:value="-0.122770939785046" calcext:value-type="float">
            <text:p>-0.122770939785046</text:p>
          </table:table-cell>
          <table:table-cell table:formula="of:=IF(ROUND([.M51];6)=ROUND([.V51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21T04:00:00Z</text:p>
          </table:table-cell>
          <table:table-cell office:value-type="float" office:value="104.3" calcext:value-type="float">
            <text:p>104.3</text:p>
          </table:table-cell>
          <table:table-cell office:value-type="float" office:value="105.3" calcext:value-type="float">
            <text:p>105.3</text:p>
          </table:table-cell>
          <table:table-cell office:value-type="float" office:value="104.1" calcext:value-type="float">
            <text:p>104.1</text:p>
          </table:table-cell>
          <table:table-cell office:value-type="float" office:value="104.9" calcext:value-type="float">
            <text:p>104.9</text:p>
          </table:table-cell>
          <table:table-cell office:value-type="float" office:value="599800" calcext:value-type="float">
            <text:p>599800</text:p>
          </table:table-cell>
          <table:table-cell office:value-type="float" office:value="106.541666666667" calcext:value-type="float">
            <text:p>106.541666666667</text:p>
          </table:table-cell>
          <table:table-cell office:value-type="float" office:value="106.315384615385" calcext:value-type="float">
            <text:p>106.315384615385</text:p>
          </table:table-cell>
          <table:table-cell office:value-type="float" office:value="-0.393802070387863" calcext:value-type="float">
            <text:p>-0.393802070387863</text:p>
          </table:table-cell>
          <table:table-cell office:value-type="float" office:value="105.828578070941" calcext:value-type="float">
            <text:p>105.828578070941</text:p>
          </table:table-cell>
          <table:table-cell office:value-type="float" office:value="106.222380141329" calcext:value-type="float">
            <text:p>106.222380141329</text:p>
          </table:table-cell>
          <table:table-cell office:value-type="float" office:value="-0.245151746377124" calcext:value-type="float">
            <text:p>-0.245151746377124</text:p>
          </table:table-cell>
          <table:table-cell office:value-type="float" office:value="-0.14865032401074" calcext:value-type="float">
            <text:p>-0.14865032401074</text:p>
          </table:table-cell>
          <table:table-cell table:formula="of:=2/13*([.E52])+(1-2/13)*[.N51]" office:value-type="float" office:value="105.828578070941" calcext:value-type="float">
            <text:p>105.828578070941</text:p>
          </table:table-cell>
          <table:table-cell table:formula="of:=2/27*([.E52])+(1-2/27)*[.O51]" office:value-type="float" office:value="106.222380141329" calcext:value-type="float">
            <text:p>106.222380141329</text:p>
          </table:table-cell>
          <table:table-cell table:formula="of:=IF([.J52]=[.N52];0;1)" office:value-type="float" office:value="0" calcext:value-type="float">
            <text:p>0</text:p>
          </table:table-cell>
          <table:table-cell table:formula="of:=IF([.K52]=[.O52];0;1)" office:value-type="float" office:value="0" calcext:value-type="float">
            <text:p>0</text:p>
          </table:table-cell>
          <table:table-cell table:formula="of:=[.N52]-[.O52]" office:value-type="float" office:value="-0.393802070387864" calcext:value-type="float">
            <text:p>-0.393802070387864</text:p>
          </table:table-cell>
          <table:table-cell table:formula="of:=IF([.I52]=[.R52];0;1)" office:value-type="float" office:value="0" calcext:value-type="float">
            <text:p>0</text:p>
          </table:table-cell>
          <table:table-cell table:formula="of:=2/10*([.R52])+(1-2/10)*[.T51]" office:value-type="float" office:value="-0.245151746377124" calcext:value-type="float">
            <text:p>-0.245151746377124</text:p>
          </table:table-cell>
          <table:table-cell table:formula="of:=IF(ROUND([.T52];6)=ROUND([.L52];6);0;1)" office:value-type="float" office:value="0" calcext:value-type="float">
            <text:p>0</text:p>
          </table:table-cell>
          <table:table-cell table:formula="of:=[.R52]-[.T52]" office:value-type="float" office:value="-0.14865032401074" calcext:value-type="float">
            <text:p>-0.14865032401074</text:p>
          </table:table-cell>
          <table:table-cell table:formula="of:=IF(ROUND([.M52];6)=ROUND([.V52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22T04:00:00Z</text:p>
          </table:table-cell>
          <table:table-cell office:value-type="float" office:value="104.6" calcext:value-type="float">
            <text:p>104.6</text:p>
          </table:table-cell>
          <table:table-cell office:value-type="float" office:value="105" calcext:value-type="float">
            <text:p>105</text:p>
          </table:table-cell>
          <table:table-cell office:value-type="float" office:value="103.4" calcext:value-type="float">
            <text:p>103.4</text:p>
          </table:table-cell>
          <table:table-cell office:value-type="float" office:value="104" calcext:value-type="float">
            <text:p>104</text:p>
          </table:table-cell>
          <table:table-cell office:value-type="float" office:value="888200" calcext:value-type="float">
            <text:p>888200</text:p>
          </table:table-cell>
          <table:table-cell office:value-type="float" office:value="106.258333333333" calcext:value-type="float">
            <text:p>106.258333333333</text:p>
          </table:table-cell>
          <table:table-cell office:value-type="float" office:value="106.188461538462" calcext:value-type="float">
            <text:p>106.188461538462</text:p>
          </table:table-cell>
          <table:table-cell office:value-type="float" office:value="-0.510501022400007" calcext:value-type="float">
            <text:p>-0.510501022400007</text:p>
          </table:table-cell>
          <table:table-cell office:value-type="float" office:value="105.547258367719" calcext:value-type="float">
            <text:p>105.547258367719</text:p>
          </table:table-cell>
          <table:table-cell office:value-type="float" office:value="106.057759390119" calcext:value-type="float">
            <text:p>106.057759390119</text:p>
          </table:table-cell>
          <table:table-cell office:value-type="float" office:value="-0.2982216015817" calcext:value-type="float">
            <text:p>-0.2982216015817</text:p>
          </table:table-cell>
          <table:table-cell office:value-type="float" office:value="-0.212279420818307" calcext:value-type="float">
            <text:p>-0.212279420818307</text:p>
          </table:table-cell>
          <table:table-cell table:formula="of:=2/13*([.E53])+(1-2/13)*[.N52]" office:value-type="float" office:value="105.547258367719" calcext:value-type="float">
            <text:p>105.547258367719</text:p>
          </table:table-cell>
          <table:table-cell table:formula="of:=2/27*([.E53])+(1-2/27)*[.O52]" office:value-type="float" office:value="106.057759390119" calcext:value-type="float">
            <text:p>106.057759390119</text:p>
          </table:table-cell>
          <table:table-cell table:formula="of:=IF([.J53]=[.N53];0;1)" office:value-type="float" office:value="0" calcext:value-type="float">
            <text:p>0</text:p>
          </table:table-cell>
          <table:table-cell table:formula="of:=IF([.K53]=[.O53];0;1)" office:value-type="float" office:value="0" calcext:value-type="float">
            <text:p>0</text:p>
          </table:table-cell>
          <table:table-cell table:formula="of:=[.N53]-[.O53]" office:value-type="float" office:value="-0.510501022400007" calcext:value-type="float">
            <text:p>-0.510501022400007</text:p>
          </table:table-cell>
          <table:table-cell table:formula="of:=IF([.I53]=[.R53];0;1)" office:value-type="float" office:value="0" calcext:value-type="float">
            <text:p>0</text:p>
          </table:table-cell>
          <table:table-cell table:formula="of:=2/10*([.R53])+(1-2/10)*[.T52]" office:value-type="float" office:value="-0.2982216015817" calcext:value-type="float">
            <text:p>-0.2982216015817</text:p>
          </table:table-cell>
          <table:table-cell table:formula="of:=IF(ROUND([.T53];6)=ROUND([.L53];6);0;1)" office:value-type="float" office:value="0" calcext:value-type="float">
            <text:p>0</text:p>
          </table:table-cell>
          <table:table-cell table:formula="of:=[.R53]-[.T53]" office:value-type="float" office:value="-0.212279420818307" calcext:value-type="float">
            <text:p>-0.212279420818307</text:p>
          </table:table-cell>
          <table:table-cell table:formula="of:=IF(ROUND([.M53];6)=ROUND([.V53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23T04:00:00Z</text:p>
          </table:table-cell>
          <table:table-cell office:value-type="float" office:value="104.2" calcext:value-type="float">
            <text:p>104.2</text:p>
          </table:table-cell>
          <table:table-cell office:value-type="float" office:value="105" calcext:value-type="float">
            <text:p>105</text:p>
          </table:table-cell>
          <table:table-cell office:value-type="float" office:value="103.8" calcext:value-type="float">
            <text:p>103.8</text:p>
          </table:table-cell>
          <table:table-cell office:value-type="float" office:value="104.4" calcext:value-type="float">
            <text:p>104.4</text:p>
          </table:table-cell>
          <table:table-cell office:value-type="float" office:value="726800" calcext:value-type="float">
            <text:p>726800</text:p>
          </table:table-cell>
          <table:table-cell office:value-type="float" office:value="105.958333333333" calcext:value-type="float">
            <text:p>105.958333333333</text:p>
          </table:table-cell>
          <table:table-cell office:value-type="float" office:value="105.984615384615" calcext:value-type="float">
            <text:p>105.984615384615</text:p>
          </table:table-cell>
          <table:table-cell office:value-type="float" office:value="-0.564205317880735" calcext:value-type="float">
            <text:p>-0.564205317880735</text:p>
          </table:table-cell>
          <table:table-cell office:value-type="float" office:value="105.370757080378" calcext:value-type="float">
            <text:p>105.370757080378</text:p>
          </table:table-cell>
          <table:table-cell office:value-type="float" office:value="105.934962398258" calcext:value-type="float">
            <text:p>105.934962398258</text:p>
          </table:table-cell>
          <table:table-cell office:value-type="float" office:value="-0.351418344841507" calcext:value-type="float">
            <text:p>-0.351418344841507</text:p>
          </table:table-cell>
          <table:table-cell office:value-type="float" office:value="-0.212786973039227" calcext:value-type="float">
            <text:p>-0.212786973039227</text:p>
          </table:table-cell>
          <table:table-cell table:formula="of:=2/13*([.E54])+(1-2/13)*[.N53]" office:value-type="float" office:value="105.370757080378" calcext:value-type="float">
            <text:p>105.370757080378</text:p>
          </table:table-cell>
          <table:table-cell table:formula="of:=2/27*([.E54])+(1-2/27)*[.O53]" office:value-type="float" office:value="105.934962398258" calcext:value-type="float">
            <text:p>105.934962398258</text:p>
          </table:table-cell>
          <table:table-cell table:formula="of:=IF([.J54]=[.N54];0;1)" office:value-type="float" office:value="0" calcext:value-type="float">
            <text:p>0</text:p>
          </table:table-cell>
          <table:table-cell table:formula="of:=IF([.K54]=[.O54];0;1)" office:value-type="float" office:value="0" calcext:value-type="float">
            <text:p>0</text:p>
          </table:table-cell>
          <table:table-cell table:formula="of:=[.N54]-[.O54]" office:value-type="float" office:value="-0.564205317880735" calcext:value-type="float">
            <text:p>-0.564205317880735</text:p>
          </table:table-cell>
          <table:table-cell table:formula="of:=IF([.I54]=[.R54];0;1)" office:value-type="float" office:value="0" calcext:value-type="float">
            <text:p>0</text:p>
          </table:table-cell>
          <table:table-cell table:formula="of:=2/10*([.R54])+(1-2/10)*[.T53]" office:value-type="float" office:value="-0.351418344841507" calcext:value-type="float">
            <text:p>-0.351418344841507</text:p>
          </table:table-cell>
          <table:table-cell table:formula="of:=IF(ROUND([.T54];6)=ROUND([.L54];6);0;1)" office:value-type="float" office:value="0" calcext:value-type="float">
            <text:p>0</text:p>
          </table:table-cell>
          <table:table-cell table:formula="of:=[.R54]-[.T54]" office:value-type="float" office:value="-0.212786973039227" calcext:value-type="float">
            <text:p>-0.212786973039227</text:p>
          </table:table-cell>
          <table:table-cell table:formula="of:=IF(ROUND([.M54];6)=ROUND([.V54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26T04:00:00Z</text:p>
          </table:table-cell>
          <table:table-cell office:value-type="float" office:value="104.9" calcext:value-type="float">
            <text:p>104.9</text:p>
          </table:table-cell>
          <table:table-cell office:value-type="float" office:value="106" calcext:value-type="float">
            <text:p>106</text:p>
          </table:table-cell>
          <table:table-cell office:value-type="float" office:value="104.7" calcext:value-type="float">
            <text:p>104.7</text:p>
          </table:table-cell>
          <table:table-cell office:value-type="float" office:value="106" calcext:value-type="float">
            <text:p>106</text:p>
          </table:table-cell>
          <table:table-cell office:value-type="float" office:value="1014800" calcext:value-type="float">
            <text:p>1014800</text:p>
          </table:table-cell>
          <table:table-cell office:value-type="float" office:value="105.633333333333" calcext:value-type="float">
            <text:p>105.633333333333</text:p>
          </table:table-cell>
          <table:table-cell office:value-type="float" office:value="105.853846153846" calcext:value-type="float">
            <text:p>105.853846153846</text:p>
          </table:table-cell>
          <table:table-cell office:value-type="float" office:value="-0.472216314990916" calcext:value-type="float">
            <text:p>-0.472216314990916</text:p>
          </table:table-cell>
          <table:table-cell office:value-type="float" office:value="105.467563683397" calcext:value-type="float">
            <text:p>105.467563683397</text:p>
          </table:table-cell>
          <table:table-cell office:value-type="float" office:value="105.939779998387" calcext:value-type="float">
            <text:p>105.939779998387</text:p>
          </table:table-cell>
          <table:table-cell office:value-type="float" office:value="-0.375577938871389" calcext:value-type="float">
            <text:p>-0.375577938871389</text:p>
          </table:table-cell>
          <table:table-cell office:value-type="float" office:value="-0.0966383761195274" calcext:value-type="float">
            <text:p>-0.096638376119528</text:p>
          </table:table-cell>
          <table:table-cell table:formula="of:=2/13*([.E55])+(1-2/13)*[.N54]" office:value-type="float" office:value="105.467563683397" calcext:value-type="float">
            <text:p>105.467563683397</text:p>
          </table:table-cell>
          <table:table-cell table:formula="of:=2/27*([.E55])+(1-2/27)*[.O54]" office:value-type="float" office:value="105.939779998387" calcext:value-type="float">
            <text:p>105.939779998387</text:p>
          </table:table-cell>
          <table:table-cell table:formula="of:=IF([.J55]=[.N55];0;1)" office:value-type="float" office:value="0" calcext:value-type="float">
            <text:p>0</text:p>
          </table:table-cell>
          <table:table-cell table:formula="of:=IF([.K55]=[.O55];0;1)" office:value-type="float" office:value="0" calcext:value-type="float">
            <text:p>0</text:p>
          </table:table-cell>
          <table:table-cell table:formula="of:=[.N55]-[.O55]" office:value-type="float" office:value="-0.472216314990916" calcext:value-type="float">
            <text:p>-0.472216314990916</text:p>
          </table:table-cell>
          <table:table-cell table:formula="of:=IF([.I55]=[.R55];0;1)" office:value-type="float" office:value="0" calcext:value-type="float">
            <text:p>0</text:p>
          </table:table-cell>
          <table:table-cell table:formula="of:=2/10*([.R55])+(1-2/10)*[.T54]" office:value-type="float" office:value="-0.375577938871389" calcext:value-type="float">
            <text:p>-0.375577938871389</text:p>
          </table:table-cell>
          <table:table-cell table:formula="of:=IF(ROUND([.T55];6)=ROUND([.L55];6);0;1)" office:value-type="float" office:value="0" calcext:value-type="float">
            <text:p>0</text:p>
          </table:table-cell>
          <table:table-cell table:formula="of:=[.R55]-[.T55]" office:value-type="float" office:value="-0.0966383761195275" calcext:value-type="float">
            <text:p>-0.096638376119528</text:p>
          </table:table-cell>
          <table:table-cell table:formula="of:=IF(ROUND([.M55];6)=ROUND([.V55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27T04:00:00Z</text:p>
          </table:table-cell>
          <table:table-cell office:value-type="float" office:value="105.7" calcext:value-type="float">
            <text:p>105.7</text:p>
          </table:table-cell>
          <table:table-cell office:value-type="float" office:value="106.3" calcext:value-type="float">
            <text:p>106.3</text:p>
          </table:table-cell>
          <table:table-cell office:value-type="float" office:value="105.1" calcext:value-type="float">
            <text:p>105.1</text:p>
          </table:table-cell>
          <table:table-cell office:value-type="float" office:value="105.4" calcext:value-type="float">
            <text:p>105.4</text:p>
          </table:table-cell>
          <table:table-cell office:value-type="float" office:value="415600" calcext:value-type="float">
            <text:p>415600</text:p>
          </table:table-cell>
          <table:table-cell office:value-type="float" office:value="105.566666666667" calcext:value-type="float">
            <text:p>105.566666666667</text:p>
          </table:table-cell>
          <table:table-cell office:value-type="float" office:value="105.8" calcext:value-type="float">
            <text:p>105.8</text:p>
          </table:table-cell>
          <table:table-cell office:value-type="float" office:value="-0.442627024236884" calcext:value-type="float">
            <text:p>-0.442627024236884</text:p>
          </table:table-cell>
          <table:table-cell office:value-type="float" office:value="105.457169270566" calcext:value-type="float">
            <text:p>105.457169270566</text:p>
          </table:table-cell>
          <table:table-cell office:value-type="float" office:value="105.899796294803" calcext:value-type="float">
            <text:p>105.899796294803</text:p>
          </table:table-cell>
          <table:table-cell office:value-type="float" office:value="-0.388987755944488" calcext:value-type="float">
            <text:p>-0.388987755944488</text:p>
          </table:table-cell>
          <table:table-cell office:value-type="float" office:value="-0.0536392682923963" calcext:value-type="float">
            <text:p>-0.053639268292396</text:p>
          </table:table-cell>
          <table:table-cell table:formula="of:=2/13*([.E56])+(1-2/13)*[.N55]" office:value-type="float" office:value="105.457169270566" calcext:value-type="float">
            <text:p>105.457169270566</text:p>
          </table:table-cell>
          <table:table-cell table:formula="of:=2/27*([.E56])+(1-2/27)*[.O55]" office:value-type="float" office:value="105.899796294803" calcext:value-type="float">
            <text:p>105.899796294803</text:p>
          </table:table-cell>
          <table:table-cell table:formula="of:=IF([.J56]=[.N56];0;1)" office:value-type="float" office:value="0" calcext:value-type="float">
            <text:p>0</text:p>
          </table:table-cell>
          <table:table-cell table:formula="of:=IF([.K56]=[.O56];0;1)" office:value-type="float" office:value="0" calcext:value-type="float">
            <text:p>0</text:p>
          </table:table-cell>
          <table:table-cell table:formula="of:=[.N56]-[.O56]" office:value-type="float" office:value="-0.442627024236884" calcext:value-type="float">
            <text:p>-0.442627024236884</text:p>
          </table:table-cell>
          <table:table-cell table:formula="of:=IF([.I56]=[.R56];0;1)" office:value-type="float" office:value="0" calcext:value-type="float">
            <text:p>0</text:p>
          </table:table-cell>
          <table:table-cell table:formula="of:=2/10*([.R56])+(1-2/10)*[.T55]" office:value-type="float" office:value="-0.388987755944488" calcext:value-type="float">
            <text:p>-0.388987755944488</text:p>
          </table:table-cell>
          <table:table-cell table:formula="of:=IF(ROUND([.T56];6)=ROUND([.L56];6);0;1)" office:value-type="float" office:value="0" calcext:value-type="float">
            <text:p>0</text:p>
          </table:table-cell>
          <table:table-cell table:formula="of:=[.R56]-[.T56]" office:value-type="float" office:value="-0.0536392682923963" calcext:value-type="float">
            <text:p>-0.053639268292396</text:p>
          </table:table-cell>
          <table:table-cell table:formula="of:=IF(ROUND([.M56];6)=ROUND([.V56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28T04:00:00Z</text:p>
          </table:table-cell>
          <table:table-cell office:value-type="float" office:value="105.8" calcext:value-type="float">
            <text:p>105.8</text:p>
          </table:table-cell>
          <table:table-cell office:value-type="float" office:value="106.5" calcext:value-type="float">
            <text:p>106.5</text:p>
          </table:table-cell>
          <table:table-cell office:value-type="float" office:value="105.1" calcext:value-type="float">
            <text:p>105.1</text:p>
          </table:table-cell>
          <table:table-cell office:value-type="float" office:value="105.4" calcext:value-type="float">
            <text:p>105.4</text:p>
          </table:table-cell>
          <table:table-cell office:value-type="float" office:value="516900" calcext:value-type="float">
            <text:p>516900</text:p>
          </table:table-cell>
          <table:table-cell office:value-type="float" office:value="105.491666666667" calcext:value-type="float">
            <text:p>105.491666666667</text:p>
          </table:table-cell>
          <table:table-cell office:value-type="float" office:value="105.753846153846" calcext:value-type="float">
            <text:p>105.753846153846</text:p>
          </table:table-cell>
          <table:table-cell office:value-type="float" office:value="-0.414400348868497" calcext:value-type="float">
            <text:p>-0.414400348868497</text:p>
          </table:table-cell>
          <table:table-cell office:value-type="float" office:value="105.448373998171" calcext:value-type="float">
            <text:p>105.448373998171</text:p>
          </table:table-cell>
          <table:table-cell office:value-type="float" office:value="105.86277434704" calcext:value-type="float">
            <text:p>105.86277434704</text:p>
          </table:table-cell>
          <table:table-cell office:value-type="float" office:value="-0.39407027452929" calcext:value-type="float">
            <text:p>-0.39407027452929</text:p>
          </table:table-cell>
          <table:table-cell office:value-type="float" office:value="-0.0203300743392073" calcext:value-type="float">
            <text:p>-0.020330074339207</text:p>
          </table:table-cell>
          <table:table-cell table:formula="of:=2/13*([.E57])+(1-2/13)*[.N56]" office:value-type="float" office:value="105.448373998171" calcext:value-type="float">
            <text:p>105.448373998171</text:p>
          </table:table-cell>
          <table:table-cell table:formula="of:=2/27*([.E57])+(1-2/27)*[.O56]" office:value-type="float" office:value="105.86277434704" calcext:value-type="float">
            <text:p>105.86277434704</text:p>
          </table:table-cell>
          <table:table-cell table:formula="of:=IF([.J57]=[.N57];0;1)" office:value-type="float" office:value="0" calcext:value-type="float">
            <text:p>0</text:p>
          </table:table-cell>
          <table:table-cell table:formula="of:=IF([.K57]=[.O57];0;1)" office:value-type="float" office:value="0" calcext:value-type="float">
            <text:p>0</text:p>
          </table:table-cell>
          <table:table-cell table:formula="of:=[.N57]-[.O57]" office:value-type="float" office:value="-0.414400348868497" calcext:value-type="float">
            <text:p>-0.414400348868497</text:p>
          </table:table-cell>
          <table:table-cell table:formula="of:=IF([.I57]=[.R57];0;1)" office:value-type="float" office:value="0" calcext:value-type="float">
            <text:p>0</text:p>
          </table:table-cell>
          <table:table-cell table:formula="of:=2/10*([.R57])+(1-2/10)*[.T56]" office:value-type="float" office:value="-0.39407027452929" calcext:value-type="float">
            <text:p>-0.39407027452929</text:p>
          </table:table-cell>
          <table:table-cell table:formula="of:=IF(ROUND([.T57];6)=ROUND([.L57];6);0;1)" office:value-type="float" office:value="0" calcext:value-type="float">
            <text:p>0</text:p>
          </table:table-cell>
          <table:table-cell table:formula="of:=[.R57]-[.T57]" office:value-type="float" office:value="-0.0203300743392074" calcext:value-type="float">
            <text:p>-0.020330074339208</text:p>
          </table:table-cell>
          <table:table-cell table:formula="of:=IF(ROUND([.M57];6)=ROUND([.V57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29T04:00:00Z</text:p>
          </table:table-cell>
          <table:table-cell office:value-type="float" office:value="104.6" calcext:value-type="float">
            <text:p>104.6</text:p>
          </table:table-cell>
          <table:table-cell office:value-type="float" office:value="105.3" calcext:value-type="float">
            <text:p>105.3</text:p>
          </table:table-cell>
          <table:table-cell office:value-type="float" office:value="103.6" calcext:value-type="float">
            <text:p>103.6</text:p>
          </table:table-cell>
          <table:table-cell office:value-type="float" office:value="104.3" calcext:value-type="float">
            <text:p>104.3</text:p>
          </table:table-cell>
          <table:table-cell office:value-type="float" office:value="444300" calcext:value-type="float">
            <text:p>444300</text:p>
          </table:table-cell>
          <table:table-cell office:value-type="float" office:value="105.466666666667" calcext:value-type="float">
            <text:p>105.466666666667</text:p>
          </table:table-cell>
          <table:table-cell office:value-type="float" office:value="105.75" calcext:value-type="float">
            <text:p>105.75</text:p>
          </table:table-cell>
          <table:table-cell office:value-type="float" office:value="-0.475312208920414" calcext:value-type="float">
            <text:p>-0.475312208920414</text:p>
          </table:table-cell>
          <table:table-cell office:value-type="float" office:value="105.271701075376" calcext:value-type="float">
            <text:p>105.271701075376</text:p>
          </table:table-cell>
          <table:table-cell office:value-type="float" office:value="105.747013284296" calcext:value-type="float">
            <text:p>105.747013284296</text:p>
          </table:table-cell>
          <table:table-cell office:value-type="float" office:value="-0.410318661407515" calcext:value-type="float">
            <text:p>-0.410318661407515</text:p>
          </table:table-cell>
          <table:table-cell office:value-type="float" office:value="-0.0649935475128992" calcext:value-type="float">
            <text:p>-0.064993547512899</text:p>
          </table:table-cell>
          <table:table-cell table:formula="of:=2/13*([.E58])+(1-2/13)*[.N57]" office:value-type="float" office:value="105.271701075376" calcext:value-type="float">
            <text:p>105.271701075376</text:p>
          </table:table-cell>
          <table:table-cell table:formula="of:=2/27*([.E58])+(1-2/27)*[.O57]" office:value-type="float" office:value="105.747013284296" calcext:value-type="float">
            <text:p>105.747013284296</text:p>
          </table:table-cell>
          <table:table-cell table:formula="of:=IF([.J58]=[.N58];0;1)" office:value-type="float" office:value="0" calcext:value-type="float">
            <text:p>0</text:p>
          </table:table-cell>
          <table:table-cell table:formula="of:=IF([.K58]=[.O58];0;1)" office:value-type="float" office:value="0" calcext:value-type="float">
            <text:p>0</text:p>
          </table:table-cell>
          <table:table-cell table:formula="of:=[.N58]-[.O58]" office:value-type="float" office:value="-0.475312208920414" calcext:value-type="float">
            <text:p>-0.475312208920414</text:p>
          </table:table-cell>
          <table:table-cell table:formula="of:=IF([.I58]=[.R58];0;1)" office:value-type="float" office:value="0" calcext:value-type="float">
            <text:p>0</text:p>
          </table:table-cell>
          <table:table-cell table:formula="of:=2/10*([.R58])+(1-2/10)*[.T57]" office:value-type="float" office:value="-0.410318661407515" calcext:value-type="float">
            <text:p>-0.410318661407515</text:p>
          </table:table-cell>
          <table:table-cell table:formula="of:=IF(ROUND([.T58];6)=ROUND([.L58];6);0;1)" office:value-type="float" office:value="0" calcext:value-type="float">
            <text:p>0</text:p>
          </table:table-cell>
          <table:table-cell table:formula="of:=[.R58]-[.T58]" office:value-type="float" office:value="-0.0649935475128993" calcext:value-type="float">
            <text:p>-0.064993547512899</text:p>
          </table:table-cell>
          <table:table-cell table:formula="of:=IF(ROUND([.M58];6)=ROUND([.V58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-30T04:00:00Z</text:p>
          </table:table-cell>
          <table:table-cell office:value-type="float" office:value="103.5" calcext:value-type="float">
            <text:p>103.5</text:p>
          </table:table-cell>
          <table:table-cell office:value-type="float" office:value="104.5" calcext:value-type="float">
            <text:p>104.5</text:p>
          </table:table-cell>
          <table:table-cell office:value-type="float" office:value="103.3" calcext:value-type="float">
            <text:p>103.3</text:p>
          </table:table-cell>
          <table:table-cell office:value-type="float" office:value="104.4" calcext:value-type="float">
            <text:p>104.4</text:p>
          </table:table-cell>
          <table:table-cell office:value-type="float" office:value="655200" calcext:value-type="float">
            <text:p>655200</text:p>
          </table:table-cell>
          <table:table-cell office:value-type="float" office:value="105.283333333333" calcext:value-type="float">
            <text:p>105.283333333333</text:p>
          </table:table-cell>
          <table:table-cell office:value-type="float" office:value="105.746153846154" calcext:value-type="float">
            <text:p>105.746153846154</text:p>
          </table:table-cell>
          <table:table-cell office:value-type="float" office:value="-0.509641304870826" calcext:value-type="float">
            <text:p>-0.509641304870826</text:p>
          </table:table-cell>
          <table:table-cell office:value-type="float" office:value="105.137593217626" calcext:value-type="float">
            <text:p>105.137593217626</text:p>
          </table:table-cell>
          <table:table-cell office:value-type="float" office:value="105.647234522497" calcext:value-type="float">
            <text:p>105.647234522497</text:p>
          </table:table-cell>
          <table:table-cell office:value-type="float" office:value="-0.430183190100177" calcext:value-type="float">
            <text:p>-0.430183190100177</text:p>
          </table:table-cell>
          <table:table-cell office:value-type="float" office:value="-0.0794581147706487" calcext:value-type="float">
            <text:p>-0.079458114770649</text:p>
          </table:table-cell>
          <table:table-cell table:formula="of:=2/13*([.E59])+(1-2/13)*[.N58]" office:value-type="float" office:value="105.137593217626" calcext:value-type="float">
            <text:p>105.137593217626</text:p>
          </table:table-cell>
          <table:table-cell table:formula="of:=2/27*([.E59])+(1-2/27)*[.O58]" office:value-type="float" office:value="105.647234522497" calcext:value-type="float">
            <text:p>105.647234522497</text:p>
          </table:table-cell>
          <table:table-cell table:formula="of:=IF([.J59]=[.N59];0;1)" office:value-type="float" office:value="0" calcext:value-type="float">
            <text:p>0</text:p>
          </table:table-cell>
          <table:table-cell table:formula="of:=IF([.K59]=[.O59];0;1)" office:value-type="float" office:value="0" calcext:value-type="float">
            <text:p>0</text:p>
          </table:table-cell>
          <table:table-cell table:formula="of:=[.N59]-[.O59]" office:value-type="float" office:value="-0.509641304870826" calcext:value-type="float">
            <text:p>-0.509641304870826</text:p>
          </table:table-cell>
          <table:table-cell table:formula="of:=IF([.I59]=[.R59];0;1)" office:value-type="float" office:value="0" calcext:value-type="float">
            <text:p>0</text:p>
          </table:table-cell>
          <table:table-cell table:formula="of:=2/10*([.R59])+(1-2/10)*[.T58]" office:value-type="float" office:value="-0.430183190100177" calcext:value-type="float">
            <text:p>-0.430183190100177</text:p>
          </table:table-cell>
          <table:table-cell table:formula="of:=IF(ROUND([.T59];6)=ROUND([.L59];6);0;1)" office:value-type="float" office:value="0" calcext:value-type="float">
            <text:p>0</text:p>
          </table:table-cell>
          <table:table-cell table:formula="of:=[.R59]-[.T59]" office:value-type="float" office:value="-0.0794581147706488" calcext:value-type="float">
            <text:p>-0.079458114770649</text:p>
          </table:table-cell>
          <table:table-cell table:formula="of:=IF(ROUND([.M59];6)=ROUND([.V59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03T04:00:00Z</text:p>
          </table:table-cell>
          <table:table-cell office:value-type="float" office:value="104.8" calcext:value-type="float">
            <text:p>104.8</text:p>
          </table:table-cell>
          <table:table-cell office:value-type="float" office:value="106" calcext:value-type="float">
            <text:p>106</text:p>
          </table:table-cell>
          <table:table-cell office:value-type="float" office:value="104.3" calcext:value-type="float">
            <text:p>104.3</text:p>
          </table:table-cell>
          <table:table-cell office:value-type="float" office:value="106" calcext:value-type="float">
            <text:p>106</text:p>
          </table:table-cell>
          <table:table-cell office:value-type="float" office:value="267700" calcext:value-type="float">
            <text:p>267700</text:p>
          </table:table-cell>
          <table:table-cell office:value-type="float" office:value="105.041666666667" calcext:value-type="float">
            <text:p>105.041666666667</text:p>
          </table:table-cell>
          <table:table-cell office:value-type="float" office:value="105.707692307692" calcext:value-type="float">
            <text:p>105.707692307692</text:p>
          </table:table-cell>
          <table:table-cell office:value-type="float" office:value="-0.403094114463059" calcext:value-type="float">
            <text:p>-0.403094114463059</text:p>
          </table:table-cell>
          <table:table-cell office:value-type="float" office:value="105.270271184145" calcext:value-type="float">
            <text:p>105.270271184145</text:p>
          </table:table-cell>
          <table:table-cell office:value-type="float" office:value="105.673365298608" calcext:value-type="float">
            <text:p>105.673365298608</text:p>
          </table:table-cell>
          <table:table-cell office:value-type="float" office:value="-0.424765374972754" calcext:value-type="float">
            <text:p>-0.424765374972754</text:p>
          </table:table-cell>
          <table:table-cell office:value-type="float" office:value="0.0216712605096946" calcext:value-type="float">
            <text:p>0.021671260509695</text:p>
          </table:table-cell>
          <table:table-cell table:formula="of:=2/13*([.E60])+(1-2/13)*[.N59]" office:value-type="float" office:value="105.270271184145" calcext:value-type="float">
            <text:p>105.270271184145</text:p>
          </table:table-cell>
          <table:table-cell table:formula="of:=2/27*([.E60])+(1-2/27)*[.O59]" office:value-type="float" office:value="105.673365298608" calcext:value-type="float">
            <text:p>105.673365298608</text:p>
          </table:table-cell>
          <table:table-cell table:formula="of:=IF([.J60]=[.N60];0;1)" office:value-type="float" office:value="0" calcext:value-type="float">
            <text:p>0</text:p>
          </table:table-cell>
          <table:table-cell table:formula="of:=IF([.K60]=[.O60];0;1)" office:value-type="float" office:value="0" calcext:value-type="float">
            <text:p>0</text:p>
          </table:table-cell>
          <table:table-cell table:formula="of:=[.N60]-[.O60]" office:value-type="float" office:value="-0.403094114463059" calcext:value-type="float">
            <text:p>-0.403094114463059</text:p>
          </table:table-cell>
          <table:table-cell table:formula="of:=IF([.I60]=[.R60];0;1)" office:value-type="float" office:value="0" calcext:value-type="float">
            <text:p>0</text:p>
          </table:table-cell>
          <table:table-cell table:formula="of:=2/10*([.R60])+(1-2/10)*[.T59]" office:value-type="float" office:value="-0.424765374972753" calcext:value-type="float">
            <text:p>-0.424765374972753</text:p>
          </table:table-cell>
          <table:table-cell table:formula="of:=IF(ROUND([.T60];6)=ROUND([.L60];6);0;1)" office:value-type="float" office:value="0" calcext:value-type="float">
            <text:p>0</text:p>
          </table:table-cell>
          <table:table-cell table:formula="of:=[.R60]-[.T60]" office:value-type="float" office:value="0.0216712605096945" calcext:value-type="float">
            <text:p>0.021671260509695</text:p>
          </table:table-cell>
          <table:table-cell table:formula="of:=IF(ROUND([.M60];6)=ROUND([.V60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05T04:00:00Z</text:p>
          </table:table-cell>
          <table:table-cell office:value-type="float" office:value="105.4" calcext:value-type="float">
            <text:p>105.4</text:p>
          </table:table-cell>
          <table:table-cell office:value-type="float" office:value="105.9" calcext:value-type="float">
            <text:p>105.9</text:p>
          </table:table-cell>
          <table:table-cell office:value-type="float" office:value="104.6" calcext:value-type="float">
            <text:p>104.6</text:p>
          </table:table-cell>
          <table:table-cell office:value-type="float" office:value="105" calcext:value-type="float">
            <text:p>105</text:p>
          </table:table-cell>
          <table:table-cell office:value-type="float" office:value="785200" calcext:value-type="float">
            <text:p>785200</text:p>
          </table:table-cell>
          <table:table-cell office:value-type="float" office:value="104.975" calcext:value-type="float">
            <text:p>104.975</text:p>
          </table:table-cell>
          <table:table-cell office:value-type="float" office:value="105.803846153846" calcext:value-type="float">
            <text:p>105.803846153846</text:p>
          </table:table-cell>
          <table:table-cell office:value-type="float" office:value="-0.394795385631184" calcext:value-type="float">
            <text:p>-0.394795385631184</text:p>
          </table:table-cell>
          <table:table-cell office:value-type="float" office:value="105.228691001969" calcext:value-type="float">
            <text:p>105.228691001969</text:p>
          </table:table-cell>
          <table:table-cell office:value-type="float" office:value="105.6234863876" calcext:value-type="float">
            <text:p>105.6234863876</text:p>
          </table:table-cell>
          <table:table-cell office:value-type="float" office:value="-0.41877137710444" calcext:value-type="float">
            <text:p>-0.41877137710444</text:p>
          </table:table-cell>
          <table:table-cell office:value-type="float" office:value="0.0239759914732555" calcext:value-type="float">
            <text:p>0.023975991473256</text:p>
          </table:table-cell>
          <table:table-cell table:formula="of:=2/13*([.E61])+(1-2/13)*[.N60]" office:value-type="float" office:value="105.228691001969" calcext:value-type="float">
            <text:p>105.228691001969</text:p>
          </table:table-cell>
          <table:table-cell table:formula="of:=2/27*([.E61])+(1-2/27)*[.O60]" office:value-type="float" office:value="105.6234863876" calcext:value-type="float">
            <text:p>105.6234863876</text:p>
          </table:table-cell>
          <table:table-cell table:formula="of:=IF([.J61]=[.N61];0;1)" office:value-type="float" office:value="0" calcext:value-type="float">
            <text:p>0</text:p>
          </table:table-cell>
          <table:table-cell table:formula="of:=IF([.K61]=[.O61];0;1)" office:value-type="float" office:value="0" calcext:value-type="float">
            <text:p>0</text:p>
          </table:table-cell>
          <table:table-cell table:formula="of:=[.N61]-[.O61]" office:value-type="float" office:value="-0.394795385631184" calcext:value-type="float">
            <text:p>-0.394795385631184</text:p>
          </table:table-cell>
          <table:table-cell table:formula="of:=IF([.I61]=[.R61];0;1)" office:value-type="float" office:value="0" calcext:value-type="float">
            <text:p>0</text:p>
          </table:table-cell>
          <table:table-cell table:formula="of:=2/10*([.R61])+(1-2/10)*[.T60]" office:value-type="float" office:value="-0.41877137710444" calcext:value-type="float">
            <text:p>-0.41877137710444</text:p>
          </table:table-cell>
          <table:table-cell table:formula="of:=IF(ROUND([.T61];6)=ROUND([.L61];6);0;1)" office:value-type="float" office:value="0" calcext:value-type="float">
            <text:p>0</text:p>
          </table:table-cell>
          <table:table-cell table:formula="of:=[.R61]-[.T61]" office:value-type="float" office:value="0.0239759914732555" calcext:value-type="float">
            <text:p>0.023975991473256</text:p>
          </table:table-cell>
          <table:table-cell table:formula="of:=IF(ROUND([.M61];6)=ROUND([.V61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06T04:00:00Z</text:p>
          </table:table-cell>
          <table:table-cell office:value-type="float" office:value="105.3" calcext:value-type="float">
            <text:p>105.3</text:p>
          </table:table-cell>
          <table:table-cell office:value-type="float" office:value="105.5" calcext:value-type="float">
            <text:p>105.5</text:p>
          </table:table-cell>
          <table:table-cell office:value-type="float" office:value="104.1" calcext:value-type="float">
            <text:p>104.1</text:p>
          </table:table-cell>
          <table:table-cell office:value-type="float" office:value="105.1" calcext:value-type="float">
            <text:p>105.1</text:p>
          </table:table-cell>
          <table:table-cell office:value-type="float" office:value="330700" calcext:value-type="float">
            <text:p>330700</text:p>
          </table:table-cell>
          <table:table-cell office:value-type="float" office:value="105.016666666667" calcext:value-type="float">
            <text:p>105.016666666667</text:p>
          </table:table-cell>
          <table:table-cell office:value-type="float" office:value="105.876923076923" calcext:value-type="float">
            <text:p>105.876923076923</text:p>
          </table:table-cell>
          <table:table-cell office:value-type="float" office:value="-0.375817231866847" calcext:value-type="float">
            <text:p>-0.375817231866847</text:p>
          </table:table-cell>
          <table:table-cell office:value-type="float" office:value="105.208892386281" calcext:value-type="float">
            <text:p>105.208892386281</text:p>
          </table:table-cell>
          <table:table-cell office:value-type="float" office:value="105.584709618148" calcext:value-type="float">
            <text:p>105.584709618148</text:p>
          </table:table-cell>
          <table:table-cell office:value-type="float" office:value="-0.410180548056921" calcext:value-type="float">
            <text:p>-0.410180548056921</text:p>
          </table:table-cell>
          <table:table-cell office:value-type="float" office:value="0.034363316190074" calcext:value-type="float">
            <text:p>0.034363316190074</text:p>
          </table:table-cell>
          <table:table-cell table:formula="of:=2/13*([.E62])+(1-2/13)*[.N61]" office:value-type="float" office:value="105.208892386281" calcext:value-type="float">
            <text:p>105.208892386281</text:p>
          </table:table-cell>
          <table:table-cell table:formula="of:=2/27*([.E62])+(1-2/27)*[.O61]" office:value-type="float" office:value="105.584709618148" calcext:value-type="float">
            <text:p>105.584709618148</text:p>
          </table:table-cell>
          <table:table-cell table:formula="of:=IF([.J62]=[.N62];0;1)" office:value-type="float" office:value="0" calcext:value-type="float">
            <text:p>0</text:p>
          </table:table-cell>
          <table:table-cell table:formula="of:=IF([.K62]=[.O62];0;1)" office:value-type="float" office:value="0" calcext:value-type="float">
            <text:p>0</text:p>
          </table:table-cell>
          <table:table-cell table:formula="of:=[.N62]-[.O62]" office:value-type="float" office:value="-0.375817231866847" calcext:value-type="float">
            <text:p>-0.375817231866847</text:p>
          </table:table-cell>
          <table:table-cell table:formula="of:=IF([.I62]=[.R62];0;1)" office:value-type="float" office:value="0" calcext:value-type="float">
            <text:p>0</text:p>
          </table:table-cell>
          <table:table-cell table:formula="of:=2/10*([.R62])+(1-2/10)*[.T61]" office:value-type="float" office:value="-0.410180548056921" calcext:value-type="float">
            <text:p>-0.410180548056921</text:p>
          </table:table-cell>
          <table:table-cell table:formula="of:=IF(ROUND([.T62];6)=ROUND([.L62];6);0;1)" office:value-type="float" office:value="0" calcext:value-type="float">
            <text:p>0</text:p>
          </table:table-cell>
          <table:table-cell table:formula="of:=[.R62]-[.T62]" office:value-type="float" office:value="0.034363316190074" calcext:value-type="float">
            <text:p>0.034363316190074</text:p>
          </table:table-cell>
          <table:table-cell table:formula="of:=IF(ROUND([.M62];6)=ROUND([.V62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07T04:00:00Z</text:p>
          </table:table-cell>
          <table:table-cell office:value-type="float" office:value="105.6" calcext:value-type="float">
            <text:p>105.6</text:p>
          </table:table-cell>
          <table:table-cell office:value-type="float" office:value="106.8" calcext:value-type="float">
            <text:p>106.8</text:p>
          </table:table-cell>
          <table:table-cell office:value-type="float" office:value="105.2" calcext:value-type="float">
            <text:p>105.2</text:p>
          </table:table-cell>
          <table:table-cell office:value-type="float" office:value="106.3" calcext:value-type="float">
            <text:p>106.3</text:p>
          </table:table-cell>
          <table:table-cell office:value-type="float" office:value="634500" calcext:value-type="float">
            <text:p>634500</text:p>
          </table:table-cell>
          <table:table-cell office:value-type="float" office:value="104.975" calcext:value-type="float">
            <text:p>104.975</text:p>
          </table:table-cell>
          <table:table-cell office:value-type="float" office:value="105.865384615385" calcext:value-type="float">
            <text:p>105.865384615385</text:p>
          </table:table-cell>
          <table:table-cell office:value-type="float" office:value="-0.260938994793733" calcext:value-type="float">
            <text:p>-0.260938994793733</text:p>
          </table:table-cell>
          <table:table-cell office:value-type="float" office:value="105.376755096084" calcext:value-type="float">
            <text:p>105.376755096084</text:p>
          </table:table-cell>
          <table:table-cell office:value-type="float" office:value="105.637694090878" calcext:value-type="float">
            <text:p>105.637694090878</text:p>
          </table:table-cell>
          <table:table-cell office:value-type="float" office:value="-0.380332237404284" calcext:value-type="float">
            <text:p>-0.380332237404284</text:p>
          </table:table-cell>
          <table:table-cell office:value-type="float" office:value="0.119393242610551" calcext:value-type="float">
            <text:p>0.119393242610551</text:p>
          </table:table-cell>
          <table:table-cell table:formula="of:=2/13*([.E63])+(1-2/13)*[.N62]" office:value-type="float" office:value="105.376755096084" calcext:value-type="float">
            <text:p>105.376755096084</text:p>
          </table:table-cell>
          <table:table-cell table:formula="of:=2/27*([.E63])+(1-2/27)*[.O62]" office:value-type="float" office:value="105.637694090878" calcext:value-type="float">
            <text:p>105.637694090878</text:p>
          </table:table-cell>
          <table:table-cell table:formula="of:=IF([.J63]=[.N63];0;1)" office:value-type="float" office:value="0" calcext:value-type="float">
            <text:p>0</text:p>
          </table:table-cell>
          <table:table-cell table:formula="of:=IF([.K63]=[.O63];0;1)" office:value-type="float" office:value="0" calcext:value-type="float">
            <text:p>0</text:p>
          </table:table-cell>
          <table:table-cell table:formula="of:=[.N63]-[.O63]" office:value-type="float" office:value="-0.260938994793733" calcext:value-type="float">
            <text:p>-0.260938994793733</text:p>
          </table:table-cell>
          <table:table-cell table:formula="of:=IF([.I63]=[.R63];0;1)" office:value-type="float" office:value="0" calcext:value-type="float">
            <text:p>0</text:p>
          </table:table-cell>
          <table:table-cell table:formula="of:=2/10*([.R63])+(1-2/10)*[.T62]" office:value-type="float" office:value="-0.380332237404284" calcext:value-type="float">
            <text:p>-0.380332237404284</text:p>
          </table:table-cell>
          <table:table-cell table:formula="of:=IF(ROUND([.T63];6)=ROUND([.L63];6);0;1)" office:value-type="float" office:value="0" calcext:value-type="float">
            <text:p>0</text:p>
          </table:table-cell>
          <table:table-cell table:formula="of:=[.R63]-[.T63]" office:value-type="float" office:value="0.119393242610551" calcext:value-type="float">
            <text:p>0.119393242610551</text:p>
          </table:table-cell>
          <table:table-cell table:formula="of:=IF(ROUND([.M63];6)=ROUND([.V63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10T04:00:00Z</text:p>
          </table:table-cell>
          <table:table-cell office:value-type="float" office:value="106.1" calcext:value-type="float">
            <text:p>106.1</text:p>
          </table:table-cell>
          <table:table-cell office:value-type="float" office:value="107.2" calcext:value-type="float">
            <text:p>107.2</text:p>
          </table:table-cell>
          <table:table-cell office:value-type="float" office:value="106.1" calcext:value-type="float">
            <text:p>106.1</text:p>
          </table:table-cell>
          <table:table-cell office:value-type="float" office:value="106.5" calcext:value-type="float">
            <text:p>106.5</text:p>
          </table:table-cell>
          <table:table-cell office:value-type="float" office:value="387500" calcext:value-type="float">
            <text:p>387500</text:p>
          </table:table-cell>
          <table:table-cell office:value-type="float" office:value="105.1" calcext:value-type="float">
            <text:p>105.1</text:p>
          </table:table-cell>
          <table:table-cell office:value-type="float" office:value="105.911538461538" calcext:value-type="float">
            <text:p>105.911538461538</text:p>
          </table:table-cell>
          <table:table-cell office:value-type="float" office:value="-0.152006598285794" calcext:value-type="float">
            <text:p>-0.152006598285794</text:p>
          </table:table-cell>
          <table:table-cell office:value-type="float" office:value="105.549562004379" calcext:value-type="float">
            <text:p>105.549562004379</text:p>
          </table:table-cell>
          <table:table-cell office:value-type="float" office:value="105.701568602665" calcext:value-type="float">
            <text:p>105.701568602665</text:p>
          </table:table-cell>
          <table:table-cell office:value-type="float" office:value="-0.334667109580586" calcext:value-type="float">
            <text:p>-0.334667109580586</text:p>
          </table:table-cell>
          <table:table-cell office:value-type="float" office:value="0.182660511294791" calcext:value-type="float">
            <text:p>0.182660511294791</text:p>
          </table:table-cell>
          <table:table-cell table:formula="of:=2/13*([.E64])+(1-2/13)*[.N63]" office:value-type="float" office:value="105.549562004379" calcext:value-type="float">
            <text:p>105.549562004379</text:p>
          </table:table-cell>
          <table:table-cell table:formula="of:=2/27*([.E64])+(1-2/27)*[.O63]" office:value-type="float" office:value="105.701568602665" calcext:value-type="float">
            <text:p>105.701568602665</text:p>
          </table:table-cell>
          <table:table-cell table:formula="of:=IF([.J64]=[.N64];0;1)" office:value-type="float" office:value="0" calcext:value-type="float">
            <text:p>0</text:p>
          </table:table-cell>
          <table:table-cell table:formula="of:=IF([.K64]=[.O64];0;1)" office:value-type="float" office:value="0" calcext:value-type="float">
            <text:p>0</text:p>
          </table:table-cell>
          <table:table-cell table:formula="of:=[.N64]-[.O64]" office:value-type="float" office:value="-0.152006598285794" calcext:value-type="float">
            <text:p>-0.152006598285794</text:p>
          </table:table-cell>
          <table:table-cell table:formula="of:=IF([.I64]=[.R64];0;1)" office:value-type="float" office:value="0" calcext:value-type="float">
            <text:p>0</text:p>
          </table:table-cell>
          <table:table-cell table:formula="of:=2/10*([.R64])+(1-2/10)*[.T63]" office:value-type="float" office:value="-0.334667109580586" calcext:value-type="float">
            <text:p>-0.334667109580586</text:p>
          </table:table-cell>
          <table:table-cell table:formula="of:=IF(ROUND([.T64];6)=ROUND([.L64];6);0;1)" office:value-type="float" office:value="0" calcext:value-type="float">
            <text:p>0</text:p>
          </table:table-cell>
          <table:table-cell table:formula="of:=[.R64]-[.T64]" office:value-type="float" office:value="0.182660511294791" calcext:value-type="float">
            <text:p>0.182660511294791</text:p>
          </table:table-cell>
          <table:table-cell table:formula="of:=IF(ROUND([.M64];6)=ROUND([.V64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11T04:00:00Z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2" calcext:value-type="float">
            <text:p>108.2</text:p>
          </table:table-cell>
          <table:table-cell office:value-type="float" office:value="106.3" calcext:value-type="float">
            <text:p>106.3</text:p>
          </table:table-cell>
          <table:table-cell office:value-type="float" office:value="107.3" calcext:value-type="float">
            <text:p>107.3</text:p>
          </table:table-cell>
          <table:table-cell office:value-type="float" office:value="1001400" calcext:value-type="float">
            <text:p>1001400</text:p>
          </table:table-cell>
          <table:table-cell office:value-type="float" office:value="105.233333333333" calcext:value-type="float">
            <text:p>105.233333333333</text:p>
          </table:table-cell>
          <table:table-cell office:value-type="float" office:value="105.911538461538" calcext:value-type="float">
            <text:p>105.911538461538</text:p>
          </table:table-cell>
          <table:table-cell office:value-type="float" office:value="-0.00111077084186206" calcext:value-type="float">
            <text:p>-0.001110770841862</text:p>
          </table:table-cell>
          <table:table-cell office:value-type="float" office:value="105.818860157551" calcext:value-type="float">
            <text:p>105.818860157551</text:p>
          </table:table-cell>
          <table:table-cell office:value-type="float" office:value="105.819970928393" calcext:value-type="float">
            <text:p>105.819970928393</text:p>
          </table:table-cell>
          <table:table-cell office:value-type="float" office:value="-0.267955841832841" calcext:value-type="float">
            <text:p>-0.267955841832841</text:p>
          </table:table-cell>
          <table:table-cell office:value-type="float" office:value="0.266845070990979" calcext:value-type="float">
            <text:p>0.266845070990979</text:p>
          </table:table-cell>
          <table:table-cell table:formula="of:=2/13*([.E65])+(1-2/13)*[.N64]" office:value-type="float" office:value="105.818860157551" calcext:value-type="float">
            <text:p>105.818860157551</text:p>
          </table:table-cell>
          <table:table-cell table:formula="of:=2/27*([.E65])+(1-2/27)*[.O64]" office:value-type="float" office:value="105.819970928393" calcext:value-type="float">
            <text:p>105.819970928393</text:p>
          </table:table-cell>
          <table:table-cell table:formula="of:=IF([.J65]=[.N65];0;1)" office:value-type="float" office:value="0" calcext:value-type="float">
            <text:p>0</text:p>
          </table:table-cell>
          <table:table-cell table:formula="of:=IF([.K65]=[.O65];0;1)" office:value-type="float" office:value="0" calcext:value-type="float">
            <text:p>0</text:p>
          </table:table-cell>
          <table:table-cell table:formula="of:=[.N65]-[.O65]" office:value-type="float" office:value="-0.00111077084186206" calcext:value-type="float">
            <text:p>-0.001110770841862</text:p>
          </table:table-cell>
          <table:table-cell table:formula="of:=IF([.I65]=[.R65];0;1)" office:value-type="float" office:value="0" calcext:value-type="float">
            <text:p>0</text:p>
          </table:table-cell>
          <table:table-cell table:formula="of:=2/10*([.R65])+(1-2/10)*[.T64]" office:value-type="float" office:value="-0.267955841832841" calcext:value-type="float">
            <text:p>-0.267955841832841</text:p>
          </table:table-cell>
          <table:table-cell table:formula="of:=IF(ROUND([.T65];6)=ROUND([.L65];6);0;1)" office:value-type="float" office:value="0" calcext:value-type="float">
            <text:p>0</text:p>
          </table:table-cell>
          <table:table-cell table:formula="of:=[.R65]-[.T65]" office:value-type="float" office:value="0.266845070990979" calcext:value-type="float">
            <text:p>0.266845070990979</text:p>
          </table:table-cell>
          <table:table-cell table:formula="of:=IF(ROUND([.M65];6)=ROUND([.V65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12T04:00:00Z</text:p>
          </table:table-cell>
          <table:table-cell office:value-type="float" office:value="108.2" calcext:value-type="float">
            <text:p>108.2</text:p>
          </table:table-cell>
          <table:table-cell office:value-type="float" office:value="108.6" calcext:value-type="float">
            <text:p>108.6</text:p>
          </table:table-cell>
          <table:table-cell office:value-type="float" office:value="107.5" calcext:value-type="float">
            <text:p>107.5</text:p>
          </table:table-cell>
          <table:table-cell office:value-type="float" office:value="107.8" calcext:value-type="float">
            <text:p>107.8</text:p>
          </table:table-cell>
          <table:table-cell office:value-type="float" office:value="977100" calcext:value-type="float">
            <text:p>977100</text:p>
          </table:table-cell>
          <table:table-cell office:value-type="float" office:value="105.508333333333" calcext:value-type="float">
            <text:p>105.508333333333</text:p>
          </table:table-cell>
          <table:table-cell office:value-type="float" office:value="105.903846153846" calcext:value-type="float">
            <text:p>105.903846153846</text:p>
          </table:table-cell>
          <table:table-cell office:value-type="float" office:value="0.157011154031224" calcext:value-type="float">
            <text:p>0.157011154031224</text:p>
          </table:table-cell>
          <table:table-cell office:value-type="float" office:value="106.123650902543" calcext:value-type="float">
            <text:p>106.123650902543</text:p>
          </table:table-cell>
          <table:table-cell office:value-type="float" office:value="105.966639748512" calcext:value-type="float">
            <text:p>105.966639748512</text:p>
          </table:table-cell>
          <table:table-cell office:value-type="float" office:value="-0.182962442660028" calcext:value-type="float">
            <text:p>-0.182962442660028</text:p>
          </table:table-cell>
          <table:table-cell office:value-type="float" office:value="0.339973596691252" calcext:value-type="float">
            <text:p>0.339973596691252</text:p>
          </table:table-cell>
          <table:table-cell table:formula="of:=2/13*([.E66])+(1-2/13)*[.N65]" office:value-type="float" office:value="106.123650902543" calcext:value-type="float">
            <text:p>106.123650902543</text:p>
          </table:table-cell>
          <table:table-cell table:formula="of:=2/27*([.E66])+(1-2/27)*[.O65]" office:value-type="float" office:value="105.966639748512" calcext:value-type="float">
            <text:p>105.966639748512</text:p>
          </table:table-cell>
          <table:table-cell table:formula="of:=IF([.J66]=[.N66];0;1)" office:value-type="float" office:value="0" calcext:value-type="float">
            <text:p>0</text:p>
          </table:table-cell>
          <table:table-cell table:formula="of:=IF([.K66]=[.O66];0;1)" office:value-type="float" office:value="0" calcext:value-type="float">
            <text:p>0</text:p>
          </table:table-cell>
          <table:table-cell table:formula="of:=[.N66]-[.O66]" office:value-type="float" office:value="0.157011154031224" calcext:value-type="float">
            <text:p>0.157011154031224</text:p>
          </table:table-cell>
          <table:table-cell table:formula="of:=IF([.I66]=[.R66];0;1)" office:value-type="float" office:value="0" calcext:value-type="float">
            <text:p>0</text:p>
          </table:table-cell>
          <table:table-cell table:formula="of:=2/10*([.R66])+(1-2/10)*[.T65]" office:value-type="float" office:value="-0.182962442660028" calcext:value-type="float">
            <text:p>-0.182962442660028</text:p>
          </table:table-cell>
          <table:table-cell table:formula="of:=IF(ROUND([.T66];6)=ROUND([.L66];6);0;1)" office:value-type="float" office:value="0" calcext:value-type="float">
            <text:p>0</text:p>
          </table:table-cell>
          <table:table-cell table:formula="of:=[.R66]-[.T66]" office:value-type="float" office:value="0.339973596691252" calcext:value-type="float">
            <text:p>0.339973596691252</text:p>
          </table:table-cell>
          <table:table-cell table:formula="of:=IF(ROUND([.M66];6)=ROUND([.V66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13T04:00:00Z</text:p>
          </table:table-cell>
          <table:table-cell office:value-type="float" office:value="108.5" calcext:value-type="float">
            <text:p>108.5</text:p>
          </table:table-cell>
          <table:table-cell office:value-type="float" office:value="108.7" calcext:value-type="float">
            <text:p>108.7</text:p>
          </table:table-cell>
          <table:table-cell office:value-type="float" office:value="107.6" calcext:value-type="float">
            <text:p>107.6</text:p>
          </table:table-cell>
          <table:table-cell office:value-type="float" office:value="108" calcext:value-type="float">
            <text:p>108</text:p>
          </table:table-cell>
          <table:table-cell office:value-type="float" office:value="1176200" calcext:value-type="float">
            <text:p>1176200</text:p>
          </table:table-cell>
          <table:table-cell office:value-type="float" office:value="105.791666666667" calcext:value-type="float">
            <text:p>105.791666666667</text:p>
          </table:table-cell>
          <table:table-cell office:value-type="float" office:value="105.884615384615" calcext:value-type="float">
            <text:p>105.884615384615</text:p>
          </table:table-cell>
          <table:table-cell office:value-type="float" office:value="0.29506096805963" calcext:value-type="float">
            <text:p>0.29506096805963</text:p>
          </table:table-cell>
          <table:table-cell office:value-type="float" office:value="106.41231999446" calcext:value-type="float">
            <text:p>106.41231999446</text:p>
          </table:table-cell>
          <table:table-cell office:value-type="float" office:value="106.1172590264" calcext:value-type="float">
            <text:p>106.1172590264</text:p>
          </table:table-cell>
          <table:table-cell office:value-type="float" office:value="-0.0873577605160964" calcext:value-type="float">
            <text:p>-0.087357760516097</text:p>
          </table:table-cell>
          <table:table-cell office:value-type="float" office:value="0.382418728575727" calcext:value-type="float">
            <text:p>0.382418728575727</text:p>
          </table:table-cell>
          <table:table-cell table:formula="of:=2/13*([.E67])+(1-2/13)*[.N66]" office:value-type="float" office:value="106.41231999446" calcext:value-type="float">
            <text:p>106.41231999446</text:p>
          </table:table-cell>
          <table:table-cell table:formula="of:=2/27*([.E67])+(1-2/27)*[.O66]" office:value-type="float" office:value="106.1172590264" calcext:value-type="float">
            <text:p>106.1172590264</text:p>
          </table:table-cell>
          <table:table-cell table:formula="of:=IF([.J67]=[.N67];0;1)" office:value-type="float" office:value="0" calcext:value-type="float">
            <text:p>0</text:p>
          </table:table-cell>
          <table:table-cell table:formula="of:=IF([.K67]=[.O67];0;1)" office:value-type="float" office:value="0" calcext:value-type="float">
            <text:p>0</text:p>
          </table:table-cell>
          <table:table-cell table:formula="of:=[.N67]-[.O67]" office:value-type="float" office:value="0.29506096805963" calcext:value-type="float">
            <text:p>0.29506096805963</text:p>
          </table:table-cell>
          <table:table-cell table:formula="of:=IF([.I67]=[.R67];0;1)" office:value-type="float" office:value="0" calcext:value-type="float">
            <text:p>0</text:p>
          </table:table-cell>
          <table:table-cell table:formula="of:=2/10*([.R67])+(1-2/10)*[.T66]" office:value-type="float" office:value="-0.0873577605160964" calcext:value-type="float">
            <text:p>-0.087357760516097</text:p>
          </table:table-cell>
          <table:table-cell table:formula="of:=IF(ROUND([.T67];6)=ROUND([.L67];6);0;1)" office:value-type="float" office:value="0" calcext:value-type="float">
            <text:p>0</text:p>
          </table:table-cell>
          <table:table-cell table:formula="of:=[.R67]-[.T67]" office:value-type="float" office:value="0.382418728575727" calcext:value-type="float">
            <text:p>0.382418728575727</text:p>
          </table:table-cell>
          <table:table-cell table:formula="of:=IF(ROUND([.M67];6)=ROUND([.V67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14T04:00:00Z</text:p>
          </table:table-cell>
          <table:table-cell office:value-type="float" office:value="108.2" calcext:value-type="float">
            <text:p>108.2</text:p>
          </table:table-cell>
          <table:table-cell office:value-type="float" office:value="108.4" calcext:value-type="float">
            <text:p>108.4</text:p>
          </table:table-cell>
          <table:table-cell office:value-type="float" office:value="107.6" calcext:value-type="float">
            <text:p>107.6</text:p>
          </table:table-cell>
          <table:table-cell office:value-type="float" office:value="108.3" calcext:value-type="float">
            <text:p>108.3</text:p>
          </table:table-cell>
          <table:table-cell office:value-type="float" office:value="551300" calcext:value-type="float">
            <text:p>551300</text:p>
          </table:table-cell>
          <table:table-cell office:value-type="float" office:value="105.958333333333" calcext:value-type="float">
            <text:p>105.958333333333</text:p>
          </table:table-cell>
          <table:table-cell office:value-type="float" office:value="105.9" calcext:value-type="float">
            <text:p>105.9</text:p>
          </table:table-cell>
          <table:table-cell office:value-type="float" office:value="0.423788760041305" calcext:value-type="float">
            <text:p>0.423788760041305</text:p>
          </table:table-cell>
          <table:table-cell office:value-type="float" office:value="106.702732303004" calcext:value-type="float">
            <text:p>106.702732303004</text:p>
          </table:table-cell>
          <table:table-cell office:value-type="float" office:value="106.278943542963" calcext:value-type="float">
            <text:p>106.278943542963</text:p>
          </table:table-cell>
          <table:table-cell office:value-type="float" office:value="0.0148715435953838" calcext:value-type="float">
            <text:p>0.014871543595384</text:p>
          </table:table-cell>
          <table:table-cell office:value-type="float" office:value="0.408917216445921" calcext:value-type="float">
            <text:p>0.408917216445921</text:p>
          </table:table-cell>
          <table:table-cell table:formula="of:=2/13*([.E68])+(1-2/13)*[.N67]" office:value-type="float" office:value="106.702732303004" calcext:value-type="float">
            <text:p>106.702732303004</text:p>
          </table:table-cell>
          <table:table-cell table:formula="of:=2/27*([.E68])+(1-2/27)*[.O67]" office:value-type="float" office:value="106.278943542963" calcext:value-type="float">
            <text:p>106.278943542963</text:p>
          </table:table-cell>
          <table:table-cell table:formula="of:=IF([.J68]=[.N68];0;1)" office:value-type="float" office:value="0" calcext:value-type="float">
            <text:p>0</text:p>
          </table:table-cell>
          <table:table-cell table:formula="of:=IF([.K68]=[.O68];0;1)" office:value-type="float" office:value="0" calcext:value-type="float">
            <text:p>0</text:p>
          </table:table-cell>
          <table:table-cell table:formula="of:=[.N68]-[.O68]" office:value-type="float" office:value="0.423788760041305" calcext:value-type="float">
            <text:p>0.423788760041305</text:p>
          </table:table-cell>
          <table:table-cell table:formula="of:=IF([.I68]=[.R68];0;1)" office:value-type="float" office:value="0" calcext:value-type="float">
            <text:p>0</text:p>
          </table:table-cell>
          <table:table-cell table:formula="of:=2/10*([.R68])+(1-2/10)*[.T67]" office:value-type="float" office:value="0.0148715435953838" calcext:value-type="float">
            <text:p>0.014871543595384</text:p>
          </table:table-cell>
          <table:table-cell table:formula="of:=IF(ROUND([.T68];6)=ROUND([.L68];6);0;1)" office:value-type="float" office:value="0" calcext:value-type="float">
            <text:p>0</text:p>
          </table:table-cell>
          <table:table-cell table:formula="of:=[.R68]-[.T68]" office:value-type="float" office:value="0.408917216445921" calcext:value-type="float">
            <text:p>0.408917216445921</text:p>
          </table:table-cell>
          <table:table-cell table:formula="of:=IF(ROUND([.M68];6)=ROUND([.V68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17T04:00:00Z</text:p>
          </table:table-cell>
          <table:table-cell office:value-type="float" office:value="107.9" calcext:value-type="float">
            <text:p>107.9</text:p>
          </table:table-cell>
          <table:table-cell office:value-type="float" office:value="108.7" calcext:value-type="float">
            <text:p>108.7</text:p>
          </table:table-cell>
          <table:table-cell office:value-type="float" office:value="107.6" calcext:value-type="float">
            <text:p>107.6</text:p>
          </table:table-cell>
          <table:table-cell office:value-type="float" office:value="108" calcext:value-type="float">
            <text:p>108</text:p>
          </table:table-cell>
          <table:table-cell office:value-type="float" office:value="690600" calcext:value-type="float">
            <text:p>690600</text:p>
          </table:table-cell>
          <table:table-cell office:value-type="float" office:value="106.2" calcext:value-type="float">
            <text:p>106.2</text:p>
          </table:table-cell>
          <table:table-cell office:value-type="float" office:value="105.9" calcext:value-type="float">
            <text:p>105.9</text:p>
          </table:table-cell>
          <table:table-cell office:value-type="float" office:value="0.49588274224871" calcext:value-type="float">
            <text:p>0.49588274224871</text:p>
          </table:table-cell>
          <table:table-cell office:value-type="float" office:value="106.902311948696" calcext:value-type="float">
            <text:p>106.902311948696</text:p>
          </table:table-cell>
          <table:table-cell office:value-type="float" office:value="106.406429206447" calcext:value-type="float">
            <text:p>106.406429206447</text:p>
          </table:table-cell>
          <table:table-cell office:value-type="float" office:value="0.111073783326049" calcext:value-type="float">
            <text:p>0.111073783326049</text:p>
          </table:table-cell>
          <table:table-cell office:value-type="float" office:value="0.384808958922661" calcext:value-type="float">
            <text:p>0.384808958922661</text:p>
          </table:table-cell>
          <table:table-cell table:formula="of:=2/13*([.E69])+(1-2/13)*[.N68]" office:value-type="float" office:value="106.902311948696" calcext:value-type="float">
            <text:p>106.902311948696</text:p>
          </table:table-cell>
          <table:table-cell table:formula="of:=2/27*([.E69])+(1-2/27)*[.O68]" office:value-type="float" office:value="106.406429206447" calcext:value-type="float">
            <text:p>106.406429206447</text:p>
          </table:table-cell>
          <table:table-cell table:formula="of:=IF([.J69]=[.N69];0;1)" office:value-type="float" office:value="0" calcext:value-type="float">
            <text:p>0</text:p>
          </table:table-cell>
          <table:table-cell table:formula="of:=IF([.K69]=[.O69];0;1)" office:value-type="float" office:value="0" calcext:value-type="float">
            <text:p>0</text:p>
          </table:table-cell>
          <table:table-cell table:formula="of:=[.N69]-[.O69]" office:value-type="float" office:value="0.49588274224871" calcext:value-type="float">
            <text:p>0.49588274224871</text:p>
          </table:table-cell>
          <table:table-cell table:formula="of:=IF([.I69]=[.R69];0;1)" office:value-type="float" office:value="0" calcext:value-type="float">
            <text:p>0</text:p>
          </table:table-cell>
          <table:table-cell table:formula="of:=2/10*([.R69])+(1-2/10)*[.T68]" office:value-type="float" office:value="0.111073783326049" calcext:value-type="float">
            <text:p>0.111073783326049</text:p>
          </table:table-cell>
          <table:table-cell table:formula="of:=IF(ROUND([.T69];6)=ROUND([.L69];6);0;1)" office:value-type="float" office:value="0" calcext:value-type="float">
            <text:p>0</text:p>
          </table:table-cell>
          <table:table-cell table:formula="of:=[.R69]-[.T69]" office:value-type="float" office:value="0.384808958922661" calcext:value-type="float">
            <text:p>0.384808958922661</text:p>
          </table:table-cell>
          <table:table-cell table:formula="of:=IF(ROUND([.M69];6)=ROUND([.V69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18T04:00:00Z</text:p>
          </table:table-cell>
          <table:table-cell office:value-type="float" office:value="107.6" calcext:value-type="float">
            <text:p>107.6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7.6" calcext:value-type="float">
            <text:p>107.6</text:p>
          </table:table-cell>
          <table:table-cell office:value-type="float" office:value="347600" calcext:value-type="float">
            <text:p>347600</text:p>
          </table:table-cell>
          <table:table-cell office:value-type="float" office:value="106.416666666667" calcext:value-type="float">
            <text:p>106.416666666667</text:p>
          </table:table-cell>
          <table:table-cell office:value-type="float" office:value="105.946153846154" calcext:value-type="float">
            <text:p>105.946153846154</text:p>
          </table:table-cell>
          <table:table-cell office:value-type="float" office:value="0.514806714151959" calcext:value-type="float">
            <text:p>0.514806714151959</text:p>
          </table:table-cell>
          <table:table-cell office:value-type="float" office:value="107.009648571974" calcext:value-type="float">
            <text:p>107.009648571974</text:p>
          </table:table-cell>
          <table:table-cell office:value-type="float" office:value="106.494841857822" calcext:value-type="float">
            <text:p>106.494841857822</text:p>
          </table:table-cell>
          <table:table-cell office:value-type="float" office:value="0.191820369491231" calcext:value-type="float">
            <text:p>0.191820369491231</text:p>
          </table:table-cell>
          <table:table-cell office:value-type="float" office:value="0.322986344660728" calcext:value-type="float">
            <text:p>0.322986344660728</text:p>
          </table:table-cell>
          <table:table-cell table:formula="of:=2/13*([.E70])+(1-2/13)*[.N69]" office:value-type="float" office:value="107.009648571974" calcext:value-type="float">
            <text:p>107.009648571974</text:p>
          </table:table-cell>
          <table:table-cell table:formula="of:=2/27*([.E70])+(1-2/27)*[.O69]" office:value-type="float" office:value="106.494841857822" calcext:value-type="float">
            <text:p>106.494841857822</text:p>
          </table:table-cell>
          <table:table-cell table:formula="of:=IF([.J70]=[.N70];0;1)" office:value-type="float" office:value="0" calcext:value-type="float">
            <text:p>0</text:p>
          </table:table-cell>
          <table:table-cell table:formula="of:=IF([.K70]=[.O70];0;1)" office:value-type="float" office:value="0" calcext:value-type="float">
            <text:p>0</text:p>
          </table:table-cell>
          <table:table-cell table:formula="of:=[.N70]-[.O70]" office:value-type="float" office:value="0.514806714151959" calcext:value-type="float">
            <text:p>0.514806714151959</text:p>
          </table:table-cell>
          <table:table-cell table:formula="of:=IF([.I70]=[.R70];0;1)" office:value-type="float" office:value="0" calcext:value-type="float">
            <text:p>0</text:p>
          </table:table-cell>
          <table:table-cell table:formula="of:=2/10*([.R70])+(1-2/10)*[.T69]" office:value-type="float" office:value="0.191820369491231" calcext:value-type="float">
            <text:p>0.191820369491231</text:p>
          </table:table-cell>
          <table:table-cell table:formula="of:=IF(ROUND([.T70];6)=ROUND([.L70];6);0;1)" office:value-type="float" office:value="0" calcext:value-type="float">
            <text:p>0</text:p>
          </table:table-cell>
          <table:table-cell table:formula="of:=[.R70]-[.T70]" office:value-type="float" office:value="0.322986344660728" calcext:value-type="float">
            <text:p>0.322986344660728</text:p>
          </table:table-cell>
          <table:table-cell table:formula="of:=IF(ROUND([.M70];6)=ROUND([.V70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19T04:00:00Z</text:p>
          </table:table-cell>
          <table:table-cell office:value-type="float" office:value="107.6" calcext:value-type="float">
            <text:p>107.6</text:p>
          </table:table-cell>
          <table:table-cell office:value-type="float" office:value="108.2" calcext:value-type="float">
            <text:p>108.2</text:p>
          </table:table-cell>
          <table:table-cell office:value-type="float" office:value="106.9" calcext:value-type="float">
            <text:p>106.9</text:p>
          </table:table-cell>
          <table:table-cell office:value-type="float" office:value="107.2" calcext:value-type="float">
            <text:p>107.2</text:p>
          </table:table-cell>
          <table:table-cell office:value-type="float" office:value="764300" calcext:value-type="float">
            <text:p>764300</text:p>
          </table:table-cell>
          <table:table-cell office:value-type="float" office:value="106.691666666667" calcext:value-type="float">
            <text:p>106.691666666667</text:p>
          </table:table-cell>
          <table:table-cell office:value-type="float" office:value="105.996153846154" calcext:value-type="float">
            <text:p>105.996153846154</text:p>
          </table:table-cell>
          <table:table-cell office:value-type="float" office:value="0.491857612775291" calcext:value-type="float">
            <text:p>0.491857612775291</text:p>
          </table:table-cell>
          <table:table-cell office:value-type="float" office:value="107.038933407055" calcext:value-type="float">
            <text:p>107.038933407055</text:p>
          </table:table-cell>
          <table:table-cell office:value-type="float" office:value="106.547075794279" calcext:value-type="float">
            <text:p>106.547075794279</text:p>
          </table:table-cell>
          <table:table-cell office:value-type="float" office:value="0.251827818148043" calcext:value-type="float">
            <text:p>0.251827818148043</text:p>
          </table:table-cell>
          <table:table-cell office:value-type="float" office:value="0.240029794627248" calcext:value-type="float">
            <text:p>0.240029794627248</text:p>
          </table:table-cell>
          <table:table-cell table:formula="of:=2/13*([.E71])+(1-2/13)*[.N70]" office:value-type="float" office:value="107.038933407055" calcext:value-type="float">
            <text:p>107.038933407055</text:p>
          </table:table-cell>
          <table:table-cell table:formula="of:=2/27*([.E71])+(1-2/27)*[.O70]" office:value-type="float" office:value="106.547075794279" calcext:value-type="float">
            <text:p>106.547075794279</text:p>
          </table:table-cell>
          <table:table-cell table:formula="of:=IF([.J71]=[.N71];0;1)" office:value-type="float" office:value="0" calcext:value-type="float">
            <text:p>0</text:p>
          </table:table-cell>
          <table:table-cell table:formula="of:=IF([.K71]=[.O71];0;1)" office:value-type="float" office:value="0" calcext:value-type="float">
            <text:p>0</text:p>
          </table:table-cell>
          <table:table-cell table:formula="of:=[.N71]-[.O71]" office:value-type="float" office:value="0.491857612775291" calcext:value-type="float">
            <text:p>0.491857612775291</text:p>
          </table:table-cell>
          <table:table-cell table:formula="of:=IF([.I71]=[.R71];0;1)" office:value-type="float" office:value="0" calcext:value-type="float">
            <text:p>0</text:p>
          </table:table-cell>
          <table:table-cell table:formula="of:=2/10*([.R71])+(1-2/10)*[.T70]" office:value-type="float" office:value="0.251827818148043" calcext:value-type="float">
            <text:p>0.251827818148043</text:p>
          </table:table-cell>
          <table:table-cell table:formula="of:=IF(ROUND([.T71];6)=ROUND([.L71];6);0;1)" office:value-type="float" office:value="0" calcext:value-type="float">
            <text:p>0</text:p>
          </table:table-cell>
          <table:table-cell table:formula="of:=[.R71]-[.T71]" office:value-type="float" office:value="0.240029794627248" calcext:value-type="float">
            <text:p>0.240029794627248</text:p>
          </table:table-cell>
          <table:table-cell table:formula="of:=IF(ROUND([.M71];6)=ROUND([.V71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20T04:00:00Z</text:p>
          </table:table-cell>
          <table:table-cell office:value-type="float" office:value="107.8" calcext:value-type="float">
            <text:p>107.8</text:p>
          </table:table-cell>
          <table:table-cell office:value-type="float" office:value="109.1" calcext:value-type="float">
            <text:p>109.1</text:p>
          </table:table-cell>
          <table:table-cell office:value-type="float" office:value="107.8" calcext:value-type="float">
            <text:p>107.8</text:p>
          </table:table-cell>
          <table:table-cell office:value-type="float" office:value="109.1" calcext:value-type="float">
            <text:p>109.1</text:p>
          </table:table-cell>
          <table:table-cell office:value-type="float" office:value="657900" calcext:value-type="float">
            <text:p>657900</text:p>
          </table:table-cell>
          <table:table-cell office:value-type="float" office:value="106.925" calcext:value-type="float">
            <text:p>106.925</text:p>
          </table:table-cell>
          <table:table-cell office:value-type="float" office:value="106.053846153846" calcext:value-type="float">
            <text:p>106.053846153846</text:p>
          </table:table-cell>
          <table:table-cell office:value-type="float" office:value="0.619839284200694" calcext:value-type="float">
            <text:p>0.619839284200694</text:p>
          </table:table-cell>
          <table:table-cell office:value-type="float" office:value="107.3560205752" calcext:value-type="float">
            <text:p>107.3560205752</text:p>
          </table:table-cell>
          <table:table-cell office:value-type="float" office:value="106.736181290999" calcext:value-type="float">
            <text:p>106.736181290999</text:p>
          </table:table-cell>
          <table:table-cell office:value-type="float" office:value="0.325430111358573" calcext:value-type="float">
            <text:p>0.325430111358573</text:p>
          </table:table-cell>
          <table:table-cell office:value-type="float" office:value="0.294409172842121" calcext:value-type="float">
            <text:p>0.294409172842121</text:p>
          </table:table-cell>
          <table:table-cell table:formula="of:=2/13*([.E72])+(1-2/13)*[.N71]" office:value-type="float" office:value="107.3560205752" calcext:value-type="float">
            <text:p>107.3560205752</text:p>
          </table:table-cell>
          <table:table-cell table:formula="of:=2/27*([.E72])+(1-2/27)*[.O71]" office:value-type="float" office:value="106.736181290999" calcext:value-type="float">
            <text:p>106.736181290999</text:p>
          </table:table-cell>
          <table:table-cell table:formula="of:=IF([.J72]=[.N72];0;1)" office:value-type="float" office:value="0" calcext:value-type="float">
            <text:p>0</text:p>
          </table:table-cell>
          <table:table-cell table:formula="of:=IF([.K72]=[.O72];0;1)" office:value-type="float" office:value="0" calcext:value-type="float">
            <text:p>0</text:p>
          </table:table-cell>
          <table:table-cell table:formula="of:=[.N72]-[.O72]" office:value-type="float" office:value="0.619839284200694" calcext:value-type="float">
            <text:p>0.619839284200694</text:p>
          </table:table-cell>
          <table:table-cell table:formula="of:=IF([.I72]=[.R72];0;1)" office:value-type="float" office:value="0" calcext:value-type="float">
            <text:p>0</text:p>
          </table:table-cell>
          <table:table-cell table:formula="of:=2/10*([.R72])+(1-2/10)*[.T71]" office:value-type="float" office:value="0.325430111358573" calcext:value-type="float">
            <text:p>0.325430111358573</text:p>
          </table:table-cell>
          <table:table-cell table:formula="of:=IF(ROUND([.T72];6)=ROUND([.L72];6);0;1)" office:value-type="float" office:value="0" calcext:value-type="float">
            <text:p>0</text:p>
          </table:table-cell>
          <table:table-cell table:formula="of:=[.R72]-[.T72]" office:value-type="float" office:value="0.294409172842121" calcext:value-type="float">
            <text:p>0.294409172842121</text:p>
          </table:table-cell>
          <table:table-cell table:formula="of:=IF(ROUND([.M72];6)=ROUND([.V72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21T04:00:00Z</text:p>
          </table:table-cell>
          <table:table-cell office:value-type="float" office:value="108" calcext:value-type="float">
            <text:p>108</text:p>
          </table:table-cell>
          <table:table-cell office:value-type="float" office:value="108.3" calcext:value-type="float">
            <text:p>108.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471000" calcext:value-type="float">
            <text:p>471000</text:p>
          </table:table-cell>
          <table:table-cell office:value-type="float" office:value="107.183333333333" calcext:value-type="float">
            <text:p>107.183333333333</text:p>
          </table:table-cell>
          <table:table-cell office:value-type="float" office:value="106.153846153846" calcext:value-type="float">
            <text:p>106.153846153846</text:p>
          </table:table-cell>
          <table:table-cell office:value-type="float" office:value="0.545524761423437" calcext:value-type="float">
            <text:p>0.545524761423437</text:p>
          </table:table-cell>
          <table:table-cell office:value-type="float" office:value="107.301248179015" calcext:value-type="float">
            <text:p>107.301248179015</text:p>
          </table:table-cell>
          <table:table-cell office:value-type="float" office:value="106.755723417592" calcext:value-type="float">
            <text:p>106.755723417592</text:p>
          </table:table-cell>
          <table:table-cell office:value-type="float" office:value="0.369449041371546" calcext:value-type="float">
            <text:p>0.369449041371546</text:p>
          </table:table-cell>
          <table:table-cell office:value-type="float" office:value="0.176075720051891" calcext:value-type="float">
            <text:p>0.176075720051891</text:p>
          </table:table-cell>
          <table:table-cell table:formula="of:=2/13*([.E73])+(1-2/13)*[.N72]" office:value-type="float" office:value="107.301248179015" calcext:value-type="float">
            <text:p>107.301248179015</text:p>
          </table:table-cell>
          <table:table-cell table:formula="of:=2/27*([.E73])+(1-2/27)*[.O72]" office:value-type="float" office:value="106.755723417592" calcext:value-type="float">
            <text:p>106.755723417592</text:p>
          </table:table-cell>
          <table:table-cell table:formula="of:=IF([.J73]=[.N73];0;1)" office:value-type="float" office:value="0" calcext:value-type="float">
            <text:p>0</text:p>
          </table:table-cell>
          <table:table-cell table:formula="of:=IF([.K73]=[.O73];0;1)" office:value-type="float" office:value="0" calcext:value-type="float">
            <text:p>0</text:p>
          </table:table-cell>
          <table:table-cell table:formula="of:=[.N73]-[.O73]" office:value-type="float" office:value="0.545524761423437" calcext:value-type="float">
            <text:p>0.545524761423437</text:p>
          </table:table-cell>
          <table:table-cell table:formula="of:=IF([.I73]=[.R73];0;1)" office:value-type="float" office:value="0" calcext:value-type="float">
            <text:p>0</text:p>
          </table:table-cell>
          <table:table-cell table:formula="of:=2/10*([.R73])+(1-2/10)*[.T72]" office:value-type="float" office:value="0.369449041371546" calcext:value-type="float">
            <text:p>0.369449041371546</text:p>
          </table:table-cell>
          <table:table-cell table:formula="of:=IF(ROUND([.T73];6)=ROUND([.L73];6);0;1)" office:value-type="float" office:value="0" calcext:value-type="float">
            <text:p>0</text:p>
          </table:table-cell>
          <table:table-cell table:formula="of:=[.R73]-[.T73]" office:value-type="float" office:value="0.176075720051891" calcext:value-type="float">
            <text:p>0.176075720051891</text:p>
          </table:table-cell>
          <table:table-cell table:formula="of:=IF(ROUND([.M73];6)=ROUND([.V73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24T04:00:00Z</text:p>
          </table:table-cell>
          <table:table-cell office:value-type="float" office:value="107.4" calcext:value-type="float">
            <text:p>107.4</text:p>
          </table:table-cell>
          <table:table-cell office:value-type="float" office:value="107.8" calcext:value-type="float">
            <text:p>107.8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8" calcext:value-type="float">
            <text:p>106.8</text:p>
          </table:table-cell>
          <table:table-cell office:value-type="float" office:value="414300" calcext:value-type="float">
            <text:p>414300</text:p>
          </table:table-cell>
          <table:table-cell office:value-type="float" office:value="107.35" calcext:value-type="float">
            <text:p>107.35</text:p>
          </table:table-cell>
          <table:table-cell office:value-type="float" office:value="106.142307692308" calcext:value-type="float">
            <text:p>106.142307692308</text:p>
          </table:table-cell>
          <table:table-cell office:value-type="float" office:value="0.465129910114484" calcext:value-type="float">
            <text:p>0.465129910114484</text:p>
          </table:table-cell>
          <table:table-cell office:value-type="float" office:value="107.224133074552" calcext:value-type="float">
            <text:p>107.224133074552</text:p>
          </table:table-cell>
          <table:table-cell office:value-type="float" office:value="106.759003164437" calcext:value-type="float">
            <text:p>106.759003164437</text:p>
          </table:table-cell>
          <table:table-cell office:value-type="float" office:value="0.388585215120134" calcext:value-type="float">
            <text:p>0.388585215120134</text:p>
          </table:table-cell>
          <table:table-cell office:value-type="float" office:value="0.0765446949943507" calcext:value-type="float">
            <text:p>0.076544694994351</text:p>
          </table:table-cell>
          <table:table-cell table:formula="of:=2/13*([.E74])+(1-2/13)*[.N73]" office:value-type="float" office:value="107.224133074552" calcext:value-type="float">
            <text:p>107.224133074552</text:p>
          </table:table-cell>
          <table:table-cell table:formula="of:=2/27*([.E74])+(1-2/27)*[.O73]" office:value-type="float" office:value="106.759003164437" calcext:value-type="float">
            <text:p>106.759003164437</text:p>
          </table:table-cell>
          <table:table-cell table:formula="of:=IF([.J74]=[.N74];0;1)" office:value-type="float" office:value="0" calcext:value-type="float">
            <text:p>0</text:p>
          </table:table-cell>
          <table:table-cell table:formula="of:=IF([.K74]=[.O74];0;1)" office:value-type="float" office:value="0" calcext:value-type="float">
            <text:p>0</text:p>
          </table:table-cell>
          <table:table-cell table:formula="of:=[.N74]-[.O74]" office:value-type="float" office:value="0.465129910114484" calcext:value-type="float">
            <text:p>0.465129910114484</text:p>
          </table:table-cell>
          <table:table-cell table:formula="of:=IF([.I74]=[.R74];0;1)" office:value-type="float" office:value="0" calcext:value-type="float">
            <text:p>0</text:p>
          </table:table-cell>
          <table:table-cell table:formula="of:=2/10*([.R74])+(1-2/10)*[.T73]" office:value-type="float" office:value="0.388585215120134" calcext:value-type="float">
            <text:p>0.388585215120134</text:p>
          </table:table-cell>
          <table:table-cell table:formula="of:=IF(ROUND([.T74];6)=ROUND([.L74];6);0;1)" office:value-type="float" office:value="0" calcext:value-type="float">
            <text:p>0</text:p>
          </table:table-cell>
          <table:table-cell table:formula="of:=[.R74]-[.T74]" office:value-type="float" office:value="0.0765446949943507" calcext:value-type="float">
            <text:p>0.076544694994351</text:p>
          </table:table-cell>
          <table:table-cell table:formula="of:=IF(ROUND([.M74];6)=ROUND([.V74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25T04:00:00Z</text:p>
          </table:table-cell>
          <table:table-cell office:value-type="float" office:value="107.3" calcext:value-type="float">
            <text:p>107.3</text:p>
          </table:table-cell>
          <table:table-cell office:value-type="float" office:value="107.5" calcext:value-type="float">
            <text:p>107.5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8" calcext:value-type="float">
            <text:p>106.8</text:p>
          </table:table-cell>
          <table:table-cell office:value-type="float" office:value="275600" calcext:value-type="float">
            <text:p>275600</text:p>
          </table:table-cell>
          <table:table-cell office:value-type="float" office:value="107.491666666667" calcext:value-type="float">
            <text:p>107.491666666667</text:p>
          </table:table-cell>
          <table:table-cell office:value-type="float" office:value="106.142307692308" calcext:value-type="float">
            <text:p>106.142307692308</text:p>
          </table:table-cell>
          <table:table-cell office:value-type="float" office:value="0.396841865241484" calcext:value-type="float">
            <text:p>0.396841865241484</text:p>
          </table:table-cell>
          <table:table-cell office:value-type="float" office:value="107.158881832313" calcext:value-type="float">
            <text:p>107.158881832313</text:p>
          </table:table-cell>
          <table:table-cell office:value-type="float" office:value="106.762039967071" calcext:value-type="float">
            <text:p>106.762039967071</text:p>
          </table:table-cell>
          <table:table-cell office:value-type="float" office:value="0.390236545144404" calcext:value-type="float">
            <text:p>0.390236545144404</text:p>
          </table:table-cell>
          <table:table-cell office:value-type="float" office:value="0.00660532009708026" calcext:value-type="float">
            <text:p>0.00660532009708</text:p>
          </table:table-cell>
          <table:table-cell table:formula="of:=2/13*([.E75])+(1-2/13)*[.N74]" office:value-type="float" office:value="107.158881832313" calcext:value-type="float">
            <text:p>107.158881832313</text:p>
          </table:table-cell>
          <table:table-cell table:formula="of:=2/27*([.E75])+(1-2/27)*[.O74]" office:value-type="float" office:value="106.762039967071" calcext:value-type="float">
            <text:p>106.762039967071</text:p>
          </table:table-cell>
          <table:table-cell table:formula="of:=IF([.J75]=[.N75];0;1)" office:value-type="float" office:value="0" calcext:value-type="float">
            <text:p>0</text:p>
          </table:table-cell>
          <table:table-cell table:formula="of:=IF([.K75]=[.O75];0;1)" office:value-type="float" office:value="0" calcext:value-type="float">
            <text:p>0</text:p>
          </table:table-cell>
          <table:table-cell table:formula="of:=[.N75]-[.O75]" office:value-type="float" office:value="0.396841865241484" calcext:value-type="float">
            <text:p>0.396841865241484</text:p>
          </table:table-cell>
          <table:table-cell table:formula="of:=IF([.I75]=[.R75];0;1)" office:value-type="float" office:value="0" calcext:value-type="float">
            <text:p>0</text:p>
          </table:table-cell>
          <table:table-cell table:formula="of:=2/10*([.R75])+(1-2/10)*[.T74]" office:value-type="float" office:value="0.390236545144404" calcext:value-type="float">
            <text:p>0.390236545144404</text:p>
          </table:table-cell>
          <table:table-cell table:formula="of:=IF(ROUND([.T75];6)=ROUND([.L75];6);0;1)" office:value-type="float" office:value="0" calcext:value-type="float">
            <text:p>0</text:p>
          </table:table-cell>
          <table:table-cell table:formula="of:=[.R75]-[.T75]" office:value-type="float" office:value="0.00660532009708026" calcext:value-type="float">
            <text:p>0.00660532009708</text:p>
          </table:table-cell>
          <table:table-cell table:formula="of:=IF(ROUND([.M75];6)=ROUND([.V75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26T04:00:00Z</text:p>
          </table:table-cell>
          <table:table-cell office:value-type="float" office:value="106.5" calcext:value-type="float">
            <text:p>106.5</text:p>
          </table:table-cell>
          <table:table-cell office:value-type="float" office:value="106.8" calcext:value-type="float">
            <text:p>106.8</text:p>
          </table:table-cell>
          <table:table-cell office:value-type="float" office:value="105.4" calcext:value-type="float">
            <text:p>105.4</text:p>
          </table:table-cell>
          <table:table-cell office:value-type="float" office:value="105.5" calcext:value-type="float">
            <text:p>105.5</text:p>
          </table:table-cell>
          <table:table-cell office:value-type="float" office:value="406500" calcext:value-type="float">
            <text:p>406500</text:p>
          </table:table-cell>
          <table:table-cell office:value-type="float" office:value="107.533333333333" calcext:value-type="float">
            <text:p>107.533333333333</text:p>
          </table:table-cell>
          <table:table-cell office:value-type="float" office:value="106.230769230769" calcext:value-type="float">
            <text:p>106.230769230769</text:p>
          </table:table-cell>
          <table:table-cell office:value-type="float" office:value="0.235113717660184" calcext:value-type="float">
            <text:p>0.235113717660184</text:p>
          </table:table-cell>
          <table:table-cell office:value-type="float" office:value="106.903669242726" calcext:value-type="float">
            <text:p>106.903669242726</text:p>
          </table:table-cell>
          <table:table-cell office:value-type="float" office:value="106.668555525066" calcext:value-type="float">
            <text:p>106.668555525066</text:p>
          </table:table-cell>
          <table:table-cell office:value-type="float" office:value="0.35921197964756" calcext:value-type="float">
            <text:p>0.35921197964756</text:p>
          </table:table-cell>
          <table:table-cell office:value-type="float" office:value="-0.124098261987376" calcext:value-type="float">
            <text:p>-0.124098261987376</text:p>
          </table:table-cell>
          <table:table-cell table:formula="of:=2/13*([.E76])+(1-2/13)*[.N75]" office:value-type="float" office:value="106.903669242726" calcext:value-type="float">
            <text:p>106.903669242726</text:p>
          </table:table-cell>
          <table:table-cell table:formula="of:=2/27*([.E76])+(1-2/27)*[.O75]" office:value-type="float" office:value="106.668555525066" calcext:value-type="float">
            <text:p>106.668555525066</text:p>
          </table:table-cell>
          <table:table-cell table:formula="of:=IF([.J76]=[.N76];0;1)" office:value-type="float" office:value="0" calcext:value-type="float">
            <text:p>0</text:p>
          </table:table-cell>
          <table:table-cell table:formula="of:=IF([.K76]=[.O76];0;1)" office:value-type="float" office:value="0" calcext:value-type="float">
            <text:p>0</text:p>
          </table:table-cell>
          <table:table-cell table:formula="of:=[.N76]-[.O76]" office:value-type="float" office:value="0.235113717660184" calcext:value-type="float">
            <text:p>0.235113717660184</text:p>
          </table:table-cell>
          <table:table-cell table:formula="of:=IF([.I76]=[.R76];0;1)" office:value-type="float" office:value="0" calcext:value-type="float">
            <text:p>0</text:p>
          </table:table-cell>
          <table:table-cell table:formula="of:=2/10*([.R76])+(1-2/10)*[.T75]" office:value-type="float" office:value="0.35921197964756" calcext:value-type="float">
            <text:p>0.35921197964756</text:p>
          </table:table-cell>
          <table:table-cell table:formula="of:=IF(ROUND([.T76];6)=ROUND([.L76];6);0;1)" office:value-type="float" office:value="0" calcext:value-type="float">
            <text:p>0</text:p>
          </table:table-cell>
          <table:table-cell table:formula="of:=[.R76]-[.T76]" office:value-type="float" office:value="-0.124098261987376" calcext:value-type="float">
            <text:p>-0.124098261987376</text:p>
          </table:table-cell>
          <table:table-cell table:formula="of:=IF(ROUND([.M76];6)=ROUND([.V76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27T04:00:00Z</text:p>
          </table:table-cell>
          <table:table-cell office:value-type="float" office:value="105.6" calcext:value-type="float">
            <text:p>105.6</text:p>
          </table:table-cell>
          <table:table-cell office:value-type="float" office:value="106.5" calcext:value-type="float">
            <text:p>106.5</text:p>
          </table:table-cell>
          <table:table-cell office:value-type="float" office:value="105.2" calcext:value-type="float">
            <text:p>105.2</text:p>
          </table:table-cell>
          <table:table-cell office:value-type="float" office:value="106" calcext:value-type="float">
            <text:p>106</text:p>
          </table:table-cell>
          <table:table-cell office:value-type="float" office:value="804400" calcext:value-type="float">
            <text:p>804400</text:p>
          </table:table-cell>
          <table:table-cell office:value-type="float" office:value="107.45" calcext:value-type="float">
            <text:p>107.45</text:p>
          </table:table-cell>
          <table:table-cell office:value-type="float" office:value="106.226923076923" calcext:value-type="float">
            <text:p>106.226923076923</text:p>
          </table:table-cell>
          <table:table-cell office:value-type="float" office:value="0.145610311804077" calcext:value-type="float">
            <text:p>0.145610311804077</text:p>
          </table:table-cell>
          <table:table-cell office:value-type="float" office:value="106.764643205384" calcext:value-type="float">
            <text:p>106.764643205384</text:p>
          </table:table-cell>
          <table:table-cell office:value-type="float" office:value="106.61903289358" calcext:value-type="float">
            <text:p>106.61903289358</text:p>
          </table:table-cell>
          <table:table-cell office:value-type="float" office:value="0.316491646078863" calcext:value-type="float">
            <text:p>0.316491646078863</text:p>
          </table:table-cell>
          <table:table-cell office:value-type="float" office:value="-0.170881334274786" calcext:value-type="float">
            <text:p>-0.170881334274786</text:p>
          </table:table-cell>
          <table:table-cell table:formula="of:=2/13*([.E77])+(1-2/13)*[.N76]" office:value-type="float" office:value="106.764643205384" calcext:value-type="float">
            <text:p>106.764643205384</text:p>
          </table:table-cell>
          <table:table-cell table:formula="of:=2/27*([.E77])+(1-2/27)*[.O76]" office:value-type="float" office:value="106.61903289358" calcext:value-type="float">
            <text:p>106.61903289358</text:p>
          </table:table-cell>
          <table:table-cell table:formula="of:=IF([.J77]=[.N77];0;1)" office:value-type="float" office:value="0" calcext:value-type="float">
            <text:p>0</text:p>
          </table:table-cell>
          <table:table-cell table:formula="of:=IF([.K77]=[.O77];0;1)" office:value-type="float" office:value="0" calcext:value-type="float">
            <text:p>0</text:p>
          </table:table-cell>
          <table:table-cell table:formula="of:=[.N77]-[.O77]" office:value-type="float" office:value="0.145610311804077" calcext:value-type="float">
            <text:p>0.145610311804077</text:p>
          </table:table-cell>
          <table:table-cell table:formula="of:=IF([.I77]=[.R77];0;1)" office:value-type="float" office:value="0" calcext:value-type="float">
            <text:p>0</text:p>
          </table:table-cell>
          <table:table-cell table:formula="of:=2/10*([.R77])+(1-2/10)*[.T76]" office:value-type="float" office:value="0.316491646078863" calcext:value-type="float">
            <text:p>0.316491646078863</text:p>
          </table:table-cell>
          <table:table-cell table:formula="of:=IF(ROUND([.T77];6)=ROUND([.L77];6);0;1)" office:value-type="float" office:value="0" calcext:value-type="float">
            <text:p>0</text:p>
          </table:table-cell>
          <table:table-cell table:formula="of:=[.R77]-[.T77]" office:value-type="float" office:value="-0.170881334274786" calcext:value-type="float">
            <text:p>-0.170881334274786</text:p>
          </table:table-cell>
          <table:table-cell table:formula="of:=IF(ROUND([.M77];6)=ROUND([.V77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28T04:00:00Z</text:p>
          </table:table-cell>
          <table:table-cell office:value-type="float" office:value="106.3" calcext:value-type="float">
            <text:p>106.3</text:p>
          </table:table-cell>
          <table:table-cell office:value-type="float" office:value="106.5" calcext:value-type="float">
            <text:p>106.5</text:p>
          </table:table-cell>
          <table:table-cell office:value-type="float" office:value="104.5" calcext:value-type="float">
            <text:p>104.5</text:p>
          </table:table-cell>
          <table:table-cell office:value-type="float" office:value="105" calcext:value-type="float">
            <text:p>105</text:p>
          </table:table-cell>
          <table:table-cell office:value-type="float" office:value="523100" calcext:value-type="float">
            <text:p>523100</text:p>
          </table:table-cell>
          <table:table-cell office:value-type="float" office:value="107.341666666667" calcext:value-type="float">
            <text:p>107.341666666667</text:p>
          </table:table-cell>
          <table:table-cell office:value-type="float" office:value="106.273076923077" calcext:value-type="float">
            <text:p>106.273076923077</text:p>
          </table:table-cell>
          <table:table-cell office:value-type="float" office:value="-0.00594489576758406" calcext:value-type="float">
            <text:p>-0.005944895767584</text:p>
          </table:table-cell>
          <table:table-cell office:value-type="float" office:value="106.493159635325" calcext:value-type="float">
            <text:p>106.493159635325</text:p>
          </table:table-cell>
          <table:table-cell office:value-type="float" office:value="106.499104531092" calcext:value-type="float">
            <text:p>106.499104531092</text:p>
          </table:table-cell>
          <table:table-cell office:value-type="float" office:value="0.252004337709574" calcext:value-type="float">
            <text:p>0.252004337709574</text:p>
          </table:table-cell>
          <table:table-cell office:value-type="float" office:value="-0.257949233477158" calcext:value-type="float">
            <text:p>-0.257949233477158</text:p>
          </table:table-cell>
          <table:table-cell table:formula="of:=2/13*([.E78])+(1-2/13)*[.N77]" office:value-type="float" office:value="106.493159635325" calcext:value-type="float">
            <text:p>106.493159635325</text:p>
          </table:table-cell>
          <table:table-cell table:formula="of:=2/27*([.E78])+(1-2/27)*[.O77]" office:value-type="float" office:value="106.499104531092" calcext:value-type="float">
            <text:p>106.499104531092</text:p>
          </table:table-cell>
          <table:table-cell table:formula="of:=IF([.J78]=[.N78];0;1)" office:value-type="float" office:value="0" calcext:value-type="float">
            <text:p>0</text:p>
          </table:table-cell>
          <table:table-cell table:formula="of:=IF([.K78]=[.O78];0;1)" office:value-type="float" office:value="0" calcext:value-type="float">
            <text:p>0</text:p>
          </table:table-cell>
          <table:table-cell table:formula="of:=[.N78]-[.O78]" office:value-type="float" office:value="-0.00594489576758406" calcext:value-type="float">
            <text:p>-0.005944895767584</text:p>
          </table:table-cell>
          <table:table-cell table:formula="of:=IF([.I78]=[.R78];0;1)" office:value-type="float" office:value="0" calcext:value-type="float">
            <text:p>0</text:p>
          </table:table-cell>
          <table:table-cell table:formula="of:=2/10*([.R78])+(1-2/10)*[.T77]" office:value-type="float" office:value="0.252004337709574" calcext:value-type="float">
            <text:p>0.252004337709574</text:p>
          </table:table-cell>
          <table:table-cell table:formula="of:=IF(ROUND([.T78];6)=ROUND([.L78];6);0;1)" office:value-type="float" office:value="0" calcext:value-type="float">
            <text:p>0</text:p>
          </table:table-cell>
          <table:table-cell table:formula="of:=[.R78]-[.T78]" office:value-type="float" office:value="-0.257949233477158" calcext:value-type="float">
            <text:p>-0.257949233477158</text:p>
          </table:table-cell>
          <table:table-cell table:formula="of:=IF(ROUND([.M78];6)=ROUND([.V78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-31T04:00:00Z</text:p>
          </table:table-cell>
          <table:table-cell office:value-type="float" office:value="105.4" calcext:value-type="float">
            <text:p>105.4</text:p>
          </table:table-cell>
          <table:table-cell office:value-type="float" office:value="106" calcext:value-type="float">
            <text:p>106</text:p>
          </table:table-cell>
          <table:table-cell office:value-type="float" office:value="104.9" calcext:value-type="float">
            <text:p>104.9</text:p>
          </table:table-cell>
          <table:table-cell office:value-type="float" office:value="105" calcext:value-type="float">
            <text:p>105</text:p>
          </table:table-cell>
          <table:table-cell office:value-type="float" office:value="352300" calcext:value-type="float">
            <text:p>352300</text:p>
          </table:table-cell>
          <table:table-cell office:value-type="float" office:value="107.108333333333" calcext:value-type="float">
            <text:p>107.108333333333</text:p>
          </table:table-cell>
          <table:table-cell office:value-type="float" office:value="106.276923076923" calcext:value-type="float">
            <text:p>106.276923076923</text:p>
          </table:table-cell>
          <table:table-cell office:value-type="float" office:value="-0.124616982659703" calcext:value-type="float">
            <text:p>-0.124616982659703</text:p>
          </table:table-cell>
          <table:table-cell office:value-type="float" office:value="106.263442768352" calcext:value-type="float">
            <text:p>106.263442768352</text:p>
          </table:table-cell>
          <table:table-cell office:value-type="float" office:value="106.388059751011" calcext:value-type="float">
            <text:p>106.388059751011</text:p>
          </table:table-cell>
          <table:table-cell office:value-type="float" office:value="0.176680073635719" calcext:value-type="float">
            <text:p>0.176680073635719</text:p>
          </table:table-cell>
          <table:table-cell office:value-type="float" office:value="-0.301297056295421" calcext:value-type="float">
            <text:p>-0.301297056295421</text:p>
          </table:table-cell>
          <table:table-cell table:formula="of:=2/13*([.E79])+(1-2/13)*[.N78]" office:value-type="float" office:value="106.263442768352" calcext:value-type="float">
            <text:p>106.263442768352</text:p>
          </table:table-cell>
          <table:table-cell table:formula="of:=2/27*([.E79])+(1-2/27)*[.O78]" office:value-type="float" office:value="106.388059751011" calcext:value-type="float">
            <text:p>106.388059751011</text:p>
          </table:table-cell>
          <table:table-cell table:formula="of:=IF([.J79]=[.N79];0;1)" office:value-type="float" office:value="0" calcext:value-type="float">
            <text:p>0</text:p>
          </table:table-cell>
          <table:table-cell table:formula="of:=IF([.K79]=[.O79];0;1)" office:value-type="float" office:value="0" calcext:value-type="float">
            <text:p>0</text:p>
          </table:table-cell>
          <table:table-cell table:formula="of:=[.N79]-[.O79]" office:value-type="float" office:value="-0.124616982659703" calcext:value-type="float">
            <text:p>-0.124616982659703</text:p>
          </table:table-cell>
          <table:table-cell table:formula="of:=IF([.I79]=[.R79];0;1)" office:value-type="float" office:value="0" calcext:value-type="float">
            <text:p>0</text:p>
          </table:table-cell>
          <table:table-cell table:formula="of:=2/10*([.R79])+(1-2/10)*[.T78]" office:value-type="float" office:value="0.176680073635719" calcext:value-type="float">
            <text:p>0.176680073635719</text:p>
          </table:table-cell>
          <table:table-cell table:formula="of:=IF(ROUND([.T79];6)=ROUND([.L79];6);0;1)" office:value-type="float" office:value="0" calcext:value-type="float">
            <text:p>0</text:p>
          </table:table-cell>
          <table:table-cell table:formula="of:=[.R79]-[.T79]" office:value-type="float" office:value="-0.301297056295421" calcext:value-type="float">
            <text:p>-0.301297056295421</text:p>
          </table:table-cell>
          <table:table-cell table:formula="of:=IF(ROUND([.M79];6)=ROUND([.V79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01T04:00:00Z</text:p>
          </table:table-cell>
          <table:table-cell office:value-type="float" office:value="105.5" calcext:value-type="float">
            <text:p>105.5</text:p>
          </table:table-cell>
          <table:table-cell office:value-type="float" office:value="106.3" calcext:value-type="float">
            <text:p>106.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385600" calcext:value-type="float">
            <text:p>385600</text:p>
          </table:table-cell>
          <table:table-cell office:value-type="float" office:value="106.858333333333" calcext:value-type="float">
            <text:p>106.858333333333</text:p>
          </table:table-cell>
          <table:table-cell office:value-type="float" office:value="106.315384615385" calcext:value-type="float">
            <text:p>106.315384615385</text:p>
          </table:table-cell>
          <table:table-cell office:value-type="float" office:value="-0.136401472587607" calcext:value-type="float">
            <text:p>-0.136401472587607</text:p>
          </table:table-cell>
          <table:table-cell office:value-type="float" office:value="106.222913111682" calcext:value-type="float">
            <text:p>106.222913111682</text:p>
          </table:table-cell>
          <table:table-cell office:value-type="float" office:value="106.35931458427" calcext:value-type="float">
            <text:p>106.35931458427</text:p>
          </table:table-cell>
          <table:table-cell office:value-type="float" office:value="0.114063764391053" calcext:value-type="float">
            <text:p>0.114063764391053</text:p>
          </table:table-cell>
          <table:table-cell office:value-type="float" office:value="-0.250465236978661" calcext:value-type="float">
            <text:p>-0.250465236978661</text:p>
          </table:table-cell>
          <table:table-cell table:formula="of:=2/13*([.E80])+(1-2/13)*[.N79]" office:value-type="float" office:value="106.222913111682" calcext:value-type="float">
            <text:p>106.222913111682</text:p>
          </table:table-cell>
          <table:table-cell table:formula="of:=2/27*([.E80])+(1-2/27)*[.O79]" office:value-type="float" office:value="106.35931458427" calcext:value-type="float">
            <text:p>106.35931458427</text:p>
          </table:table-cell>
          <table:table-cell table:formula="of:=IF([.J80]=[.N80];0;1)" office:value-type="float" office:value="0" calcext:value-type="float">
            <text:p>0</text:p>
          </table:table-cell>
          <table:table-cell table:formula="of:=IF([.K80]=[.O80];0;1)" office:value-type="float" office:value="0" calcext:value-type="float">
            <text:p>0</text:p>
          </table:table-cell>
          <table:table-cell table:formula="of:=[.N80]-[.O80]" office:value-type="float" office:value="-0.136401472587607" calcext:value-type="float">
            <text:p>-0.136401472587607</text:p>
          </table:table-cell>
          <table:table-cell table:formula="of:=IF([.I80]=[.R80];0;1)" office:value-type="float" office:value="0" calcext:value-type="float">
            <text:p>0</text:p>
          </table:table-cell>
          <table:table-cell table:formula="of:=2/10*([.R80])+(1-2/10)*[.T79]" office:value-type="float" office:value="0.114063764391053" calcext:value-type="float">
            <text:p>0.114063764391053</text:p>
          </table:table-cell>
          <table:table-cell table:formula="of:=IF(ROUND([.T80];6)=ROUND([.L80];6);0;1)" office:value-type="float" office:value="0" calcext:value-type="float">
            <text:p>0</text:p>
          </table:table-cell>
          <table:table-cell table:formula="of:=[.R80]-[.T80]" office:value-type="float" office:value="-0.250465236978661" calcext:value-type="float">
            <text:p>-0.250465236978661</text:p>
          </table:table-cell>
          <table:table-cell table:formula="of:=IF(ROUND([.M80];6)=ROUND([.V80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02T04:00:00Z</text:p>
          </table:table-cell>
          <table:table-cell office:value-type="float" office:value="105.9" calcext:value-type="float">
            <text:p>105.9</text:p>
          </table:table-cell>
          <table:table-cell office:value-type="float" office:value="107.3" calcext:value-type="float">
            <text:p>107.3</text:p>
          </table:table-cell>
          <table:table-cell office:value-type="float" office:value="105.9" calcext:value-type="float">
            <text:p>105.9</text:p>
          </table:table-cell>
          <table:table-cell office:value-type="float" office:value="107" calcext:value-type="float">
            <text:p>107</text:p>
          </table:table-cell>
          <table:table-cell office:value-type="float" office:value="724600" calcext:value-type="float">
            <text:p>724600</text:p>
          </table:table-cell>
          <table:table-cell office:value-type="float" office:value="106.666666666667" calcext:value-type="float">
            <text:p>106.666666666667</text:p>
          </table:table-cell>
          <table:table-cell office:value-type="float" office:value="106.376923076923" calcext:value-type="float">
            <text:p>106.376923076923</text:p>
          </table:table-cell>
          <table:table-cell office:value-type="float" office:value="-0.0643078225586038" calcext:value-type="float">
            <text:p>-0.064307822558604</text:p>
          </table:table-cell>
          <table:table-cell office:value-type="float" office:value="106.342464940654" calcext:value-type="float">
            <text:p>106.342464940654</text:p>
          </table:table-cell>
          <table:table-cell office:value-type="float" office:value="106.406772763213" calcext:value-type="float">
            <text:p>106.406772763213</text:p>
          </table:table-cell>
          <table:table-cell office:value-type="float" office:value="0.0783894470011219" calcext:value-type="float">
            <text:p>0.078389447001122</text:p>
          </table:table-cell>
          <table:table-cell office:value-type="float" office:value="-0.142697269559726" calcext:value-type="float">
            <text:p>-0.142697269559726</text:p>
          </table:table-cell>
          <table:table-cell table:formula="of:=2/13*([.E81])+(1-2/13)*[.N80]" office:value-type="float" office:value="106.342464940654" calcext:value-type="float">
            <text:p>106.342464940654</text:p>
          </table:table-cell>
          <table:table-cell table:formula="of:=2/27*([.E81])+(1-2/27)*[.O80]" office:value-type="float" office:value="106.406772763213" calcext:value-type="float">
            <text:p>106.406772763213</text:p>
          </table:table-cell>
          <table:table-cell table:formula="of:=IF([.J81]=[.N81];0;1)" office:value-type="float" office:value="0" calcext:value-type="float">
            <text:p>0</text:p>
          </table:table-cell>
          <table:table-cell table:formula="of:=IF([.K81]=[.O81];0;1)" office:value-type="float" office:value="0" calcext:value-type="float">
            <text:p>0</text:p>
          </table:table-cell>
          <table:table-cell table:formula="of:=[.N81]-[.O81]" office:value-type="float" office:value="-0.0643078225586038" calcext:value-type="float">
            <text:p>-0.064307822558604</text:p>
          </table:table-cell>
          <table:table-cell table:formula="of:=IF([.I81]=[.R81];0;1)" office:value-type="float" office:value="0" calcext:value-type="float">
            <text:p>0</text:p>
          </table:table-cell>
          <table:table-cell table:formula="of:=2/10*([.R81])+(1-2/10)*[.T80]" office:value-type="float" office:value="0.0783894470011219" calcext:value-type="float">
            <text:p>0.078389447001122</text:p>
          </table:table-cell>
          <table:table-cell table:formula="of:=IF(ROUND([.T81];6)=ROUND([.L81];6);0;1)" office:value-type="float" office:value="0" calcext:value-type="float">
            <text:p>0</text:p>
          </table:table-cell>
          <table:table-cell table:formula="of:=[.R81]-[.T81]" office:value-type="float" office:value="-0.142697269559726" calcext:value-type="float">
            <text:p>-0.142697269559726</text:p>
          </table:table-cell>
          <table:table-cell table:formula="of:=IF(ROUND([.M81];6)=ROUND([.V81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03T04:00:00Z</text:p>
          </table:table-cell>
          <table:table-cell office:value-type="float" office:value="106.1" calcext:value-type="float">
            <text:p>106.1</text:p>
          </table:table-cell>
          <table:table-cell office:value-type="float" office:value="107.5" calcext:value-type="float">
            <text:p>107.5</text:p>
          </table:table-cell>
          <table:table-cell office:value-type="float" office:value="106" calcext:value-type="float">
            <text:p>106</text:p>
          </table:table-cell>
          <table:table-cell office:value-type="float" office:value="106.9" calcext:value-type="float">
            <text:p>106.9</text:p>
          </table:table-cell>
          <table:table-cell office:value-type="float" office:value="658400" calcext:value-type="float">
            <text:p>658400</text:p>
          </table:table-cell>
          <table:table-cell office:value-type="float" office:value="106.583333333333" calcext:value-type="float">
            <text:p>106.583333333333</text:p>
          </table:table-cell>
          <table:table-cell office:value-type="float" office:value="106.415384615385" calcext:value-type="float">
            <text:p>106.415384615385</text:p>
          </table:table-cell>
          <table:table-cell office:value-type="float" office:value="-0.0150685489169859" calcext:value-type="float">
            <text:p>-0.015068548916986</text:p>
          </table:table-cell>
          <table:table-cell office:value-type="float" office:value="106.428239565169" calcext:value-type="float">
            <text:p>106.428239565169</text:p>
          </table:table-cell>
          <table:table-cell office:value-type="float" office:value="106.443308114086" calcext:value-type="float">
            <text:p>106.443308114086</text:p>
          </table:table-cell>
          <table:table-cell office:value-type="float" office:value="0.0596978478175004" calcext:value-type="float">
            <text:p>0.0596978478175</text:p>
          </table:table-cell>
          <table:table-cell office:value-type="float" office:value="-0.0747663967344863" calcext:value-type="float">
            <text:p>-0.074766396734486</text:p>
          </table:table-cell>
          <table:table-cell table:formula="of:=2/13*([.E82])+(1-2/13)*[.N81]" office:value-type="float" office:value="106.428239565169" calcext:value-type="float">
            <text:p>106.428239565169</text:p>
          </table:table-cell>
          <table:table-cell table:formula="of:=2/27*([.E82])+(1-2/27)*[.O81]" office:value-type="float" office:value="106.443308114086" calcext:value-type="float">
            <text:p>106.443308114086</text:p>
          </table:table-cell>
          <table:table-cell table:formula="of:=IF([.J82]=[.N82];0;1)" office:value-type="float" office:value="0" calcext:value-type="float">
            <text:p>0</text:p>
          </table:table-cell>
          <table:table-cell table:formula="of:=IF([.K82]=[.O82];0;1)" office:value-type="float" office:value="0" calcext:value-type="float">
            <text:p>0</text:p>
          </table:table-cell>
          <table:table-cell table:formula="of:=[.N82]-[.O82]" office:value-type="float" office:value="-0.0150685489169859" calcext:value-type="float">
            <text:p>-0.015068548916986</text:p>
          </table:table-cell>
          <table:table-cell table:formula="of:=IF([.I82]=[.R82];0;1)" office:value-type="float" office:value="0" calcext:value-type="float">
            <text:p>0</text:p>
          </table:table-cell>
          <table:table-cell table:formula="of:=2/10*([.R82])+(1-2/10)*[.T81]" office:value-type="float" office:value="0.0596978478175004" calcext:value-type="float">
            <text:p>0.0596978478175</text:p>
          </table:table-cell>
          <table:table-cell table:formula="of:=IF(ROUND([.T82];6)=ROUND([.L82];6);0;1)" office:value-type="float" office:value="0" calcext:value-type="float">
            <text:p>0</text:p>
          </table:table-cell>
          <table:table-cell table:formula="of:=[.R82]-[.T82]" office:value-type="float" office:value="-0.0747663967344863" calcext:value-type="float">
            <text:p>-0.074766396734486</text:p>
          </table:table-cell>
          <table:table-cell table:formula="of:=IF(ROUND([.M82];6)=ROUND([.V82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04T04:00:00Z</text:p>
          </table:table-cell>
          <table:table-cell office:value-type="float" office:value="107.1" calcext:value-type="float">
            <text:p>107.1</text:p>
          </table:table-cell>
          <table:table-cell office:value-type="float" office:value="107.7" calcext:value-type="float">
            <text:p>107.7</text:p>
          </table:table-cell>
          <table:table-cell office:value-type="float" office:value="106.6" calcext:value-type="float">
            <text:p>106.6</text:p>
          </table:table-cell>
          <table:table-cell office:value-type="float" office:value="107.5" calcext:value-type="float">
            <text:p>107.5</text:p>
          </table:table-cell>
          <table:table-cell office:value-type="float" office:value="880100" calcext:value-type="float">
            <text:p>880100</text:p>
          </table:table-cell>
          <table:table-cell office:value-type="float" office:value="106.525" calcext:value-type="float">
            <text:p>106.525</text:p>
          </table:table-cell>
          <table:table-cell office:value-type="float" office:value="106.473076923077" calcext:value-type="float">
            <text:p>106.473076923077</text:p>
          </table:table-cell>
          <table:table-cell office:value-type="float" office:value="0.0715441987955785" calcext:value-type="float">
            <text:p>0.071544198795579</text:p>
          </table:table-cell>
          <table:table-cell office:value-type="float" office:value="106.593125785912" calcext:value-type="float">
            <text:p>106.593125785912</text:p>
          </table:table-cell>
          <table:table-cell office:value-type="float" office:value="106.521581587117" calcext:value-type="float">
            <text:p>106.521581587117</text:p>
          </table:table-cell>
          <table:table-cell office:value-type="float" office:value="0.062067118013116" calcext:value-type="float">
            <text:p>0.062067118013116</text:p>
          </table:table-cell>
          <table:table-cell office:value-type="float" office:value="0.0094770807824625" calcext:value-type="float">
            <text:p>0.009477080782463</text:p>
          </table:table-cell>
          <table:table-cell table:formula="of:=2/13*([.E83])+(1-2/13)*[.N82]" office:value-type="float" office:value="106.593125785912" calcext:value-type="float">
            <text:p>106.593125785912</text:p>
          </table:table-cell>
          <table:table-cell table:formula="of:=2/27*([.E83])+(1-2/27)*[.O82]" office:value-type="float" office:value="106.521581587117" calcext:value-type="float">
            <text:p>106.521581587117</text:p>
          </table:table-cell>
          <table:table-cell table:formula="of:=IF([.J83]=[.N83];0;1)" office:value-type="float" office:value="0" calcext:value-type="float">
            <text:p>0</text:p>
          </table:table-cell>
          <table:table-cell table:formula="of:=IF([.K83]=[.O83];0;1)" office:value-type="float" office:value="0" calcext:value-type="float">
            <text:p>0</text:p>
          </table:table-cell>
          <table:table-cell table:formula="of:=[.N83]-[.O83]" office:value-type="float" office:value="0.0715441987955785" calcext:value-type="float">
            <text:p>0.071544198795579</text:p>
          </table:table-cell>
          <table:table-cell table:formula="of:=IF([.I83]=[.R83];0;1)" office:value-type="float" office:value="0" calcext:value-type="float">
            <text:p>0</text:p>
          </table:table-cell>
          <table:table-cell table:formula="of:=2/10*([.R83])+(1-2/10)*[.T82]" office:value-type="float" office:value="0.062067118013116" calcext:value-type="float">
            <text:p>0.062067118013116</text:p>
          </table:table-cell>
          <table:table-cell table:formula="of:=IF(ROUND([.T83];6)=ROUND([.L83];6);0;1)" office:value-type="float" office:value="0" calcext:value-type="float">
            <text:p>0</text:p>
          </table:table-cell>
          <table:table-cell table:formula="of:=[.R83]-[.T83]" office:value-type="float" office:value="0.0094770807824625" calcext:value-type="float">
            <text:p>0.009477080782463</text:p>
          </table:table-cell>
          <table:table-cell table:formula="of:=IF(ROUND([.M83];6)=ROUND([.V83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07T04:00:00Z</text:p>
          </table:table-cell>
          <table:table-cell office:value-type="float" office:value="107.8" calcext:value-type="float">
            <text:p>107.8</text:p>
          </table:table-cell>
          <table:table-cell office:value-type="float" office:value="109" calcext:value-type="float">
            <text:p>109</text:p>
          </table:table-cell>
          <table:table-cell office:value-type="float" office:value="107.4" calcext:value-type="float">
            <text:p>107.4</text:p>
          </table:table-cell>
          <table:table-cell office:value-type="float" office:value="108.6" calcext:value-type="float">
            <text:p>108.6</text:p>
          </table:table-cell>
          <table:table-cell office:value-type="float" office:value="1176900" calcext:value-type="float">
            <text:p>1176900</text:p>
          </table:table-cell>
          <table:table-cell office:value-type="float" office:value="106.55" calcext:value-type="float">
            <text:p>106.55</text:p>
          </table:table-cell>
          <table:table-cell office:value-type="float" office:value="106.553846153846" calcext:value-type="float">
            <text:p>106.553846153846</text:p>
          </table:table-cell>
          <table:table-cell office:value-type="float" office:value="0.226337158413173" calcext:value-type="float">
            <text:p>0.226337158413173</text:p>
          </table:table-cell>
          <table:table-cell office:value-type="float" office:value="106.901875665003" calcext:value-type="float">
            <text:p>106.901875665003</text:p>
          </table:table-cell>
          <table:table-cell office:value-type="float" office:value="106.675538506589" calcext:value-type="float">
            <text:p>106.675538506589</text:p>
          </table:table-cell>
          <table:table-cell office:value-type="float" office:value="0.0949211260931275" calcext:value-type="float">
            <text:p>0.094921126093128</text:p>
          </table:table-cell>
          <table:table-cell office:value-type="float" office:value="0.131416032320046" calcext:value-type="float">
            <text:p>0.131416032320046</text:p>
          </table:table-cell>
          <table:table-cell table:formula="of:=2/13*([.E84])+(1-2/13)*[.N83]" office:value-type="float" office:value="106.901875665003" calcext:value-type="float">
            <text:p>106.901875665003</text:p>
          </table:table-cell>
          <table:table-cell table:formula="of:=2/27*([.E84])+(1-2/27)*[.O83]" office:value-type="float" office:value="106.675538506589" calcext:value-type="float">
            <text:p>106.675538506589</text:p>
          </table:table-cell>
          <table:table-cell table:formula="of:=IF([.J84]=[.N84];0;1)" office:value-type="float" office:value="0" calcext:value-type="float">
            <text:p>0</text:p>
          </table:table-cell>
          <table:table-cell table:formula="of:=IF([.K84]=[.O84];0;1)" office:value-type="float" office:value="0" calcext:value-type="float">
            <text:p>0</text:p>
          </table:table-cell>
          <table:table-cell table:formula="of:=[.N84]-[.O84]" office:value-type="float" office:value="0.226337158413173" calcext:value-type="float">
            <text:p>0.226337158413173</text:p>
          </table:table-cell>
          <table:table-cell table:formula="of:=IF([.I84]=[.R84];0;1)" office:value-type="float" office:value="0" calcext:value-type="float">
            <text:p>0</text:p>
          </table:table-cell>
          <table:table-cell table:formula="of:=2/10*([.R84])+(1-2/10)*[.T83]" office:value-type="float" office:value="0.0949211260931275" calcext:value-type="float">
            <text:p>0.094921126093128</text:p>
          </table:table-cell>
          <table:table-cell table:formula="of:=IF(ROUND([.T84];6)=ROUND([.L84];6);0;1)" office:value-type="float" office:value="0" calcext:value-type="float">
            <text:p>0</text:p>
          </table:table-cell>
          <table:table-cell table:formula="of:=[.R84]-[.T84]" office:value-type="float" office:value="0.131416032320046" calcext:value-type="float">
            <text:p>0.131416032320046</text:p>
          </table:table-cell>
          <table:table-cell table:formula="of:=IF(ROUND([.M84];6)=ROUND([.V84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08T04:00:00Z</text:p>
          </table:table-cell>
          <table:table-cell office:value-type="float" office:value="108.6" calcext:value-type="float">
            <text:p>108.6</text:p>
          </table:table-cell>
          <table:table-cell office:value-type="float" office:value="110" calcext:value-type="float">
            <text:p>110</text:p>
          </table:table-cell>
          <table:table-cell office:value-type="float" office:value="108.3" calcext:value-type="float">
            <text:p>108.3</text:p>
          </table:table-cell>
          <table:table-cell office:value-type="float" office:value="109.7" calcext:value-type="float">
            <text:p>109.7</text:p>
          </table:table-cell>
          <table:table-cell office:value-type="float" office:value="807200" calcext:value-type="float">
            <text:p>807200</text:p>
          </table:table-cell>
          <table:table-cell office:value-type="float" office:value="106.508333333333" calcext:value-type="float">
            <text:p>106.508333333333</text:p>
          </table:table-cell>
          <table:table-cell office:value-type="float" office:value="106.719230769231" calcext:value-type="float">
            <text:p>106.719230769231</text:p>
          </table:table-cell>
          <table:table-cell office:value-type="float" office:value="0.43278364063876" calcext:value-type="float">
            <text:p>0.43278364063876</text:p>
          </table:table-cell>
          <table:table-cell office:value-type="float" office:value="107.332356331925" calcext:value-type="float">
            <text:p>107.332356331925</text:p>
          </table:table-cell>
          <table:table-cell office:value-type="float" office:value="106.899572691286" calcext:value-type="float">
            <text:p>106.899572691286</text:p>
          </table:table-cell>
          <table:table-cell office:value-type="float" office:value="0.162493629002254" calcext:value-type="float">
            <text:p>0.162493629002254</text:p>
          </table:table-cell>
          <table:table-cell office:value-type="float" office:value="0.270290011636506" calcext:value-type="float">
            <text:p>0.270290011636506</text:p>
          </table:table-cell>
          <table:table-cell table:formula="of:=2/13*([.E85])+(1-2/13)*[.N84]" office:value-type="float" office:value="107.332356331925" calcext:value-type="float">
            <text:p>107.332356331925</text:p>
          </table:table-cell>
          <table:table-cell table:formula="of:=2/27*([.E85])+(1-2/27)*[.O84]" office:value-type="float" office:value="106.899572691286" calcext:value-type="float">
            <text:p>106.899572691286</text:p>
          </table:table-cell>
          <table:table-cell table:formula="of:=IF([.J85]=[.N85];0;1)" office:value-type="float" office:value="0" calcext:value-type="float">
            <text:p>0</text:p>
          </table:table-cell>
          <table:table-cell table:formula="of:=IF([.K85]=[.O85];0;1)" office:value-type="float" office:value="0" calcext:value-type="float">
            <text:p>0</text:p>
          </table:table-cell>
          <table:table-cell table:formula="of:=[.N85]-[.O85]" office:value-type="float" office:value="0.43278364063876" calcext:value-type="float">
            <text:p>0.43278364063876</text:p>
          </table:table-cell>
          <table:table-cell table:formula="of:=IF([.I85]=[.R85];0;1)" office:value-type="float" office:value="0" calcext:value-type="float">
            <text:p>0</text:p>
          </table:table-cell>
          <table:table-cell table:formula="of:=2/10*([.R85])+(1-2/10)*[.T84]" office:value-type="float" office:value="0.162493629002254" calcext:value-type="float">
            <text:p>0.162493629002254</text:p>
          </table:table-cell>
          <table:table-cell table:formula="of:=IF(ROUND([.T85];6)=ROUND([.L85];6);0;1)" office:value-type="float" office:value="0" calcext:value-type="float">
            <text:p>0</text:p>
          </table:table-cell>
          <table:table-cell table:formula="of:=[.R85]-[.T85]" office:value-type="float" office:value="0.270290011636506" calcext:value-type="float">
            <text:p>0.270290011636506</text:p>
          </table:table-cell>
          <table:table-cell table:formula="of:=IF(ROUND([.M85];6)=ROUND([.V85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09T04:00:00Z</text:p>
          </table:table-cell>
          <table:table-cell office:value-type="float" office:value="109.4" calcext:value-type="float">
            <text:p>109.4</text:p>
          </table:table-cell>
          <table:table-cell office:value-type="float" office:value="109.8" calcext:value-type="float">
            <text:p>109.8</text:p>
          </table:table-cell>
          <table:table-cell office:value-type="float" office:value="108.9" calcext:value-type="float">
            <text:p>108.9</text:p>
          </table:table-cell>
          <table:table-cell office:value-type="float" office:value="109.1" calcext:value-type="float">
            <text:p>109.1</text:p>
          </table:table-cell>
          <table:table-cell office:value-type="float" office:value="1227000" calcext:value-type="float">
            <text:p>1227000</text:p>
          </table:table-cell>
          <table:table-cell office:value-type="float" office:value="106.733333333333" calcext:value-type="float">
            <text:p>106.733333333333</text:p>
          </table:table-cell>
          <table:table-cell office:value-type="float" office:value="106.923076923077" calcext:value-type="float">
            <text:p>106.923076923077</text:p>
          </table:table-cell>
          <table:table-cell office:value-type="float" office:value="0.541734204882317" calcext:value-type="float">
            <text:p>0.541734204882317</text:p>
          </table:table-cell>
          <table:table-cell office:value-type="float" office:value="107.604301511629" calcext:value-type="float">
            <text:p>107.604301511629</text:p>
          </table:table-cell>
          <table:table-cell office:value-type="float" office:value="107.062567306747" calcext:value-type="float">
            <text:p>107.062567306747</text:p>
          </table:table-cell>
          <table:table-cell office:value-type="float" office:value="0.238341744178267" calcext:value-type="float">
            <text:p>0.238341744178267</text:p>
          </table:table-cell>
          <table:table-cell office:value-type="float" office:value="0.303392460704051" calcext:value-type="float">
            <text:p>0.303392460704051</text:p>
          </table:table-cell>
          <table:table-cell table:formula="of:=2/13*([.E86])+(1-2/13)*[.N85]" office:value-type="float" office:value="107.604301511629" calcext:value-type="float">
            <text:p>107.604301511629</text:p>
          </table:table-cell>
          <table:table-cell table:formula="of:=2/27*([.E86])+(1-2/27)*[.O85]" office:value-type="float" office:value="107.062567306747" calcext:value-type="float">
            <text:p>107.062567306747</text:p>
          </table:table-cell>
          <table:table-cell table:formula="of:=IF([.J86]=[.N86];0;1)" office:value-type="float" office:value="0" calcext:value-type="float">
            <text:p>0</text:p>
          </table:table-cell>
          <table:table-cell table:formula="of:=IF([.K86]=[.O86];0;1)" office:value-type="float" office:value="0" calcext:value-type="float">
            <text:p>0</text:p>
          </table:table-cell>
          <table:table-cell table:formula="of:=[.N86]-[.O86]" office:value-type="float" office:value="0.541734204882317" calcext:value-type="float">
            <text:p>0.541734204882317</text:p>
          </table:table-cell>
          <table:table-cell table:formula="of:=IF([.I86]=[.R86];0;1)" office:value-type="float" office:value="0" calcext:value-type="float">
            <text:p>0</text:p>
          </table:table-cell>
          <table:table-cell table:formula="of:=2/10*([.R86])+(1-2/10)*[.T85]" office:value-type="float" office:value="0.238341744178267" calcext:value-type="float">
            <text:p>0.238341744178267</text:p>
          </table:table-cell>
          <table:table-cell table:formula="of:=IF(ROUND([.T86];6)=ROUND([.L86];6);0;1)" office:value-type="float" office:value="0" calcext:value-type="float">
            <text:p>0</text:p>
          </table:table-cell>
          <table:table-cell table:formula="of:=[.R86]-[.T86]" office:value-type="float" office:value="0.303392460704051" calcext:value-type="float">
            <text:p>0.303392460704051</text:p>
          </table:table-cell>
          <table:table-cell table:formula="of:=IF(ROUND([.M86];6)=ROUND([.V86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10T04:00:00Z</text:p>
          </table:table-cell>
          <table:table-cell office:value-type="float" office:value="109" calcext:value-type="float">
            <text:p>109</text:p>
          </table:table-cell>
          <table:table-cell office:value-type="float" office:value="109.6" calcext:value-type="float">
            <text:p>109.6</text:p>
          </table:table-cell>
          <table:table-cell office:value-type="float" office:value="108.8" calcext:value-type="float">
            <text:p>108.8</text:p>
          </table:table-cell>
          <table:table-cell office:value-type="float" office:value="109.2" calcext:value-type="float">
            <text:p>109.2</text:p>
          </table:table-cell>
          <table:table-cell office:value-type="float" office:value="429800" calcext:value-type="float">
            <text:p>429800</text:p>
          </table:table-cell>
          <table:table-cell office:value-type="float" office:value="106.925" calcext:value-type="float">
            <text:p>106.925</text:p>
          </table:table-cell>
          <table:table-cell office:value-type="float" office:value="107.042307692308" calcext:value-type="float">
            <text:p>107.042307692308</text:p>
          </table:table-cell>
          <table:table-cell office:value-type="float" office:value="0.62889793236792" calcext:value-type="float">
            <text:p>0.62889793236792</text:p>
          </table:table-cell>
          <table:table-cell office:value-type="float" office:value="107.849793586763" calcext:value-type="float">
            <text:p>107.849793586763</text:p>
          </table:table-cell>
          <table:table-cell office:value-type="float" office:value="107.220895654395" calcext:value-type="float">
            <text:p>107.220895654395</text:p>
          </table:table-cell>
          <table:table-cell office:value-type="float" office:value="0.316452981816197" calcext:value-type="float">
            <text:p>0.316452981816197</text:p>
          </table:table-cell>
          <table:table-cell office:value-type="float" office:value="0.312444950551723" calcext:value-type="float">
            <text:p>0.312444950551723</text:p>
          </table:table-cell>
          <table:table-cell table:formula="of:=2/13*([.E87])+(1-2/13)*[.N86]" office:value-type="float" office:value="107.849793586763" calcext:value-type="float">
            <text:p>107.849793586763</text:p>
          </table:table-cell>
          <table:table-cell table:formula="of:=2/27*([.E87])+(1-2/27)*[.O86]" office:value-type="float" office:value="107.220895654395" calcext:value-type="float">
            <text:p>107.220895654395</text:p>
          </table:table-cell>
          <table:table-cell table:formula="of:=IF([.J87]=[.N87];0;1)" office:value-type="float" office:value="0" calcext:value-type="float">
            <text:p>0</text:p>
          </table:table-cell>
          <table:table-cell table:formula="of:=IF([.K87]=[.O87];0;1)" office:value-type="float" office:value="0" calcext:value-type="float">
            <text:p>0</text:p>
          </table:table-cell>
          <table:table-cell table:formula="of:=[.N87]-[.O87]" office:value-type="float" office:value="0.62889793236792" calcext:value-type="float">
            <text:p>0.62889793236792</text:p>
          </table:table-cell>
          <table:table-cell table:formula="of:=IF([.I87]=[.R87];0;1)" office:value-type="float" office:value="0" calcext:value-type="float">
            <text:p>0</text:p>
          </table:table-cell>
          <table:table-cell table:formula="of:=2/10*([.R87])+(1-2/10)*[.T86]" office:value-type="float" office:value="0.316452981816197" calcext:value-type="float">
            <text:p>0.316452981816197</text:p>
          </table:table-cell>
          <table:table-cell table:formula="of:=IF(ROUND([.T87];6)=ROUND([.L87];6);0;1)" office:value-type="float" office:value="0" calcext:value-type="float">
            <text:p>0</text:p>
          </table:table-cell>
          <table:table-cell table:formula="of:=[.R87]-[.T87]" office:value-type="float" office:value="0.312444950551723" calcext:value-type="float">
            <text:p>0.312444950551723</text:p>
          </table:table-cell>
          <table:table-cell table:formula="of:=IF(ROUND([.M87];6)=ROUND([.V87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11T04:00:00Z</text:p>
          </table:table-cell>
          <table:table-cell office:value-type="float" office:value="109.2" calcext:value-type="float">
            <text:p>109.2</text:p>
          </table:table-cell>
          <table:table-cell office:value-type="float" office:value="110.8" calcext:value-type="float">
            <text:p>110.8</text:p>
          </table:table-cell>
          <table:table-cell office:value-type="float" office:value="109.2" calcext:value-type="float">
            <text:p>109.2</text:p>
          </table:table-cell>
          <table:table-cell office:value-type="float" office:value="110.3" calcext:value-type="float">
            <text:p>110.3</text:p>
          </table:table-cell>
          <table:table-cell office:value-type="float" office:value="1093800" calcext:value-type="float">
            <text:p>1093800</text:p>
          </table:table-cell>
          <table:table-cell office:value-type="float" office:value="107.125" calcext:value-type="float">
            <text:p>107.125</text:p>
          </table:table-cell>
          <table:table-cell office:value-type="float" office:value="107.203846153846" calcext:value-type="float">
            <text:p>107.203846153846</text:p>
          </table:table-cell>
          <table:table-cell office:value-type="float" office:value="0.777770961795483" calcext:value-type="float">
            <text:p>0.777770961795483</text:p>
          </table:table-cell>
          <table:table-cell office:value-type="float" office:value="108.226748419569" calcext:value-type="float">
            <text:p>108.226748419569</text:p>
          </table:table-cell>
          <table:table-cell office:value-type="float" office:value="107.448977457773" calcext:value-type="float">
            <text:p>107.448977457773</text:p>
          </table:table-cell>
          <table:table-cell office:value-type="float" office:value="0.408716577812054" calcext:value-type="float">
            <text:p>0.408716577812054</text:p>
          </table:table-cell>
          <table:table-cell office:value-type="float" office:value="0.369054383983428" calcext:value-type="float">
            <text:p>0.369054383983428</text:p>
          </table:table-cell>
          <table:table-cell table:formula="of:=2/13*([.E88])+(1-2/13)*[.N87]" office:value-type="float" office:value="108.226748419569" calcext:value-type="float">
            <text:p>108.226748419569</text:p>
          </table:table-cell>
          <table:table-cell table:formula="of:=2/27*([.E88])+(1-2/27)*[.O87]" office:value-type="float" office:value="107.448977457773" calcext:value-type="float">
            <text:p>107.448977457773</text:p>
          </table:table-cell>
          <table:table-cell table:formula="of:=IF([.J88]=[.N88];0;1)" office:value-type="float" office:value="0" calcext:value-type="float">
            <text:p>0</text:p>
          </table:table-cell>
          <table:table-cell table:formula="of:=IF([.K88]=[.O88];0;1)" office:value-type="float" office:value="0" calcext:value-type="float">
            <text:p>0</text:p>
          </table:table-cell>
          <table:table-cell table:formula="of:=[.N88]-[.O88]" office:value-type="float" office:value="0.777770961795483" calcext:value-type="float">
            <text:p>0.777770961795483</text:p>
          </table:table-cell>
          <table:table-cell table:formula="of:=IF([.I88]=[.R88];0;1)" office:value-type="float" office:value="0" calcext:value-type="float">
            <text:p>0</text:p>
          </table:table-cell>
          <table:table-cell table:formula="of:=2/10*([.R88])+(1-2/10)*[.T87]" office:value-type="float" office:value="0.408716577812054" calcext:value-type="float">
            <text:p>0.408716577812054</text:p>
          </table:table-cell>
          <table:table-cell table:formula="of:=IF(ROUND([.T88];6)=ROUND([.L88];6);0;1)" office:value-type="float" office:value="0" calcext:value-type="float">
            <text:p>0</text:p>
          </table:table-cell>
          <table:table-cell table:formula="of:=[.R88]-[.T88]" office:value-type="float" office:value="0.369054383983428" calcext:value-type="float">
            <text:p>0.369054383983428</text:p>
          </table:table-cell>
          <table:table-cell table:formula="of:=IF(ROUND([.M88];6)=ROUND([.V88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14T04:00:00Z</text:p>
          </table:table-cell>
          <table:table-cell office:value-type="float" office:value="110.3" calcext:value-type="float">
            <text:p>110.3</text:p>
          </table:table-cell>
          <table:table-cell office:value-type="float" office:value="112" calcext:value-type="float">
            <text:p>112</text:p>
          </table:table-cell>
          <table:table-cell office:value-type="float" office:value="110.1" calcext:value-type="float">
            <text:p>110.1</text:p>
          </table:table-cell>
          <table:table-cell office:value-type="float" office:value="111.7" calcext:value-type="float">
            <text:p>111.7</text:p>
          </table:table-cell>
          <table:table-cell office:value-type="float" office:value="1212700" calcext:value-type="float">
            <text:p>1212700</text:p>
          </table:table-cell>
          <table:table-cell office:value-type="float" office:value="107.525" calcext:value-type="float">
            <text:p>107.525</text:p>
          </table:table-cell>
          <table:table-cell office:value-type="float" office:value="107.403846153846" calcext:value-type="float">
            <text:p>107.403846153846</text:p>
          </table:table-cell>
          <table:table-cell office:value-type="float" office:value="0.99722680010143" calcext:value-type="float">
            <text:p>0.99722680010143</text:p>
          </table:table-cell>
          <table:table-cell office:value-type="float" office:value="108.761094816558" calcext:value-type="float">
            <text:p>108.761094816558</text:p>
          </table:table-cell>
          <table:table-cell office:value-type="float" office:value="107.763868016457" calcext:value-type="float">
            <text:p>107.763868016457</text:p>
          </table:table-cell>
          <table:table-cell office:value-type="float" office:value="0.52641862226993" calcext:value-type="float">
            <text:p>0.52641862226993</text:p>
          </table:table-cell>
          <table:table-cell office:value-type="float" office:value="0.4708081778315" calcext:value-type="float">
            <text:p>0.4708081778315</text:p>
          </table:table-cell>
          <table:table-cell table:formula="of:=2/13*([.E89])+(1-2/13)*[.N88]" office:value-type="float" office:value="108.761094816558" calcext:value-type="float">
            <text:p>108.761094816558</text:p>
          </table:table-cell>
          <table:table-cell table:formula="of:=2/27*([.E89])+(1-2/27)*[.O88]" office:value-type="float" office:value="107.763868016457" calcext:value-type="float">
            <text:p>107.763868016457</text:p>
          </table:table-cell>
          <table:table-cell table:formula="of:=IF([.J89]=[.N89];0;1)" office:value-type="float" office:value="0" calcext:value-type="float">
            <text:p>0</text:p>
          </table:table-cell>
          <table:table-cell table:formula="of:=IF([.K89]=[.O89];0;1)" office:value-type="float" office:value="0" calcext:value-type="float">
            <text:p>0</text:p>
          </table:table-cell>
          <table:table-cell table:formula="of:=[.N89]-[.O89]" office:value-type="float" office:value="0.99722680010143" calcext:value-type="float">
            <text:p>0.99722680010143</text:p>
          </table:table-cell>
          <table:table-cell table:formula="of:=IF([.I89]=[.R89];0;1)" office:value-type="float" office:value="0" calcext:value-type="float">
            <text:p>0</text:p>
          </table:table-cell>
          <table:table-cell table:formula="of:=2/10*([.R89])+(1-2/10)*[.T88]" office:value-type="float" office:value="0.52641862226993" calcext:value-type="float">
            <text:p>0.52641862226993</text:p>
          </table:table-cell>
          <table:table-cell table:formula="of:=IF(ROUND([.T89];6)=ROUND([.L89];6);0;1)" office:value-type="float" office:value="0" calcext:value-type="float">
            <text:p>0</text:p>
          </table:table-cell>
          <table:table-cell table:formula="of:=[.R89]-[.T89]" office:value-type="float" office:value="0.4708081778315" calcext:value-type="float">
            <text:p>0.4708081778315</text:p>
          </table:table-cell>
          <table:table-cell table:formula="of:=IF(ROUND([.M89];6)=ROUND([.V89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15T04:00:00Z</text:p>
          </table:table-cell>
          <table:table-cell table:number-columns-repeated="2" office:value-type="float" office:value="111.5" calcext:value-type="float">
            <text:p>111.5</text:p>
          </table:table-cell>
          <table:table-cell office:value-type="float" office:value="110.6" calcext:value-type="float">
            <text:p>110.6</text:p>
          </table:table-cell>
          <table:table-cell office:value-type="float" office:value="110.9" calcext:value-type="float">
            <text:p>110.9</text:p>
          </table:table-cell>
          <table:table-cell office:value-type="float" office:value="1258400" calcext:value-type="float">
            <text:p>1258400</text:p>
          </table:table-cell>
          <table:table-cell office:value-type="float" office:value="108" calcext:value-type="float">
            <text:p>108</text:p>
          </table:table-cell>
          <table:table-cell office:value-type="float" office:value="107.611538461538" calcext:value-type="float">
            <text:p>107.611538461538</text:p>
          </table:table-cell>
          <table:table-cell office:value-type="float" office:value="1.09398306316051" calcext:value-type="float">
            <text:p>1.09398306316051</text:p>
          </table:table-cell>
          <table:table-cell office:value-type="float" office:value="109.090157152472" calcext:value-type="float">
            <text:p>109.090157152472</text:p>
          </table:table-cell>
          <table:table-cell office:value-type="float" office:value="107.996174089312" calcext:value-type="float">
            <text:p>107.996174089312</text:p>
          </table:table-cell>
          <table:table-cell office:value-type="float" office:value="0.639931510448045" calcext:value-type="float">
            <text:p>0.639931510448045</text:p>
          </table:table-cell>
          <table:table-cell office:value-type="float" office:value="0.454051552712463" calcext:value-type="float">
            <text:p>0.454051552712463</text:p>
          </table:table-cell>
          <table:table-cell table:formula="of:=2/13*([.E90])+(1-2/13)*[.N89]" office:value-type="float" office:value="109.090157152472" calcext:value-type="float">
            <text:p>109.090157152472</text:p>
          </table:table-cell>
          <table:table-cell table:formula="of:=2/27*([.E90])+(1-2/27)*[.O89]" office:value-type="float" office:value="107.996174089312" calcext:value-type="float">
            <text:p>107.996174089312</text:p>
          </table:table-cell>
          <table:table-cell table:formula="of:=IF([.J90]=[.N90];0;1)" office:value-type="float" office:value="0" calcext:value-type="float">
            <text:p>0</text:p>
          </table:table-cell>
          <table:table-cell table:formula="of:=IF([.K90]=[.O90];0;1)" office:value-type="float" office:value="0" calcext:value-type="float">
            <text:p>0</text:p>
          </table:table-cell>
          <table:table-cell table:formula="of:=[.N90]-[.O90]" office:value-type="float" office:value="1.09398306316051" calcext:value-type="float">
            <text:p>1.09398306316051</text:p>
          </table:table-cell>
          <table:table-cell table:formula="of:=IF([.I90]=[.R90];0;1)" office:value-type="float" office:value="0" calcext:value-type="float">
            <text:p>0</text:p>
          </table:table-cell>
          <table:table-cell table:formula="of:=2/10*([.R90])+(1-2/10)*[.T89]" office:value-type="float" office:value="0.639931510448045" calcext:value-type="float">
            <text:p>0.639931510448045</text:p>
          </table:table-cell>
          <table:table-cell table:formula="of:=IF(ROUND([.T90];6)=ROUND([.L90];6);0;1)" office:value-type="float" office:value="0" calcext:value-type="float">
            <text:p>0</text:p>
          </table:table-cell>
          <table:table-cell table:formula="of:=[.R90]-[.T90]" office:value-type="float" office:value="0.454051552712462" calcext:value-type="float">
            <text:p>0.454051552712462</text:p>
          </table:table-cell>
          <table:table-cell table:formula="of:=IF(ROUND([.M90];6)=ROUND([.V90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16T04:00:00Z</text:p>
          </table:table-cell>
          <table:table-cell office:value-type="float" office:value="111" calcext:value-type="float">
            <text:p>111</text:p>
          </table:table-cell>
          <table:table-cell office:value-type="float" office:value="111.1" calcext:value-type="float">
            <text:p>11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10.5" calcext:value-type="float">
            <text:p>110.5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108.491666666667" calcext:value-type="float">
            <text:p>108.491666666667</text:p>
          </table:table-cell>
          <table:table-cell office:value-type="float" office:value="107.780769230769" calcext:value-type="float">
            <text:p>107.780769230769</text:p>
          </table:table-cell>
          <table:table-cell office:value-type="float" office:value="1.12541337680325" calcext:value-type="float">
            <text:p>1.12541337680325</text:p>
          </table:table-cell>
          <table:table-cell office:value-type="float" office:value="109.307056052092" calcext:value-type="float">
            <text:p>109.307056052092</text:p>
          </table:table-cell>
          <table:table-cell office:value-type="float" office:value="108.181642675289" calcext:value-type="float">
            <text:p>108.181642675289</text:p>
          </table:table-cell>
          <table:table-cell office:value-type="float" office:value="0.737027883719086" calcext:value-type="float">
            <text:p>0.737027883719086</text:p>
          </table:table-cell>
          <table:table-cell office:value-type="float" office:value="0.388385493084165" calcext:value-type="float">
            <text:p>0.388385493084165</text:p>
          </table:table-cell>
          <table:table-cell table:formula="of:=2/13*([.E91])+(1-2/13)*[.N90]" office:value-type="float" office:value="109.307056052092" calcext:value-type="float">
            <text:p>109.307056052092</text:p>
          </table:table-cell>
          <table:table-cell table:formula="of:=2/27*([.E91])+(1-2/27)*[.O90]" office:value-type="float" office:value="108.181642675289" calcext:value-type="float">
            <text:p>108.181642675289</text:p>
          </table:table-cell>
          <table:table-cell table:formula="of:=IF([.J91]=[.N91];0;1)" office:value-type="float" office:value="0" calcext:value-type="float">
            <text:p>0</text:p>
          </table:table-cell>
          <table:table-cell table:formula="of:=IF([.K91]=[.O91];0;1)" office:value-type="float" office:value="0" calcext:value-type="float">
            <text:p>0</text:p>
          </table:table-cell>
          <table:table-cell table:formula="of:=[.N91]-[.O91]" office:value-type="float" office:value="1.12541337680325" calcext:value-type="float">
            <text:p>1.12541337680325</text:p>
          </table:table-cell>
          <table:table-cell table:formula="of:=IF([.I91]=[.R91];0;1)" office:value-type="float" office:value="0" calcext:value-type="float">
            <text:p>0</text:p>
          </table:table-cell>
          <table:table-cell table:formula="of:=2/10*([.R91])+(1-2/10)*[.T90]" office:value-type="float" office:value="0.737027883719086" calcext:value-type="float">
            <text:p>0.737027883719086</text:p>
          </table:table-cell>
          <table:table-cell table:formula="of:=IF(ROUND([.T91];6)=ROUND([.L91];6);0;1)" office:value-type="float" office:value="0" calcext:value-type="float">
            <text:p>0</text:p>
          </table:table-cell>
          <table:table-cell table:formula="of:=[.R91]-[.T91]" office:value-type="float" office:value="0.388385493084165" calcext:value-type="float">
            <text:p>0.388385493084165</text:p>
          </table:table-cell>
          <table:table-cell table:formula="of:=IF(ROUND([.M91];6)=ROUND([.V91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17T04:00:00Z</text:p>
          </table:table-cell>
          <table:table-cell office:value-type="float" office:value="110" calcext:value-type="float">
            <text:p>110</text:p>
          </table:table-cell>
          <table:table-cell office:value-type="float" office:value="111.1" calcext:value-type="float">
            <text:p>111.1</text:p>
          </table:table-cell>
          <table:table-cell office:value-type="float" office:value="110" calcext:value-type="float">
            <text:p>110</text:p>
          </table:table-cell>
          <table:table-cell office:value-type="float" office:value="110.8" calcext:value-type="float">
            <text:p>110.8</text:p>
          </table:table-cell>
          <table:table-cell office:value-type="float" office:value="590600" calcext:value-type="float">
            <text:p>590600</text:p>
          </table:table-cell>
          <table:table-cell office:value-type="float" office:value="108.95" calcext:value-type="float">
            <text:p>108.95</text:p>
          </table:table-cell>
          <table:table-cell office:value-type="float" office:value="107.903846153846" calcext:value-type="float">
            <text:p>107.903846153846</text:p>
          </table:table-cell>
          <table:table-cell office:value-type="float" office:value="1.16114466667375" calcext:value-type="float">
            <text:p>1.16114466667375</text:p>
          </table:table-cell>
          <table:table-cell office:value-type="float" office:value="109.536739736386" calcext:value-type="float">
            <text:p>109.536739736386</text:p>
          </table:table-cell>
          <table:table-cell office:value-type="float" office:value="108.375595069712" calcext:value-type="float">
            <text:p>108.375595069712</text:p>
          </table:table-cell>
          <table:table-cell office:value-type="float" office:value="0.821851240310019" calcext:value-type="float">
            <text:p>0.821851240310019</text:p>
          </table:table-cell>
          <table:table-cell office:value-type="float" office:value="0.33929342636373" calcext:value-type="float">
            <text:p>0.33929342636373</text:p>
          </table:table-cell>
          <table:table-cell table:formula="of:=2/13*([.E92])+(1-2/13)*[.N91]" office:value-type="float" office:value="109.536739736386" calcext:value-type="float">
            <text:p>109.536739736386</text:p>
          </table:table-cell>
          <table:table-cell table:formula="of:=2/27*([.E92])+(1-2/27)*[.O91]" office:value-type="float" office:value="108.375595069712" calcext:value-type="float">
            <text:p>108.375595069712</text:p>
          </table:table-cell>
          <table:table-cell table:formula="of:=IF([.J92]=[.N92];0;1)" office:value-type="float" office:value="0" calcext:value-type="float">
            <text:p>0</text:p>
          </table:table-cell>
          <table:table-cell table:formula="of:=IF([.K92]=[.O92];0;1)" office:value-type="float" office:value="0" calcext:value-type="float">
            <text:p>0</text:p>
          </table:table-cell>
          <table:table-cell table:formula="of:=[.N92]-[.O92]" office:value-type="float" office:value="1.16114466667375" calcext:value-type="float">
            <text:p>1.16114466667375</text:p>
          </table:table-cell>
          <table:table-cell table:formula="of:=IF([.I92]=[.R92];0;1)" office:value-type="float" office:value="0" calcext:value-type="float">
            <text:p>0</text:p>
          </table:table-cell>
          <table:table-cell table:formula="of:=2/10*([.R92])+(1-2/10)*[.T91]" office:value-type="float" office:value="0.821851240310019" calcext:value-type="float">
            <text:p>0.821851240310019</text:p>
          </table:table-cell>
          <table:table-cell table:formula="of:=IF(ROUND([.T92];6)=ROUND([.L92];6);0;1)" office:value-type="float" office:value="0" calcext:value-type="float">
            <text:p>0</text:p>
          </table:table-cell>
          <table:table-cell table:formula="of:=[.R92]-[.T92]" office:value-type="float" office:value="0.33929342636373" calcext:value-type="float">
            <text:p>0.33929342636373</text:p>
          </table:table-cell>
          <table:table-cell table:formula="of:=IF(ROUND([.M92];6)=ROUND([.V92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18T04:00:00Z</text:p>
          </table:table-cell>
          <table:table-cell table:number-columns-repeated="2" office:value-type="float" office:value="110.9" calcext:value-type="float">
            <text:p>110.9</text:p>
          </table:table-cell>
          <table:table-cell office:value-type="float" office:value="110" calcext:value-type="float">
            <text:p>110</text:p>
          </table:table-cell>
          <table:table-cell office:value-type="float" office:value="110.4" calcext:value-type="float">
            <text:p>110.4</text:p>
          </table:table-cell>
          <table:table-cell office:value-type="float" office:value="349000" calcext:value-type="float">
            <text:p>349000</text:p>
          </table:table-cell>
          <table:table-cell office:value-type="float" office:value="109.35" calcext:value-type="float">
            <text:p>109.35</text:p>
          </table:table-cell>
          <table:table-cell office:value-type="float" office:value="108.019230769231" calcext:value-type="float">
            <text:p>108.019230769231</text:p>
          </table:table-cell>
          <table:table-cell office:value-type="float" office:value="1.14399801723695" calcext:value-type="float">
            <text:p>1.14399801723695</text:p>
          </table:table-cell>
          <table:table-cell office:value-type="float" office:value="109.669549007711" calcext:value-type="float">
            <text:p>109.669549007711</text:p>
          </table:table-cell>
          <table:table-cell office:value-type="float" office:value="108.525550990474" calcext:value-type="float">
            <text:p>108.525550990474</text:p>
          </table:table-cell>
          <table:table-cell office:value-type="float" office:value="0.886280595695406" calcext:value-type="float">
            <text:p>0.886280595695406</text:p>
          </table:table-cell>
          <table:table-cell office:value-type="float" office:value="0.257717421541547" calcext:value-type="float">
            <text:p>0.257717421541547</text:p>
          </table:table-cell>
          <table:table-cell table:formula="of:=2/13*([.E93])+(1-2/13)*[.N92]" office:value-type="float" office:value="109.669549007711" calcext:value-type="float">
            <text:p>109.669549007711</text:p>
          </table:table-cell>
          <table:table-cell table:formula="of:=2/27*([.E93])+(1-2/27)*[.O92]" office:value-type="float" office:value="108.525550990474" calcext:value-type="float">
            <text:p>108.525550990474</text:p>
          </table:table-cell>
          <table:table-cell table:formula="of:=IF([.J93]=[.N93];0;1)" office:value-type="float" office:value="0" calcext:value-type="float">
            <text:p>0</text:p>
          </table:table-cell>
          <table:table-cell table:formula="of:=IF([.K93]=[.O93];0;1)" office:value-type="float" office:value="0" calcext:value-type="float">
            <text:p>0</text:p>
          </table:table-cell>
          <table:table-cell table:formula="of:=[.N93]-[.O93]" office:value-type="float" office:value="1.14399801723695" calcext:value-type="float">
            <text:p>1.14399801723695</text:p>
          </table:table-cell>
          <table:table-cell table:formula="of:=IF([.I93]=[.R93];0;1)" office:value-type="float" office:value="0" calcext:value-type="float">
            <text:p>0</text:p>
          </table:table-cell>
          <table:table-cell table:formula="of:=2/10*([.R93])+(1-2/10)*[.T92]" office:value-type="float" office:value="0.886280595695406" calcext:value-type="float">
            <text:p>0.886280595695406</text:p>
          </table:table-cell>
          <table:table-cell table:formula="of:=IF(ROUND([.T93];6)=ROUND([.L93];6);0;1)" office:value-type="float" office:value="0" calcext:value-type="float">
            <text:p>0</text:p>
          </table:table-cell>
          <table:table-cell table:formula="of:=[.R93]-[.T93]" office:value-type="float" office:value="0.257717421541547" calcext:value-type="float">
            <text:p>0.257717421541547</text:p>
          </table:table-cell>
          <table:table-cell table:formula="of:=IF(ROUND([.M93];6)=ROUND([.V93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21T04:00:00Z</text:p>
          </table:table-cell>
          <table:table-cell office:value-type="float" office:value="110.9" calcext:value-type="float">
            <text:p>110.9</text:p>
          </table:table-cell>
          <table:table-cell office:value-type="float" office:value="111.1" calcext:value-type="float">
            <text:p>11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11.1" calcext:value-type="float">
            <text:p>111.1</text:p>
          </table:table-cell>
          <table:table-cell office:value-type="float" office:value="755100" calcext:value-type="float">
            <text:p>755100</text:p>
          </table:table-cell>
          <table:table-cell office:value-type="float" office:value="109.633333333333" calcext:value-type="float">
            <text:p>109.633333333333</text:p>
          </table:table-cell>
          <table:table-cell office:value-type="float" office:value="108.111538461538" calcext:value-type="float">
            <text:p>108.111538461538</text:p>
          </table:table-cell>
          <table:table-cell office:value-type="float" office:value="1.17336747403449" calcext:value-type="float">
            <text:p>1.17336747403449</text:p>
          </table:table-cell>
          <table:table-cell office:value-type="float" office:value="109.88961839114" calcext:value-type="float">
            <text:p>109.88961839114</text:p>
          </table:table-cell>
          <table:table-cell office:value-type="float" office:value="108.716250917105" calcext:value-type="float">
            <text:p>108.716250917105</text:p>
          </table:table-cell>
          <table:table-cell office:value-type="float" office:value="0.943697971363223" calcext:value-type="float">
            <text:p>0.943697971363223</text:p>
          </table:table-cell>
          <table:table-cell office:value-type="float" office:value="0.229669502671269" calcext:value-type="float">
            <text:p>0.229669502671269</text:p>
          </table:table-cell>
          <table:table-cell table:formula="of:=2/13*([.E94])+(1-2/13)*[.N93]" office:value-type="float" office:value="109.88961839114" calcext:value-type="float">
            <text:p>109.88961839114</text:p>
          </table:table-cell>
          <table:table-cell table:formula="of:=2/27*([.E94])+(1-2/27)*[.O93]" office:value-type="float" office:value="108.716250917105" calcext:value-type="float">
            <text:p>108.716250917105</text:p>
          </table:table-cell>
          <table:table-cell table:formula="of:=IF([.J94]=[.N94];0;1)" office:value-type="float" office:value="0" calcext:value-type="float">
            <text:p>0</text:p>
          </table:table-cell>
          <table:table-cell table:formula="of:=IF([.K94]=[.O94];0;1)" office:value-type="float" office:value="0" calcext:value-type="float">
            <text:p>0</text:p>
          </table:table-cell>
          <table:table-cell table:formula="of:=[.N94]-[.O94]" office:value-type="float" office:value="1.17336747403449" calcext:value-type="float">
            <text:p>1.17336747403449</text:p>
          </table:table-cell>
          <table:table-cell table:formula="of:=IF([.I94]=[.R94];0;1)" office:value-type="float" office:value="0" calcext:value-type="float">
            <text:p>0</text:p>
          </table:table-cell>
          <table:table-cell table:formula="of:=2/10*([.R94])+(1-2/10)*[.T93]" office:value-type="float" office:value="0.943697971363223" calcext:value-type="float">
            <text:p>0.943697971363223</text:p>
          </table:table-cell>
          <table:table-cell table:formula="of:=IF(ROUND([.T94];6)=ROUND([.L94];6);0;1)" office:value-type="float" office:value="0" calcext:value-type="float">
            <text:p>0</text:p>
          </table:table-cell>
          <table:table-cell table:formula="of:=[.R94]-[.T94]" office:value-type="float" office:value="0.229669502671269" calcext:value-type="float">
            <text:p>0.229669502671269</text:p>
          </table:table-cell>
          <table:table-cell table:formula="of:=IF(ROUND([.M94];6)=ROUND([.V94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22T04:00:00Z</text:p>
          </table:table-cell>
          <table:table-cell office:value-type="float" office:value="111.1" calcext:value-type="float">
            <text:p>111.1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1.5" calcext:value-type="float">
            <text:p>111.5</text:p>
          </table:table-cell>
          <table:table-cell office:value-type="float" office:value="1054000" calcext:value-type="float">
            <text:p>1054000</text:p>
          </table:table-cell>
          <table:table-cell office:value-type="float" office:value="109.983333333333" calcext:value-type="float">
            <text:p>109.983333333333</text:p>
          </table:table-cell>
          <table:table-cell office:value-type="float" office:value="108.219230769231" calcext:value-type="float">
            <text:p>108.219230769231</text:p>
          </table:table-cell>
          <table:table-cell office:value-type="float" office:value="1.21491485501224" calcext:value-type="float">
            <text:p>1.21491485501224</text:p>
          </table:table-cell>
          <table:table-cell office:value-type="float" office:value="110.137369407888" calcext:value-type="float">
            <text:p>110.137369407888</text:p>
          </table:table-cell>
          <table:table-cell office:value-type="float" office:value="108.922454552875" calcext:value-type="float">
            <text:p>108.922454552875</text:p>
          </table:table-cell>
          <table:table-cell office:value-type="float" office:value="0.997941348093026" calcext:value-type="float">
            <text:p>0.997941348093026</text:p>
          </table:table-cell>
          <table:table-cell office:value-type="float" office:value="0.216973506919213" calcext:value-type="float">
            <text:p>0.216973506919213</text:p>
          </table:table-cell>
          <table:table-cell table:formula="of:=2/13*([.E95])+(1-2/13)*[.N94]" office:value-type="float" office:value="110.137369407888" calcext:value-type="float">
            <text:p>110.137369407888</text:p>
          </table:table-cell>
          <table:table-cell table:formula="of:=2/27*([.E95])+(1-2/27)*[.O94]" office:value-type="float" office:value="108.922454552875" calcext:value-type="float">
            <text:p>108.922454552875</text:p>
          </table:table-cell>
          <table:table-cell table:formula="of:=IF([.J95]=[.N95];0;1)" office:value-type="float" office:value="0" calcext:value-type="float">
            <text:p>0</text:p>
          </table:table-cell>
          <table:table-cell table:formula="of:=IF([.K95]=[.O95];0;1)" office:value-type="float" office:value="0" calcext:value-type="float">
            <text:p>0</text:p>
          </table:table-cell>
          <table:table-cell table:formula="of:=[.N95]-[.O95]" office:value-type="float" office:value="1.21491485501224" calcext:value-type="float">
            <text:p>1.21491485501224</text:p>
          </table:table-cell>
          <table:table-cell table:formula="of:=IF([.I95]=[.R95];0;1)" office:value-type="float" office:value="0" calcext:value-type="float">
            <text:p>0</text:p>
          </table:table-cell>
          <table:table-cell table:formula="of:=2/10*([.R95])+(1-2/10)*[.T94]" office:value-type="float" office:value="0.997941348093026" calcext:value-type="float">
            <text:p>0.997941348093026</text:p>
          </table:table-cell>
          <table:table-cell table:formula="of:=IF(ROUND([.T95];6)=ROUND([.L95];6);0;1)" office:value-type="float" office:value="0" calcext:value-type="float">
            <text:p>0</text:p>
          </table:table-cell>
          <table:table-cell table:formula="of:=[.R95]-[.T95]" office:value-type="float" office:value="0.216973506919213" calcext:value-type="float">
            <text:p>0.216973506919213</text:p>
          </table:table-cell>
          <table:table-cell table:formula="of:=IF(ROUND([.M95];6)=ROUND([.V95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23T04:00:00Z</text:p>
          </table:table-cell>
          <table:table-cell office:value-type="float" office:value="111.2" calcext:value-type="float">
            <text:p>111.2</text:p>
          </table:table-cell>
          <table:table-cell office:value-type="float" office:value="111.9" calcext:value-type="float">
            <text:p>111.9</text:p>
          </table:table-cell>
          <table:table-cell office:value-type="float" office:value="110.7" calcext:value-type="float">
            <text:p>110.7</text:p>
          </table:table-cell>
          <table:table-cell office:value-type="float" office:value="111.5" calcext:value-type="float">
            <text:p>111.5</text:p>
          </table:table-cell>
          <table:table-cell office:value-type="float" office:value="602900" calcext:value-type="float">
            <text:p>602900</text:p>
          </table:table-cell>
          <table:table-cell office:value-type="float" office:value="110.316666666667" calcext:value-type="float">
            <text:p>110.316666666667</text:p>
          </table:table-cell>
          <table:table-cell office:value-type="float" office:value="108.353846153846" calcext:value-type="float">
            <text:p>108.353846153846</text:p>
          </table:table-cell>
          <table:table-cell office:value-type="float" office:value="1.23362103834225" calcext:value-type="float">
            <text:p>1.23362103834225</text:p>
          </table:table-cell>
          <table:table-cell office:value-type="float" office:value="110.347004883597" calcext:value-type="float">
            <text:p>110.347004883597</text:p>
          </table:table-cell>
          <table:table-cell office:value-type="float" office:value="109.113383845255" calcext:value-type="float">
            <text:p>109.113383845255</text:p>
          </table:table-cell>
          <table:table-cell office:value-type="float" office:value="1.04507728614287" calcext:value-type="float">
            <text:p>1.04507728614287</text:p>
          </table:table-cell>
          <table:table-cell office:value-type="float" office:value="0.188543752199378" calcext:value-type="float">
            <text:p>0.188543752199378</text:p>
          </table:table-cell>
          <table:table-cell table:formula="of:=2/13*([.E96])+(1-2/13)*[.N95]" office:value-type="float" office:value="110.347004883597" calcext:value-type="float">
            <text:p>110.347004883597</text:p>
          </table:table-cell>
          <table:table-cell table:formula="of:=2/27*([.E96])+(1-2/27)*[.O95]" office:value-type="float" office:value="109.113383845255" calcext:value-type="float">
            <text:p>109.113383845255</text:p>
          </table:table-cell>
          <table:table-cell table:formula="of:=IF([.J96]=[.N96];0;1)" office:value-type="float" office:value="0" calcext:value-type="float">
            <text:p>0</text:p>
          </table:table-cell>
          <table:table-cell table:formula="of:=IF([.K96]=[.O96];0;1)" office:value-type="float" office:value="0" calcext:value-type="float">
            <text:p>0</text:p>
          </table:table-cell>
          <table:table-cell table:formula="of:=[.N96]-[.O96]" office:value-type="float" office:value="1.23362103834225" calcext:value-type="float">
            <text:p>1.23362103834225</text:p>
          </table:table-cell>
          <table:table-cell table:formula="of:=IF([.I96]=[.R96];0;1)" office:value-type="float" office:value="0" calcext:value-type="float">
            <text:p>0</text:p>
          </table:table-cell>
          <table:table-cell table:formula="of:=2/10*([.R96])+(1-2/10)*[.T95]" office:value-type="float" office:value="1.04507728614287" calcext:value-type="float">
            <text:p>1.04507728614287</text:p>
          </table:table-cell>
          <table:table-cell table:formula="of:=IF(ROUND([.T96];6)=ROUND([.L96];6);0;1)" office:value-type="float" office:value="0" calcext:value-type="float">
            <text:p>0</text:p>
          </table:table-cell>
          <table:table-cell table:formula="of:=[.R96]-[.T96]" office:value-type="float" office:value="0.188543752199378" calcext:value-type="float">
            <text:p>0.188543752199378</text:p>
          </table:table-cell>
          <table:table-cell table:formula="of:=IF(ROUND([.M96];6)=ROUND([.V96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24T04:00:00Z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" calcext:value-type="float">
            <text:p>112.1</text:p>
          </table:table-cell>
          <table:table-cell office:value-type="float" office:value="111.2" calcext:value-type="float">
            <text:p>111.2</text:p>
          </table:table-cell>
          <table:table-cell office:value-type="float" office:value="112" calcext:value-type="float">
            <text:p>112</text:p>
          </table:table-cell>
          <table:table-cell office:value-type="float" office:value="408400" calcext:value-type="float">
            <text:p>408400</text:p>
          </table:table-cell>
          <table:table-cell office:value-type="float" office:value="110.558333333333" calcext:value-type="float">
            <text:p>110.558333333333</text:p>
          </table:table-cell>
          <table:table-cell office:value-type="float" office:value="108.503846153846" calcext:value-type="float">
            <text:p>108.503846153846</text:p>
          </table:table-cell>
          <table:table-cell office:value-type="float" office:value="1.27410456045732" calcext:value-type="float">
            <text:p>1.27410456045732</text:p>
          </table:table-cell>
          <table:table-cell office:value-type="float" office:value="110.601311824582" calcext:value-type="float">
            <text:p>110.601311824582</text:p>
          </table:table-cell>
          <table:table-cell office:value-type="float" office:value="109.327207264125" calcext:value-type="float">
            <text:p>109.327207264125</text:p>
          </table:table-cell>
          <table:table-cell office:value-type="float" office:value="1.09088274100576" calcext:value-type="float">
            <text:p>1.09088274100576</text:p>
          </table:table-cell>
          <table:table-cell office:value-type="float" office:value="0.183221819451557" calcext:value-type="float">
            <text:p>0.183221819451557</text:p>
          </table:table-cell>
          <table:table-cell table:formula="of:=2/13*([.E97])+(1-2/13)*[.N96]" office:value-type="float" office:value="110.601311824582" calcext:value-type="float">
            <text:p>110.601311824582</text:p>
          </table:table-cell>
          <table:table-cell table:formula="of:=2/27*([.E97])+(1-2/27)*[.O96]" office:value-type="float" office:value="109.327207264125" calcext:value-type="float">
            <text:p>109.327207264125</text:p>
          </table:table-cell>
          <table:table-cell table:formula="of:=IF([.J97]=[.N97];0;1)" office:value-type="float" office:value="0" calcext:value-type="float">
            <text:p>0</text:p>
          </table:table-cell>
          <table:table-cell table:formula="of:=IF([.K97]=[.O97];0;1)" office:value-type="float" office:value="0" calcext:value-type="float">
            <text:p>0</text:p>
          </table:table-cell>
          <table:table-cell table:formula="of:=[.N97]-[.O97]" office:value-type="float" office:value="1.27410456045732" calcext:value-type="float">
            <text:p>1.27410456045732</text:p>
          </table:table-cell>
          <table:table-cell table:formula="of:=IF([.I97]=[.R97];0;1)" office:value-type="float" office:value="0" calcext:value-type="float">
            <text:p>0</text:p>
          </table:table-cell>
          <table:table-cell table:formula="of:=2/10*([.R97])+(1-2/10)*[.T96]" office:value-type="float" office:value="1.09088274100576" calcext:value-type="float">
            <text:p>1.09088274100576</text:p>
          </table:table-cell>
          <table:table-cell table:formula="of:=IF(ROUND([.T97];6)=ROUND([.L97];6);0;1)" office:value-type="float" office:value="0" calcext:value-type="float">
            <text:p>0</text:p>
          </table:table-cell>
          <table:table-cell table:formula="of:=[.R97]-[.T97]" office:value-type="float" office:value="0.183221819451557" calcext:value-type="float">
            <text:p>0.183221819451557</text:p>
          </table:table-cell>
          <table:table-cell table:formula="of:=IF(ROUND([.M97];6)=ROUND([.V97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25T04:00:00Z</text:p>
          </table:table-cell>
          <table:table-cell office:value-type="float" office:value="111.9" calcext:value-type="float">
            <text:p>111.9</text:p>
          </table:table-cell>
          <table:table-cell office:value-type="float" office:value="112.3" calcext:value-type="float">
            <text:p>112.3</text:p>
          </table:table-cell>
          <table:table-cell office:value-type="float" office:value="111.5" calcext:value-type="float">
            <text:p>111.5</text:p>
          </table:table-cell>
          <table:table-cell office:value-type="float" office:value="112.2" calcext:value-type="float">
            <text:p>112.2</text:p>
          </table:table-cell>
          <table:table-cell office:value-type="float" office:value="134900" calcext:value-type="float">
            <text:p>134900</text:p>
          </table:table-cell>
          <table:table-cell office:value-type="float" office:value="110.75" calcext:value-type="float">
            <text:p>110.75</text:p>
          </table:table-cell>
          <table:table-cell office:value-type="float" office:value="108.688461538462" calcext:value-type="float">
            <text:p>108.688461538462</text:p>
          </table:table-cell>
          <table:table-cell office:value-type="float" office:value="1.307257125528" calcext:value-type="float">
            <text:p>1.307257125528</text:p>
          </table:table-cell>
          <table:table-cell office:value-type="float" office:value="110.84726385157" calcext:value-type="float">
            <text:p>110.84726385157</text:p>
          </table:table-cell>
          <table:table-cell office:value-type="float" office:value="109.540006726042" calcext:value-type="float">
            <text:p>109.540006726042</text:p>
          </table:table-cell>
          <table:table-cell office:value-type="float" office:value="1.13415761791021" calcext:value-type="float">
            <text:p>1.13415761791021</text:p>
          </table:table-cell>
          <table:table-cell office:value-type="float" office:value="0.173099507617789" calcext:value-type="float">
            <text:p>0.173099507617789</text:p>
          </table:table-cell>
          <table:table-cell table:formula="of:=2/13*([.E98])+(1-2/13)*[.N97]" office:value-type="float" office:value="110.84726385157" calcext:value-type="float">
            <text:p>110.84726385157</text:p>
          </table:table-cell>
          <table:table-cell table:formula="of:=2/27*([.E98])+(1-2/27)*[.O97]" office:value-type="float" office:value="109.540006726042" calcext:value-type="float">
            <text:p>109.540006726042</text:p>
          </table:table-cell>
          <table:table-cell table:formula="of:=IF([.J98]=[.N98];0;1)" office:value-type="float" office:value="0" calcext:value-type="float">
            <text:p>0</text:p>
          </table:table-cell>
          <table:table-cell table:formula="of:=IF([.K98]=[.O98];0;1)" office:value-type="float" office:value="0" calcext:value-type="float">
            <text:p>0</text:p>
          </table:table-cell>
          <table:table-cell table:formula="of:=[.N98]-[.O98]" office:value-type="float" office:value="1.307257125528" calcext:value-type="float">
            <text:p>1.307257125528</text:p>
          </table:table-cell>
          <table:table-cell table:formula="of:=IF([.I98]=[.R98];0;1)" office:value-type="float" office:value="0" calcext:value-type="float">
            <text:p>0</text:p>
          </table:table-cell>
          <table:table-cell table:formula="of:=2/10*([.R98])+(1-2/10)*[.T97]" office:value-type="float" office:value="1.13415761791021" calcext:value-type="float">
            <text:p>1.13415761791021</text:p>
          </table:table-cell>
          <table:table-cell table:formula="of:=IF(ROUND([.T98];6)=ROUND([.L98];6);0;1)" office:value-type="float" office:value="0" calcext:value-type="float">
            <text:p>0</text:p>
          </table:table-cell>
          <table:table-cell table:formula="of:=[.R98]-[.T98]" office:value-type="float" office:value="0.173099507617789" calcext:value-type="float">
            <text:p>0.173099507617789</text:p>
          </table:table-cell>
          <table:table-cell table:formula="of:=IF(ROUND([.M98];6)=ROUND([.V98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28T04:00:00Z</text:p>
          </table:table-cell>
          <table:table-cell office:value-type="float" office:value="112.2" calcext:value-type="float">
            <text:p>112.2</text:p>
          </table:table-cell>
          <table:table-cell office:value-type="float" office:value="113.3" calcext:value-type="float">
            <text:p>113.3</text:p>
          </table:table-cell>
          <table:table-cell office:value-type="float" office:value="112.1" calcext:value-type="float">
            <text:p>112.1</text:p>
          </table:table-cell>
          <table:table-cell office:value-type="float" office:value="112.7" calcext:value-type="float">
            <text:p>112.7</text:p>
          </table:table-cell>
          <table:table-cell office:value-type="float" office:value="531700" calcext:value-type="float">
            <text:p>531700</text:p>
          </table:table-cell>
          <table:table-cell office:value-type="float" office:value="111.008333333333" calcext:value-type="float">
            <text:p>111.008333333333</text:p>
          </table:table-cell>
          <table:table-cell office:value-type="float" office:value="108.807692307692" calcext:value-type="float">
            <text:p>108.807692307692</text:p>
          </table:table-cell>
          <table:table-cell office:value-type="float" office:value="1.35821988020697" calcext:value-type="float">
            <text:p>1.35821988020697</text:p>
          </table:table-cell>
          <table:table-cell office:value-type="float" office:value="111.132300182097" calcext:value-type="float">
            <text:p>111.132300182097</text:p>
          </table:table-cell>
          <table:table-cell office:value-type="float" office:value="109.77408030189" calcext:value-type="float">
            <text:p>109.77408030189</text:p>
          </table:table-cell>
          <table:table-cell office:value-type="float" office:value="1.17897007036956" calcext:value-type="float">
            <text:p>1.17897007036956</text:p>
          </table:table-cell>
          <table:table-cell office:value-type="float" office:value="0.179249809837413" calcext:value-type="float">
            <text:p>0.179249809837413</text:p>
          </table:table-cell>
          <table:table-cell table:formula="of:=2/13*([.E99])+(1-2/13)*[.N98]" office:value-type="float" office:value="111.132300182097" calcext:value-type="float">
            <text:p>111.132300182097</text:p>
          </table:table-cell>
          <table:table-cell table:formula="of:=2/27*([.E99])+(1-2/27)*[.O98]" office:value-type="float" office:value="109.77408030189" calcext:value-type="float">
            <text:p>109.77408030189</text:p>
          </table:table-cell>
          <table:table-cell table:formula="of:=IF([.J99]=[.N99];0;1)" office:value-type="float" office:value="0" calcext:value-type="float">
            <text:p>0</text:p>
          </table:table-cell>
          <table:table-cell table:formula="of:=IF([.K99]=[.O99];0;1)" office:value-type="float" office:value="0" calcext:value-type="float">
            <text:p>0</text:p>
          </table:table-cell>
          <table:table-cell table:formula="of:=[.N99]-[.O99]" office:value-type="float" office:value="1.35821988020697" calcext:value-type="float">
            <text:p>1.35821988020697</text:p>
          </table:table-cell>
          <table:table-cell table:formula="of:=IF([.I99]=[.R99];0;1)" office:value-type="float" office:value="0" calcext:value-type="float">
            <text:p>0</text:p>
          </table:table-cell>
          <table:table-cell table:formula="of:=2/10*([.R99])+(1-2/10)*[.T98]" office:value-type="float" office:value="1.17897007036956" calcext:value-type="float">
            <text:p>1.17897007036956</text:p>
          </table:table-cell>
          <table:table-cell table:formula="of:=IF(ROUND([.T99];6)=ROUND([.L99];6);0;1)" office:value-type="float" office:value="0" calcext:value-type="float">
            <text:p>0</text:p>
          </table:table-cell>
          <table:table-cell table:formula="of:=[.R99]-[.T99]" office:value-type="float" office:value="0.179249809837413" calcext:value-type="float">
            <text:p>0.179249809837413</text:p>
          </table:table-cell>
          <table:table-cell table:formula="of:=IF(ROUND([.M99];6)=ROUND([.V99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29T04:00:00Z</text:p>
          </table:table-cell>
          <table:table-cell office:value-type="float" office:value="112.4" calcext:value-type="float">
            <text:p>112.4</text:p>
          </table:table-cell>
          <table:table-cell office:value-type="float" office:value="112.6" calcext:value-type="float">
            <text:p>112.6</text:p>
          </table:table-cell>
          <table:table-cell office:value-type="float" office:value="112" calcext:value-type="float">
            <text:p>112</text:p>
          </table:table-cell>
          <table:table-cell office:value-type="float" office:value="112.5" calcext:value-type="float">
            <text:p>112.5</text:p>
          </table:table-cell>
          <table:table-cell office:value-type="float" office:value="327200" calcext:value-type="float">
            <text:p>327200</text:p>
          </table:table-cell>
          <table:table-cell office:value-type="float" office:value="111.3" calcext:value-type="float">
            <text:p>111.3</text:p>
          </table:table-cell>
          <table:table-cell office:value-type="float" office:value="109.026923076923" calcext:value-type="float">
            <text:p>109.026923076923</text:p>
          </table:table-cell>
          <table:table-cell office:value-type="float" office:value="1.36671525916964" calcext:value-type="float">
            <text:p>1.36671525916964</text:p>
          </table:table-cell>
          <table:table-cell office:value-type="float" office:value="111.342715538698" calcext:value-type="float">
            <text:p>111.342715538698</text:p>
          </table:table-cell>
          <table:table-cell office:value-type="float" office:value="109.976000279528" calcext:value-type="float">
            <text:p>109.976000279528</text:p>
          </table:table-cell>
          <table:table-cell office:value-type="float" office:value="1.21651910812958" calcext:value-type="float">
            <text:p>1.21651910812958</text:p>
          </table:table-cell>
          <table:table-cell office:value-type="float" office:value="0.150196151040061" calcext:value-type="float">
            <text:p>0.150196151040061</text:p>
          </table:table-cell>
          <table:table-cell table:formula="of:=2/13*([.E100])+(1-2/13)*[.N99]" office:value-type="float" office:value="111.342715538698" calcext:value-type="float">
            <text:p>111.342715538698</text:p>
          </table:table-cell>
          <table:table-cell table:formula="of:=2/27*([.E100])+(1-2/27)*[.O99]" office:value-type="float" office:value="109.976000279528" calcext:value-type="float">
            <text:p>109.976000279528</text:p>
          </table:table-cell>
          <table:table-cell table:formula="of:=IF([.J100]=[.N100];0;1)" office:value-type="float" office:value="0" calcext:value-type="float">
            <text:p>0</text:p>
          </table:table-cell>
          <table:table-cell table:formula="of:=IF([.K100]=[.O100];0;1)" office:value-type="float" office:value="0" calcext:value-type="float">
            <text:p>0</text:p>
          </table:table-cell>
          <table:table-cell table:formula="of:=[.N100]-[.O100]" office:value-type="float" office:value="1.36671525916964" calcext:value-type="float">
            <text:p>1.36671525916964</text:p>
          </table:table-cell>
          <table:table-cell table:formula="of:=IF([.I100]=[.R100];0;1)" office:value-type="float" office:value="0" calcext:value-type="float">
            <text:p>0</text:p>
          </table:table-cell>
          <table:table-cell table:formula="of:=2/10*([.R100])+(1-2/10)*[.T99]" office:value-type="float" office:value="1.21651910812958" calcext:value-type="float">
            <text:p>1.21651910812958</text:p>
          </table:table-cell>
          <table:table-cell table:formula="of:=IF(ROUND([.T100];6)=ROUND([.L100];6);0;1)" office:value-type="float" office:value="0" calcext:value-type="float">
            <text:p>0</text:p>
          </table:table-cell>
          <table:table-cell table:formula="of:=[.R100]-[.T100]" office:value-type="float" office:value="0.150196151040061" calcext:value-type="float">
            <text:p>0.150196151040061</text:p>
          </table:table-cell>
          <table:table-cell table:formula="of:=IF(ROUND([.M100];6)=ROUND([.V100];6)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-30T04:00:00Z</text:p>
          </table:table-cell>
          <table:table-cell office:value-type="float" office:value="111.7" calcext:value-type="float">
            <text:p>111.7</text:p>
          </table:table-cell>
          <table:table-cell office:value-type="float" office:value="112.3" calcext:value-type="float">
            <text:p>112.3</text:p>
          </table:table-cell>
          <table:table-cell office:value-type="float" office:value="110.9" calcext:value-type="float">
            <text:p>110.9</text:p>
          </table:table-cell>
          <table:table-cell office:value-type="float" office:value="111.2" calcext:value-type="float">
            <text:p>111.2</text:p>
          </table:table-cell>
          <table:table-cell office:value-type="float" office:value="357300" calcext:value-type="float">
            <text:p>357300</text:p>
          </table:table-cell>
          <table:table-cell office:value-type="float" office:value="111.483333333333" calcext:value-type="float">
            <text:p>111.483333333333</text:p>
          </table:table-cell>
          <table:table-cell office:value-type="float" office:value="109.246153846154" calcext:value-type="float">
            <text:p>109.246153846154</text:p>
          </table:table-cell>
          <table:table-cell office:value-type="float" office:value="1.25409237648601" calcext:value-type="float">
            <text:p>1.25409237648601</text:p>
          </table:table-cell>
          <table:table-cell office:value-type="float" office:value="111.320759301975" calcext:value-type="float">
            <text:p>111.320759301975</text:p>
          </table:table-cell>
          <table:table-cell office:value-type="float" office:value="110.066666925489" calcext:value-type="float">
            <text:p>110.066666925489</text:p>
          </table:table-cell>
          <table:table-cell office:value-type="float" office:value="1.22403376180086" calcext:value-type="float">
            <text:p>1.22403376180086</text:p>
          </table:table-cell>
          <table:table-cell office:value-type="float" office:value="0.0300586146851498" calcext:value-type="float">
            <text:p>0.03005861468515</text:p>
          </table:table-cell>
          <table:table-cell table:formula="of:=2/13*([.E101])+(1-2/13)*[.N100]" office:value-type="float" office:value="111.320759301975" calcext:value-type="float">
            <text:p>111.320759301975</text:p>
          </table:table-cell>
          <table:table-cell table:formula="of:=2/27*([.E101])+(1-2/27)*[.O100]" office:value-type="float" office:value="110.066666925489" calcext:value-type="float">
            <text:p>110.066666925489</text:p>
          </table:table-cell>
          <table:table-cell table:formula="of:=IF([.J101]=[.N101];0;1)" office:value-type="float" office:value="0" calcext:value-type="float">
            <text:p>0</text:p>
          </table:table-cell>
          <table:table-cell table:formula="of:=IF([.K101]=[.O101];0;1)" office:value-type="float" office:value="0" calcext:value-type="float">
            <text:p>0</text:p>
          </table:table-cell>
          <table:table-cell table:formula="of:=[.N101]-[.O101]" office:value-type="float" office:value="1.25409237648601" calcext:value-type="float">
            <text:p>1.25409237648601</text:p>
          </table:table-cell>
          <table:table-cell table:formula="of:=IF([.I101]=[.R101];0;1)" office:value-type="float" office:value="0" calcext:value-type="float">
            <text:p>0</text:p>
          </table:table-cell>
          <table:table-cell table:formula="of:=2/10*([.R101])+(1-2/10)*[.T100]" office:value-type="float" office:value="1.22403376180086" calcext:value-type="float">
            <text:p>1.22403376180086</text:p>
          </table:table-cell>
          <table:table-cell table:formula="of:=IF(ROUND([.T101];6)=ROUND([.L101];6);0;1)" office:value-type="float" office:value="0" calcext:value-type="float">
            <text:p>0</text:p>
          </table:table-cell>
          <table:table-cell table:formula="of:=[.R101]-[.T101]" office:value-type="float" office:value="0.0300586146851498" calcext:value-type="float">
            <text:p>0.03005861468515</text:p>
          </table:table-cell>
          <table:table-cell table:formula="of:=IF(ROUND([.M101];6)=ROUND([.V101];6);0;1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test1.A1:test1.Q10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7" loext:min-decimal-places="17" number:min-integer-digits="1"/>
    </number:number-style>
    <number:number-style style:name="N123">
      <number:number number:decimal-places="18" loext:min-decimal-places="18" number:min-integer-digits="1"/>
    </number:number-style>
    <number:number-style style:name="N124">
      <number:number number:decimal-places="19" loext:min-decimal-places="19" number:min-integer-digits="1"/>
    </number:number-style>
    <number:number-style style:name="N125">
      <number:number number:decimal-places="20" loext:min-decimal-places="20" number:min-integer-digits="1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number-style style:name="N130">
      <number:number number:decimal-places="7" loext:min-decimal-places="7" number:min-integer-digits="1" number:grouping="true"/>
    </number:number-style>
    <number:number-style style:name="N131">
      <number:number number:decimal-places="8" loext:min-decimal-places="8" number:min-integer-digits="1" number:grouping="true"/>
    </number:number-style>
    <number:number-style style:name="N132">
      <number:number number:decimal-places="9" loext:min-decimal-places="9" number:min-integer-digits="1" number:grouping="true"/>
    </number:number-style>
    <number:number-style style:name="N133">
      <number:number number:decimal-places="10" loext:min-decimal-places="1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5T21:46:02.028912799</dc:date>
    <meta:editing-duration>PT4M34S</meta:editing-duration>
    <meta:editing-cycles>1</meta:editing-cycles>
    <meta:document-statistic meta:table-count="1" meta:cell-count="2067" meta:object-count="0"/>
    <meta:generator>LibreOffice/6.3.2.2$Linux_X86_64 LibreOffice_project/98b30e735bda24bc04ab42594c85f7fd8be07b9c</meta:generator>
  </office:meta>
</office:document-meta>
</file>